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, 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98cm" fo:min-width="1.248cm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.5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1.0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1.0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1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032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4cm" fo:min-width="0.494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5cm" fo:min-width="0.494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4cm" fo:min-width="0.495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0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0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2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2cm" fo:min-width="1.022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2cm" fo:min-width="1.021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3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865cm"/>
    </style:style>
    <style:style style:name="gr2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742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46cm" fo:min-width="0.396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47cm" fo:min-width="0.396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949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8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8cm" fo:min-width="0.517cm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0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8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06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917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67cm" fo:min-width="0.518cm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938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erif2" fo:font-size="28pt" fo:font-style="normal" fo:text-shadow="none" style:text-underline-style="none" fo:font-weight="normal" style:letter-kerning="true" style:font-name-asian="Liberation Serif2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2" fo:font-size="18pt" fo:font-style="normal" fo:text-shadow="none" style:text-underline-style="none" fo:font-weight="normal" style:letter-kerning="true" style:font-name-asian="Liberation Serif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erif2" fo:font-size="18pt" fo:font-style="normal" fo:text-shadow="none" style:text-underline-style="none" fo:font-weight="normal" style:letter-kerning="true" style:font-name-asian="Liberation Serif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xml:id="id1" draw:id="id1" draw:layer="layout" svg:width="2.52cm" svg:height="2.52cm" svg:x="2.4cm" svg:y="10.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52cm" svg:height="2.52cm" svg:x="9.96cm" svg:y="10.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52cm" svg:height="2.52cm" svg:x="17.52cm" svg:y="9.78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52cm" svg:height="2.52cm" svg:x="6.18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52cm" svg:height="2.52cm" svg:x="13.74cm" svg:y="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52cm" svg:height="2.52cm" svg:x="6.18cm" svg:y="15.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52cm" svg:height="2.52cm" svg:x="13.488cm" svg:y="15.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2cm" svg:y1="11.3cm" svg:x2="9.96cm" svg:y2="11.3cm" draw:start-shape="id1" draw:start-glue-point="10" draw:end-shape="id2" draw:end-glue-point="6" svg:d="M4920 11300h5040" svg:viewBox="0 0 5041 1">
          <text:p/>
        </draw:connector>
        <draw:connector draw:style-name="gr2" draw:text-style-name="P3" draw:layer="layout" draw:type="line" svg:x1="4.551cm" svg:y1="10.409cm" svg:x2="6.549cm" svg:y2="7.151cm" draw:start-shape="id1" draw:start-glue-point="11" draw:end-shape="id3" draw:end-glue-point="7" svg:d="M4551 10409l1998-3258" svg:viewBox="0 0 1999 3259">
          <text:p/>
        </draw:connector>
        <draw:connector draw:style-name="gr2" draw:text-style-name="P3" draw:layer="layout" draw:type="line" svg:x1="4.551cm" svg:y1="12.191cm" svg:x2="6.549cm" svg:y2="15.449cm" draw:start-shape="id1" draw:start-glue-point="9" draw:end-shape="id4" draw:end-glue-point="5" svg:d="M4551 12191l1998 3258" svg:viewBox="0 0 1999 3259">
          <text:p/>
        </draw:connector>
        <draw:connector draw:style-name="gr2" draw:text-style-name="P3" draw:layer="layout" draw:type="line" svg:x1="8.7cm" svg:y1="6.26cm" svg:x2="13.74cm" svg:y2="6.26cm" draw:start-shape="id3" draw:start-glue-point="10" draw:end-shape="id5" draw:end-glue-point="6" svg:d="M8700 6260h5040" svg:viewBox="0 0 5041 1">
          <text:p/>
        </draw:connector>
        <draw:connector draw:style-name="gr2" draw:text-style-name="P3" draw:layer="layout" draw:type="line" svg:x1="8.7cm" svg:y1="16.34cm" svg:x2="13.488cm" svg:y2="16.34cm" draw:start-shape="id4" draw:start-glue-point="10" draw:end-shape="id6" svg:d="M8700 16340h4788" svg:viewBox="0 0 4789 1">
          <text:p/>
        </draw:connector>
        <draw:connector draw:style-name="gr2" draw:text-style-name="P3" draw:layer="layout" draw:type="line" svg:x1="15.639cm" svg:y1="15.449cm" svg:x2="17.889cm" svg:y2="11.939cm" draw:start-shape="id6" draw:start-glue-point="11" draw:end-shape="id7" draw:end-glue-point="7" svg:d="M15639 15449l2250-3510" svg:viewBox="0 0 2251 3511">
          <text:p/>
        </draw:connector>
        <draw:connector draw:style-name="gr2" draw:text-style-name="P3" draw:layer="layout" draw:type="line" svg:x1="15.891cm" svg:y1="7.151cm" svg:x2="17.889cm" svg:y2="10.157cm" draw:start-shape="id5" draw:start-glue-point="9" draw:end-shape="id7" draw:end-glue-point="5" svg:d="M15891 7151l1998 3006" svg:viewBox="0 0 1999 3007">
          <text:p/>
        </draw:connector>
        <draw:connector draw:style-name="gr2" draw:text-style-name="P3" draw:layer="layout" draw:type="line" svg:x1="8.331cm" svg:y1="7.151cm" svg:x2="10.329cm" svg:y2="10.409cm" draw:start-shape="id3" draw:start-glue-point="9" draw:end-shape="id2" draw:end-glue-point="5" svg:d="M8331 7151l1998 3258" svg:viewBox="0 0 1999 3259">
          <text:p/>
        </draw:connector>
        <draw:connector draw:style-name="gr2" draw:text-style-name="P3" draw:layer="layout" draw:type="line" svg:x1="8.331cm" svg:y1="15.449cm" svg:x2="10.329cm" svg:y2="12.191cm" draw:start-shape="id4" draw:start-glue-point="11" draw:end-shape="id2" draw:end-glue-point="7" svg:d="M8331 15449l1998-3258" svg:viewBox="0 0 1999 3259">
          <text:p/>
        </draw:connector>
        <draw:connector draw:style-name="gr2" draw:text-style-name="P3" draw:layer="layout" draw:type="line" svg:x1="12.111cm" svg:y1="10.409cm" svg:x2="14.109cm" svg:y2="7.151cm" draw:start-shape="id2" draw:start-glue-point="11" draw:end-shape="id5" draw:end-glue-point="7" svg:d="M12111 10409l1998-3258" svg:viewBox="0 0 1999 3259">
          <text:p/>
        </draw:connector>
        <draw:connector draw:style-name="gr2" draw:text-style-name="P3" draw:layer="layout" draw:type="line" svg:x1="12.111cm" svg:y1="12.191cm" svg:x2="13.857cm" svg:y2="15.449cm" draw:start-shape="id2" draw:start-glue-point="9" draw:end-shape="id6" draw:end-glue-point="5" svg:d="M12111 12191l1746 3258" svg:viewBox="0 0 1747 3259">
          <text:p/>
        </draw:connector>
        <draw:frame draw:style-name="gr3" draw:text-style-name="P4" draw:layer="layout" svg:width="1.075cm" svg:height="1.212cm" svg:x="4.29cm" svg:y="8.198cm">
          <draw:text-box>
            <text:p>5</text:p>
          </draw:text-box>
        </draw:frame>
        <draw:frame draw:style-name="gr3" draw:text-style-name="P4" draw:layer="layout" svg:width="1.075cm" svg:height="1.212cm" svg:x="4.349cm" svg:y="13.112cm">
          <draw:text-box>
            <text:p>4</text:p>
          </draw:text-box>
        </draw:frame>
        <draw:frame draw:style-name="gr3" draw:text-style-name="P4" draw:layer="layout" svg:width="1.075cm" svg:height="1.212cm" svg:x="6.869cm" svg:y="10.088cm">
          <draw:text-box>
            <text:p>3</text:p>
          </draw:text-box>
        </draw:frame>
        <draw:frame draw:style-name="gr3" draw:text-style-name="P4" draw:layer="layout" svg:width="1.075cm" svg:height="1.212cm" svg:x="7.944cm" svg:y="13.112cm">
          <draw:text-box>
            <text:p>2</text:p>
          </draw:text-box>
        </draw:frame>
        <draw:frame draw:style-name="gr3" draw:text-style-name="P4" draw:layer="layout" svg:width="1.075cm" svg:height="1.212cm" svg:x="7.944cm" svg:y="8.072cm">
          <draw:text-box>
            <text:p>2</text:p>
          </draw:text-box>
        </draw:frame>
        <draw:frame draw:style-name="gr4" draw:text-style-name="P4" draw:layer="layout" svg:width="1.075cm" svg:height="1.212cm" svg:x="10.649cm" svg:y="5.048cm">
          <draw:text-box>
            <text:p>3</text:p>
          </draw:text-box>
        </draw:frame>
        <draw:frame draw:style-name="gr3" draw:text-style-name="P4" draw:layer="layout" svg:width="1.075cm" svg:height="1.212cm" svg:x="11.909cm" svg:y="8.072cm">
          <draw:text-box>
            <text:p>1</text:p>
          </draw:text-box>
        </draw:frame>
        <draw:frame draw:style-name="gr3" draw:text-style-name="P4" draw:layer="layout" svg:width="1.075cm" svg:height="1.212cm" svg:x="12.984cm" svg:y="12.86cm">
          <draw:text-box>
            <text:p>3</text:p>
          </draw:text-box>
        </draw:frame>
        <draw:frame draw:style-name="gr3" draw:text-style-name="P4" draw:layer="layout" svg:width="1.075cm" svg:height="1.212cm" svg:x="10.464cm" svg:y="15.128cm">
          <draw:text-box>
            <text:p>2</text:p>
          </draw:text-box>
        </draw:frame>
        <draw:frame draw:style-name="gr5" draw:text-style-name="P4" draw:layer="layout" svg:width="1.518cm" svg:height="1.212cm" svg:x="16.512cm" svg:y="13.616cm">
          <draw:text-box>
            <text:p>10</text:p>
          </draw:text-box>
        </draw:frame>
        <draw:frame draw:style-name="gr6" draw:text-style-name="P4" draw:layer="layout" svg:width="1.519cm" svg:height="1.212cm" svg:x="16.814cm" svg:y="7.772cm">
          <draw:text-box>
            <text:p>10</text:p>
          </draw:text-box>
        </draw:frame>
        <draw:frame draw:style-name="gr7" draw:text-style-name="P5" draw:layer="layout" svg:width="8.613cm" svg:height="1.673cm" svg:x="1cm" svg:y="0.8cm">
          <draw:text-box>
            <text:p><text:span text:style-name="T1">Usando Dinic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style-name="gr1" draw:text-style-name="P2" xml:id="id8" draw:id="id8" draw:layer="layout" svg:width="2.52cm" svg:height="2.52cm" svg:x="5.4cm" svg:y="10.8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52cm" svg:height="2.52cm" svg:x="12.96cm" svg:y="10.8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.52cm" svg:height="2.52cm" svg:x="20.52cm" svg:y="10.58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52cm" svg:height="2.52cm" svg:x="9.18cm" svg:y="5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52cm" svg:height="2.52cm" svg:x="16.74cm" svg:y="5.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52cm" svg:height="2.52cm" svg:x="9.18cm" svg:y="15.8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.52cm" svg:height="2.52cm" svg:x="16.488cm" svg:y="15.8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92cm" svg:y1="12.1cm" svg:x2="12.96cm" svg:y2="12.1cm" draw:start-shape="id8" draw:start-glue-point="10" draw:end-shape="id9" draw:end-glue-point="6" svg:d="M7920 12100h5040" svg:viewBox="0 0 5041 1">
          <text:p/>
        </draw:connector>
        <draw:connector draw:style-name="gr2" draw:text-style-name="P3" draw:layer="layout" draw:type="line" svg:x1="7.551cm" svg:y1="11.209cm" svg:x2="9.549cm" svg:y2="7.951cm" draw:start-shape="id8" draw:start-glue-point="11" draw:end-shape="id10" draw:end-glue-point="7" svg:d="M7551 11209l1998-3258" svg:viewBox="0 0 1999 3259">
          <text:p/>
        </draw:connector>
        <draw:connector draw:style-name="gr2" draw:text-style-name="P3" draw:layer="layout" draw:type="line" svg:x1="7.551cm" svg:y1="12.991cm" svg:x2="9.549cm" svg:y2="16.249cm" draw:start-shape="id8" draw:start-glue-point="9" draw:end-shape="id11" draw:end-glue-point="5" svg:d="M7551 12991l1998 3258" svg:viewBox="0 0 1999 3259">
          <text:p/>
        </draw:connector>
        <draw:connector draw:style-name="gr2" draw:text-style-name="P3" draw:layer="layout" draw:type="line" svg:x1="11.7cm" svg:y1="7.06cm" svg:x2="16.74cm" svg:y2="7.06cm" draw:start-shape="id10" draw:start-glue-point="10" draw:end-shape="id12" draw:end-glue-point="6" svg:d="M11700 7060h5040" svg:viewBox="0 0 5041 1">
          <text:p/>
        </draw:connector>
        <draw:connector draw:style-name="gr2" draw:text-style-name="P3" draw:layer="layout" draw:type="line" svg:x1="11.7cm" svg:y1="17.14cm" svg:x2="16.488cm" svg:y2="17.14cm" draw:start-shape="id11" draw:start-glue-point="10" draw:end-shape="id13" svg:d="M11700 17140h4788" svg:viewBox="0 0 4789 1">
          <text:p/>
        </draw:connector>
        <draw:connector draw:style-name="gr2" draw:text-style-name="P3" draw:layer="layout" draw:type="line" svg:x1="18.639cm" svg:y1="16.249cm" svg:x2="20.889cm" svg:y2="12.739cm" draw:start-shape="id13" draw:start-glue-point="11" draw:end-shape="id14" draw:end-glue-point="7" svg:d="M18639 16249l2250-3510" svg:viewBox="0 0 2251 3511">
          <text:p/>
        </draw:connector>
        <draw:connector draw:style-name="gr2" draw:text-style-name="P3" draw:layer="layout" draw:type="line" svg:x1="18.891cm" svg:y1="7.951cm" svg:x2="20.889cm" svg:y2="10.957cm" draw:start-shape="id12" draw:start-glue-point="9" draw:end-shape="id14" draw:end-glue-point="5" svg:d="M18891 7951l1998 3006" svg:viewBox="0 0 1999 3007">
          <text:p/>
        </draw:connector>
        <draw:connector draw:style-name="gr2" draw:text-style-name="P3" draw:layer="layout" draw:type="line" svg:x1="11.331cm" svg:y1="7.951cm" svg:x2="13.329cm" svg:y2="11.209cm" draw:start-shape="id10" draw:start-glue-point="9" draw:end-shape="id9" draw:end-glue-point="5" svg:d="M11331 7951l1998 3258" svg:viewBox="0 0 1999 3259">
          <text:p/>
        </draw:connector>
        <draw:connector draw:style-name="gr2" draw:text-style-name="P3" draw:layer="layout" draw:type="line" svg:x1="11.331cm" svg:y1="16.249cm" svg:x2="13.329cm" svg:y2="12.991cm" draw:start-shape="id11" draw:start-glue-point="11" draw:end-shape="id9" draw:end-glue-point="7" svg:d="M11331 16249l1998-3258" svg:viewBox="0 0 1999 3259">
          <text:p/>
        </draw:connector>
        <draw:connector draw:style-name="gr2" draw:text-style-name="P3" draw:layer="layout" draw:type="line" svg:x1="15.111cm" svg:y1="11.209cm" svg:x2="17.109cm" svg:y2="7.951cm" draw:start-shape="id9" draw:start-glue-point="11" draw:end-shape="id12" draw:end-glue-point="7" svg:d="M15111 11209l1998-3258" svg:viewBox="0 0 1999 3259">
          <text:p/>
        </draw:connector>
        <draw:connector draw:style-name="gr2" draw:text-style-name="P3" draw:layer="layout" draw:type="line" svg:x1="15.111cm" svg:y1="12.991cm" svg:x2="16.857cm" svg:y2="16.249cm" draw:start-shape="id9" draw:start-glue-point="9" draw:end-shape="id13" draw:end-glue-point="5" svg:d="M15111 12991l1746 3258" svg:viewBox="0 0 1747 3259">
          <text:p/>
        </draw:connector>
        <draw:frame draw:style-name="gr3" draw:text-style-name="P4" draw:layer="layout" svg:width="1.075cm" svg:height="1.212cm" svg:x="7.29cm" svg:y="8.998cm">
          <draw:text-box>
            <text:p>5</text:p>
          </draw:text-box>
        </draw:frame>
        <draw:frame draw:style-name="gr3" draw:text-style-name="P4" draw:layer="layout" svg:width="1.075cm" svg:height="1.212cm" svg:x="7.349cm" svg:y="13.912cm">
          <draw:text-box>
            <text:p>4</text:p>
          </draw:text-box>
        </draw:frame>
        <draw:frame draw:style-name="gr3" draw:text-style-name="P4" draw:layer="layout" svg:width="1.075cm" svg:height="1.212cm" svg:x="9.869cm" svg:y="10.888cm">
          <draw:text-box>
            <text:p>3</text:p>
          </draw:text-box>
        </draw:frame>
        <draw:frame draw:style-name="gr3" draw:text-style-name="P4" draw:layer="layout" svg:width="1.075cm" svg:height="1.212cm" svg:x="10.944cm" svg:y="13.912cm">
          <draw:text-box>
            <text:p>2</text:p>
          </draw:text-box>
        </draw:frame>
        <draw:frame draw:style-name="gr3" draw:text-style-name="P4" draw:layer="layout" svg:width="1.075cm" svg:height="1.212cm" svg:x="10.944cm" svg:y="8.872cm">
          <draw:text-box>
            <text:p>2</text:p>
          </draw:text-box>
        </draw:frame>
        <draw:frame draw:style-name="gr4" draw:text-style-name="P4" draw:layer="layout" svg:width="1.075cm" svg:height="1.212cm" svg:x="13.649cm" svg:y="5.848cm">
          <draw:text-box>
            <text:p>3</text:p>
          </draw:text-box>
        </draw:frame>
        <draw:frame draw:style-name="gr3" draw:text-style-name="P4" draw:layer="layout" svg:width="1.075cm" svg:height="1.212cm" svg:x="14.909cm" svg:y="8.872cm">
          <draw:text-box>
            <text:p>1</text:p>
          </draw:text-box>
        </draw:frame>
        <draw:frame draw:style-name="gr3" draw:text-style-name="P4" draw:layer="layout" svg:width="1.075cm" svg:height="1.212cm" svg:x="15.984cm" svg:y="13.66cm">
          <draw:text-box>
            <text:p>3</text:p>
          </draw:text-box>
        </draw:frame>
        <draw:frame draw:style-name="gr3" draw:text-style-name="P4" draw:layer="layout" svg:width="1.075cm" svg:height="1.212cm" svg:x="13.464cm" svg:y="15.928cm">
          <draw:text-box>
            <text:p>2</text:p>
          </draw:text-box>
        </draw:frame>
        <draw:frame draw:style-name="gr5" draw:text-style-name="P4" draw:layer="layout" svg:width="1.518cm" svg:height="1.212cm" svg:x="19.512cm" svg:y="14.416cm">
          <draw:text-box>
            <text:p>10</text:p>
          </draw:text-box>
        </draw:frame>
        <draw:frame draw:style-name="gr6" draw:text-style-name="P4" draw:layer="layout" svg:width="1.519cm" svg:height="1.212cm" svg:x="19.814cm" svg:y="8.572cm">
          <draw:text-box>
            <text:p>10</text:p>
          </draw:text-box>
        </draw:frame>
        <draw:frame draw:style-name="gr9" draw:text-style-name="P5" draw:layer="layout" svg:width="9.532cm" svg:height="1.673cm" svg:x="9.694cm" svg:y="0.8cm">
          <draw:text-box>
            <text:p><text:span text:style-name="T1">Grafo Residual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style-name="gr10" draw:text-style-name="P7" xml:id="id15" draw:id="id15" draw:layer="layout" svg:width="1.454cm" svg:height="1.454cm" svg:x="17.424cm" svg:y="16.307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6" draw:id="id16" draw:layer="layout" svg:width="1.454cm" svg:height="1.454cm" svg:x="21.785cm" svg:y="16.307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21" draw:id="id21" draw:layer="layout" svg:width="1.454cm" svg:height="1.453cm" svg:x="26.146cm" svg:y="16.162cm">
          <text:p text:style-name="P1"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7" draw:id="id17" draw:layer="layout" svg:width="1.454cm" svg:height="1.454cm" svg:x="19.605cm" svg:y="13.4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9" draw:id="id19" draw:layer="layout" svg:width="1.454cm" svg:height="1.454cm" svg:x="23.966cm" svg:y="13.4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8" draw:id="id18" draw:layer="layout" svg:width="1.454cm" svg:height="1.454cm" svg:x="19.605cm" svg:y="19.215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20" draw:id="id20" draw:layer="layout" svg:width="1.453cm" svg:height="1.454cm" svg:x="23.821cm" svg:y="19.215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15" draw:start-glue-point="10" draw:end-shape="id16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15" draw:start-glue-point="11" draw:end-shape="id17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15" draw:start-glue-point="9" draw:end-shape="id18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17" draw:start-glue-point="10" draw:end-shape="id19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18" draw:start-glue-point="10" draw:end-shape="id20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20" draw:start-glue-point="11" draw:end-shape="id21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19" draw:start-glue-point="9" draw:end-shape="id21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17" draw:start-glue-point="9" draw:end-shape="id16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18" draw:start-glue-point="11" draw:end-shape="id16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16" draw:start-glue-point="11" draw:end-shape="id19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16" draw:start-glue-point="9" draw:end-shape="id20" draw:end-glue-point="5" svg:d="M23026 17548l1007 1880" svg:viewBox="0 0 1008 1881">
          <text:p/>
        </draw:connector>
        <draw:frame draw:style-name="gr13" draw:text-style-name="P8" draw:layer="layout" svg:width="0.62cm" svg:height="0.962cm" svg:x="18.515cm" svg:y="15.245cm">
          <draw:text-box>
            <text:p><text:span text:style-name="T2">5</text:span></text:p>
          </draw:text-box>
        </draw:frame>
        <draw:frame draw:style-name="gr13" draw:text-style-name="P8" draw:layer="layout" svg:width="0.62cm" svg:height="0.962cm" svg:x="18.548cm" svg:y="18.08cm">
          <draw:text-box>
            <text:p><text:span text:style-name="T2">4</text:span></text:p>
          </draw:text-box>
        </draw:frame>
        <draw:frame draw:style-name="gr13" draw:text-style-name="P8" draw:layer="layout" svg:width="0.62cm" svg:height="0.962cm" svg:x="20.002cm" svg:y="16.335cm">
          <draw:text-box>
            <text:p><text:span text:style-name="T2">3</text:span></text:p>
          </draw:text-box>
        </draw:frame>
        <draw:frame draw:style-name="gr13" draw:text-style-name="P8" draw:layer="layout" svg:width="0.62cm" svg:height="0.962cm" svg:x="20.622cm" svg:y="18.08cm">
          <draw:text-box>
            <text:p><text:span text:style-name="T2">2</text:span></text:p>
          </draw:text-box>
        </draw:frame>
        <draw:frame draw:style-name="gr13" draw:text-style-name="P8" draw:layer="layout" svg:width="0.62cm" svg:height="0.962cm" svg:x="20.622cm" svg:y="15.172cm">
          <draw:text-box>
            <text:p><text:span text:style-name="T2">2</text:span></text:p>
          </draw:text-box>
        </draw:frame>
        <draw:frame draw:style-name="gr14" draw:text-style-name="P8" draw:layer="layout" svg:width="0.62cm" svg:height="0.962cm" svg:x="22.183cm" svg:y="13.428cm">
          <draw:text-box>
            <text:p><text:span text:style-name="T2">3</text:span></text:p>
          </draw:text-box>
        </draw:frame>
        <draw:frame draw:style-name="gr13" draw:text-style-name="P8" draw:layer="layout" svg:width="0.619cm" svg:height="0.962cm" svg:x="22.91cm" svg:y="15.172cm">
          <draw:text-box>
            <text:p><text:span text:style-name="T2">1</text:span></text:p>
          </draw:text-box>
        </draw:frame>
        <draw:frame draw:style-name="gr13" draw:text-style-name="P8" draw:layer="layout" svg:width="0.62cm" svg:height="0.962cm" svg:x="23.529cm" svg:y="17.934cm">
          <draw:text-box>
            <text:p><text:span text:style-name="T2">3</text:span></text:p>
          </draw:text-box>
        </draw:frame>
        <draw:frame draw:style-name="gr13" draw:text-style-name="P8" draw:layer="layout" svg:width="0.621cm" svg:height="0.962cm" svg:x="22.075cm" svg:y="19.243cm">
          <draw:text-box>
            <text:p><text:span text:style-name="T2">2</text:span></text:p>
          </draw:text-box>
        </draw:frame>
        <draw:frame draw:style-name="gr15" draw:text-style-name="P8" draw:layer="layout" svg:width="1.459cm" svg:height="0.962cm" svg:x="25.565cm" svg:y="18.37cm">
          <draw:text-box>
            <text:p><text:span text:style-name="T2">10</text:span></text:p>
          </draw:text-box>
        </draw:frame>
        <draw:frame draw:style-name="gr16" draw:text-style-name="P8" draw:layer="layout" svg:width="1.261cm" svg:height="1.673cm" svg:x="25.739cm" svg:y="14.999cm">
          <draw:text-box>
            <text:p><text:span text:style-name="T2">10</text:span></text:p>
          </draw:text-box>
        </draw:frame>
        <draw:frame draw:style-name="gr17" draw:text-style-name="P9" draw:layer="layout" svg:width="9.82cm" svg:height="1.673cm" svg:x="9.694cm" svg:y="0.8cm">
          <draw:text-box>
            <text:p><text:span text:style-name="T1">Árvore de Nível</text:span></text:p>
          </draw:text-box>
        </draw:frame>
        <draw:custom-shape draw:style-name="gr18" draw:text-style-name="P10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2.199cm" svg:height="2.2cm" svg:x="8.001cm" svg:y="7.8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4.6cm" svg:y="7.581cm">
          <text:p text:style-name="P1"><text:span text:style-name="T4">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4.701cm" svg:y="3.4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3cm" svg:y="3.4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4.701cm" svg:y="12.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cm" svg:y="12.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style-name="gr10" draw:text-style-name="P2" xml:id="id22" draw:id="id22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3" draw:id="id23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8" draw:id="id28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4" draw:id="id24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6" draw:id="id26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5" draw:id="id25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7" draw:id="id27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22" draw:start-glue-point="10" draw:end-shape="id23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22" draw:start-glue-point="11" draw:end-shape="id24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22" draw:start-glue-point="9" draw:end-shape="id25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24" draw:start-glue-point="10" draw:end-shape="id26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25" draw:start-glue-point="10" draw:end-shape="id27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27" draw:start-glue-point="11" draw:end-shape="id28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26" draw:start-glue-point="9" draw:end-shape="id28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24" draw:start-glue-point="9" draw:end-shape="id23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25" draw:start-glue-point="11" draw:end-shape="id23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23" draw:start-glue-point="11" draw:end-shape="id26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23" draw:start-glue-point="9" draw:end-shape="id27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17" draw:text-style-name="P5" draw:layer="layout" svg:width="9.82cm" svg:height="1.673cm" svg:x="9.694cm" svg:y="0.8cm">
          <draw:text-box>
            <text:p><text:span text:style-name="T1">Árvore de Nível</text:span></text:p>
          </draw:text-box>
        </draw:frame>
        <draw:custom-shape draw:style-name="gr18" draw:text-style-name="P10" xml:id="id29" draw:id="id29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32" draw:id="id32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4.6cm" svg:y="7.581cm">
          <text:p text:style-name="P1"><text:span text:style-name="T4">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0" draw:id="id30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3cm" svg:y="3.4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1" draw:id="id31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cm" svg:y="12.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79cm" svg:y1="8.123cm" svg:x2="5.023cm" svg:y2="5.279cm" draw:start-shape="id29" draw:start-glue-point="11" draw:end-shape="id30" draw:end-glue-point="7" svg:d="M3279 8123l1744-2844" svg:viewBox="0 0 1745 2845">
          <text:p/>
        </draw:connector>
        <draw:connector draw:style-name="gr2" draw:text-style-name="P3" draw:layer="layout" draw:type="line" svg:x1="3.279cm" svg:y1="9.679cm" svg:x2="5.023cm" svg:y2="12.522cm" draw:start-shape="id29" draw:start-glue-point="9" draw:end-shape="id31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29" draw:start-glue-point="10" draw:end-shape="id32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style-name="gr10" draw:text-style-name="P2" xml:id="id33" draw:id="id33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4" draw:id="id34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9" draw:id="id39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5" draw:id="id35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7" draw:id="id37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6" draw:id="id36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8" draw:id="id38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33" draw:start-glue-point="10" draw:end-shape="id34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33" draw:start-glue-point="11" draw:end-shape="id35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33" draw:start-glue-point="9" draw:end-shape="id36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35" draw:start-glue-point="10" draw:end-shape="id37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36" draw:start-glue-point="10" draw:end-shape="id38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38" draw:start-glue-point="11" draw:end-shape="id39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37" draw:start-glue-point="9" draw:end-shape="id39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35" draw:start-glue-point="9" draw:end-shape="id34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36" draw:start-glue-point="11" draw:end-shape="id34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34" draw:start-glue-point="11" draw:end-shape="id37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34" draw:start-glue-point="9" draw:end-shape="id38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17" draw:text-style-name="P5" draw:layer="layout" svg:width="9.82cm" svg:height="1.673cm" svg:x="9.694cm" svg:y="0.8cm">
          <draw:text-box>
            <text:p><text:span text:style-name="T1">Árvore de Nível</text:span></text:p>
          </draw:text-box>
        </draw:frame>
        <draw:custom-shape draw:style-name="gr18" draw:text-style-name="P10" xml:id="id40" draw:id="id40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3" draw:id="id43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4.6cm" svg:y="7.581cm">
          <text:p text:style-name="P1"><text:span text:style-name="T4">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1" draw:id="id41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4" draw:id="id44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2" draw:id="id42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5" draw:id="id45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79cm" svg:y1="8.123cm" svg:x2="5.023cm" svg:y2="5.279cm" draw:start-shape="id40" draw:start-glue-point="11" draw:end-shape="id41" draw:end-glue-point="7" svg:d="M3279 8123l1744-2844" svg:viewBox="0 0 1745 2845">
          <text:p/>
        </draw:connector>
        <draw:connector draw:style-name="gr2" draw:text-style-name="P3" draw:layer="layout" draw:type="line" svg:x1="3.279cm" svg:y1="9.679cm" svg:x2="5.023cm" svg:y2="12.522cm" draw:start-shape="id40" draw:start-glue-point="9" draw:end-shape="id42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40" draw:start-glue-point="10" draw:end-shape="id43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43" draw:start-glue-point="11" draw:end-shape="id44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43" draw:start-glue-point="9" draw:end-shape="id45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" draw:text-style-name="P3" draw:layer="layout" draw:type="line" svg:x1="6.901cm" svg:y1="4.501cm" svg:x2="11.3cm" svg:y2="4.501cm" draw:start-shape="id41" draw:start-glue-point="10" draw:end-shape="id44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0/3</text:span></text:p>
          </draw:text-box>
        </draw:frame>
        <draw:connector draw:style-name="gr2" draw:text-style-name="P3" draw:layer="layout" draw:type="line" svg:x1="6.901cm" svg:y1="13.3cm" svg:x2="11.08cm" svg:y2="13.3cm" draw:start-shape="id42" draw:start-glue-point="10" draw:end-shape="id45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0/2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custom-shape draw:style-name="gr10" draw:text-style-name="P2" xml:id="id46" draw:id="id46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47" draw:id="id47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52" draw:id="id52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48" draw:id="id48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0" draw:id="id50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49" draw:id="id49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51" draw:id="id51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46" draw:start-glue-point="10" draw:end-shape="id47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46" draw:start-glue-point="11" draw:end-shape="id48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46" draw:start-glue-point="9" draw:end-shape="id49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48" draw:start-glue-point="10" draw:end-shape="id50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49" draw:start-glue-point="10" draw:end-shape="id51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51" draw:start-glue-point="11" draw:end-shape="id52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50" draw:start-glue-point="9" draw:end-shape="id52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48" draw:start-glue-point="9" draw:end-shape="id47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49" draw:start-glue-point="11" draw:end-shape="id47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47" draw:start-glue-point="11" draw:end-shape="id50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47" draw:start-glue-point="9" draw:end-shape="id51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53" draw:id="id53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56" draw:id="id56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9" draw:id="id59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4" draw:id="id54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7" draw:id="id57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5" draw:id="id55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8" draw:id="id58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79cm" svg:y1="8.123cm" svg:x2="5.023cm" svg:y2="5.279cm" draw:start-shape="id53" draw:start-glue-point="11" draw:end-shape="id54" draw:end-glue-point="7" svg:d="M3279 8123l1744-2844" svg:viewBox="0 0 1745 2845">
          <text:p/>
        </draw:connector>
        <draw:connector draw:style-name="gr2" draw:text-style-name="P3" draw:layer="layout" draw:type="line" svg:x1="3.279cm" svg:y1="9.679cm" svg:x2="5.023cm" svg:y2="12.522cm" draw:start-shape="id53" draw:start-glue-point="9" draw:end-shape="id55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53" draw:start-glue-point="10" draw:end-shape="id56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56" draw:start-glue-point="11" draw:end-shape="id57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56" draw:start-glue-point="9" draw:end-shape="id58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" draw:text-style-name="P3" draw:layer="layout" draw:type="line" svg:x1="6.901cm" svg:y1="4.501cm" svg:x2="11.3cm" svg:y2="4.501cm" draw:start-shape="id54" draw:start-glue-point="10" draw:end-shape="id57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0/3</text:span></text:p>
          </draw:text-box>
        </draw:frame>
        <draw:connector draw:style-name="gr2" draw:text-style-name="P3" draw:layer="layout" draw:type="line" svg:x1="6.901cm" svg:y1="13.3cm" svg:x2="11.08cm" svg:y2="13.3cm" draw:start-shape="id55" draw:start-glue-point="10" draw:end-shape="id58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0/2</text:span></text:p>
          </draw:text-box>
        </draw:frame>
        <draw:connector draw:style-name="gr2" draw:text-style-name="P3" draw:layer="layout" draw:type="line" svg:x1="13.178cm" svg:y1="5.279cm" svg:x2="14.922cm" svg:y2="7.903cm" draw:start-shape="id57" draw:start-glue-point="9" draw:end-shape="id59" draw:end-glue-point="5" svg:d="M13178 5279l1744 2624" svg:viewBox="0 0 1745 2625">
          <text:p/>
        </draw:connector>
        <draw:connector draw:style-name="gr2" draw:text-style-name="P3" draw:layer="layout" draw:type="line" svg:x1="12.958cm" svg:y1="12.522cm" svg:x2="14.922cm" svg:y2="9.459cm" draw:start-shape="id58" draw:start-glue-point="11" draw:end-shape="id59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0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0/10</text:span></text:p>
          </draw:text-box>
        </draw:frame>
        <draw:frame draw:style-name="gr22" draw:text-style-name="P4" draw:layer="layout" svg:width="6.365cm" svg:height="2.384cm" svg:x="20.801cm" svg:y="0.816cm">
          <draw:text-box>
            <text:p>Fluxo Máximo = 0</text:p>
            <text:p>Fluxo Gasto = 0</text:p>
            <text:p>Fluxo Disponível = <text:span text:style-name="T6">∞</text:span></text:p>
          </draw:text-box>
        </draw:frame>
        <draw:line draw:style-name="gr23" draw:text-style-name="P3" draw:layer="layout" svg:x1="0.8cm" svg:y1="6.8cm" svg:x2="1.6cm" svg:y2="7.801cm">
          <text:p/>
        </draw:lin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style-name="gr10" draw:text-style-name="P2" xml:id="id60" draw:id="id60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1" draw:id="id61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66" draw:id="id66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2" draw:id="id62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4" draw:id="id64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3" draw:id="id63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65" draw:id="id65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60" draw:start-glue-point="10" draw:end-shape="id61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60" draw:start-glue-point="11" draw:end-shape="id62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60" draw:start-glue-point="9" draw:end-shape="id63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62" draw:start-glue-point="10" draw:end-shape="id64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63" draw:start-glue-point="10" draw:end-shape="id65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65" draw:start-glue-point="11" draw:end-shape="id66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64" draw:start-glue-point="9" draw:end-shape="id66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62" draw:start-glue-point="9" draw:end-shape="id61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63" draw:start-glue-point="11" draw:end-shape="id61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61" draw:start-glue-point="11" draw:end-shape="id64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61" draw:start-glue-point="9" draw:end-shape="id65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67" draw:id="id67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70" draw:id="id70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3" draw:id="id73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68" draw:id="id68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1" draw:id="id71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69" draw:id="id69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72" draw:id="id72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67" draw:start-glue-point="11" draw:end-shape="id68" draw:end-glue-point="7" svg:d="M3279 8123l1744-2844" svg:viewBox="0 0 1745 2845">
          <text:p/>
        </draw:connector>
        <draw:connector draw:style-name="gr2" draw:text-style-name="P3" draw:layer="layout" draw:type="line" svg:x1="3.279cm" svg:y1="9.679cm" svg:x2="5.023cm" svg:y2="12.522cm" draw:start-shape="id67" draw:start-glue-point="9" draw:end-shape="id69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67" draw:start-glue-point="10" draw:end-shape="id70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70" draw:start-glue-point="11" draw:end-shape="id71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70" draw:start-glue-point="9" draw:end-shape="id72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" draw:text-style-name="P3" draw:layer="layout" draw:type="line" svg:x1="6.901cm" svg:y1="4.501cm" svg:x2="11.3cm" svg:y2="4.501cm" draw:start-shape="id68" draw:start-glue-point="10" draw:end-shape="id71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0/3</text:span></text:p>
          </draw:text-box>
        </draw:frame>
        <draw:connector draw:style-name="gr2" draw:text-style-name="P3" draw:layer="layout" draw:type="line" svg:x1="6.901cm" svg:y1="13.3cm" svg:x2="11.08cm" svg:y2="13.3cm" draw:start-shape="id69" draw:start-glue-point="10" draw:end-shape="id72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0/2</text:span></text:p>
          </draw:text-box>
        </draw:frame>
        <draw:connector draw:style-name="gr2" draw:text-style-name="P3" draw:layer="layout" draw:type="line" svg:x1="13.178cm" svg:y1="5.279cm" svg:x2="14.922cm" svg:y2="7.903cm" draw:start-shape="id71" draw:start-glue-point="9" draw:end-shape="id73" draw:end-glue-point="5" svg:d="M13178 5279l1744 2624" svg:viewBox="0 0 1745 2625">
          <text:p/>
        </draw:connector>
        <draw:connector draw:style-name="gr2" draw:text-style-name="P3" draw:layer="layout" draw:type="line" svg:x1="12.958cm" svg:y1="12.522cm" svg:x2="14.922cm" svg:y2="9.459cm" draw:start-shape="id72" draw:start-glue-point="11" draw:end-shape="id73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0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0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0</text:p>
            <text:p>Fluxo Gasto = 0</text:p>
            <text:p>Fluxo Disponível = <text:span text:style-name="T6">5</text:span></text:p>
          </draw:text-box>
        </draw:frame>
        <draw:line draw:style-name="gr23" draw:text-style-name="P3" draw:layer="layout" svg:x1="3.901cm" svg:y1="2.999cm" svg:x2="4.701cm" svg:y2="4cm">
          <text:p/>
        </draw:lin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custom-shape draw:style-name="gr10" draw:text-style-name="P2" xml:id="id74" draw:id="id74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5" draw:id="id75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0" draw:id="id80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6" draw:id="id76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8" draw:id="id78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7" draw:id="id77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79" draw:id="id79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74" draw:start-glue-point="10" draw:end-shape="id75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74" draw:start-glue-point="11" draw:end-shape="id76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74" draw:start-glue-point="9" draw:end-shape="id77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76" draw:start-glue-point="10" draw:end-shape="id78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77" draw:start-glue-point="10" draw:end-shape="id79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79" draw:start-glue-point="11" draw:end-shape="id80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78" draw:start-glue-point="9" draw:end-shape="id80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76" draw:start-glue-point="9" draw:end-shape="id75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77" draw:start-glue-point="11" draw:end-shape="id75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75" draw:start-glue-point="11" draw:end-shape="id78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75" draw:start-glue-point="9" draw:end-shape="id79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81" draw:id="id81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84" draw:id="id84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7" draw:id="id87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2" draw:id="id82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5" draw:id="id85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3" draw:id="id83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86" draw:id="id86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81" draw:start-glue-point="11" draw:end-shape="id82" draw:end-glue-point="7" svg:d="M3279 8123l1744-2844" svg:viewBox="0 0 1745 2845">
          <text:p/>
        </draw:connector>
        <draw:connector draw:style-name="gr2" draw:text-style-name="P3" draw:layer="layout" draw:type="line" svg:x1="3.279cm" svg:y1="9.679cm" svg:x2="5.023cm" svg:y2="12.522cm" draw:start-shape="id81" draw:start-glue-point="9" draw:end-shape="id83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81" draw:start-glue-point="10" draw:end-shape="id84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84" draw:start-glue-point="11" draw:end-shape="id85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84" draw:start-glue-point="9" draw:end-shape="id86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82" draw:start-glue-point="10" draw:end-shape="id85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0/3</text:span></text:p>
          </draw:text-box>
        </draw:frame>
        <draw:connector draw:style-name="gr2" draw:text-style-name="P3" draw:layer="layout" draw:type="line" svg:x1="6.901cm" svg:y1="13.3cm" svg:x2="11.08cm" svg:y2="13.3cm" draw:start-shape="id83" draw:start-glue-point="10" draw:end-shape="id86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0/2</text:span></text:p>
          </draw:text-box>
        </draw:frame>
        <draw:connector draw:style-name="gr2" draw:text-style-name="P3" draw:layer="layout" draw:type="line" svg:x1="13.178cm" svg:y1="5.279cm" svg:x2="14.922cm" svg:y2="7.903cm" draw:start-shape="id85" draw:start-glue-point="9" draw:end-shape="id87" draw:end-glue-point="5" svg:d="M13178 5279l1744 2624" svg:viewBox="0 0 1745 2625">
          <text:p/>
        </draw:connector>
        <draw:connector draw:style-name="gr2" draw:text-style-name="P3" draw:layer="layout" draw:type="line" svg:x1="12.958cm" svg:y1="12.522cm" svg:x2="14.922cm" svg:y2="9.459cm" draw:start-shape="id86" draw:start-glue-point="11" draw:end-shape="id87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0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0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0</text:p>
            <text:p>Fluxo Gasto = 0</text:p>
            <text:p>Fluxo Disponível = <text:span text:style-name="T6">3</text:span></text:p>
          </draw:text-box>
        </draw:frame>
        <draw:line draw:style-name="gr23" draw:text-style-name="P3" draw:layer="layout" svg:x1="10.5cm" svg:y1="2.8cm" svg:x2="11.3cm" svg:y2="3.801cm">
          <text:p/>
        </draw:lin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custom-shape draw:style-name="gr10" draw:text-style-name="P2" xml:id="id88" draw:id="id88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9" draw:id="id89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94" draw:id="id94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90" draw:id="id90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92" draw:id="id92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91" draw:id="id91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93" draw:id="id93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88" draw:start-glue-point="10" draw:end-shape="id89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88" draw:start-glue-point="11" draw:end-shape="id90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88" draw:start-glue-point="9" draw:end-shape="id91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90" draw:start-glue-point="10" draw:end-shape="id92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91" draw:start-glue-point="10" draw:end-shape="id93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93" draw:start-glue-point="11" draw:end-shape="id94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92" draw:start-glue-point="9" draw:end-shape="id94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90" draw:start-glue-point="9" draw:end-shape="id89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91" draw:start-glue-point="11" draw:end-shape="id89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89" draw:start-glue-point="11" draw:end-shape="id92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89" draw:start-glue-point="9" draw:end-shape="id93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95" draw:id="id95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98" draw:id="id98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01" draw:id="id101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96" draw:id="id96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99" draw:id="id99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97" draw:id="id97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00" draw:id="id100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95" draw:start-glue-point="11" draw:end-shape="id96" draw:end-glue-point="7" svg:d="M3279 8123l1744-2844" svg:viewBox="0 0 1745 2845">
          <text:p/>
        </draw:connector>
        <draw:connector draw:style-name="gr2" draw:text-style-name="P3" draw:layer="layout" draw:type="line" svg:x1="3.279cm" svg:y1="9.679cm" svg:x2="5.023cm" svg:y2="12.522cm" draw:start-shape="id95" draw:start-glue-point="9" draw:end-shape="id97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95" draw:start-glue-point="10" draw:end-shape="id98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98" draw:start-glue-point="11" draw:end-shape="id99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98" draw:start-glue-point="9" draw:end-shape="id100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96" draw:start-glue-point="10" draw:end-shape="id99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0/3</text:span></text:p>
          </draw:text-box>
        </draw:frame>
        <draw:connector draw:style-name="gr2" draw:text-style-name="P3" draw:layer="layout" draw:type="line" svg:x1="6.901cm" svg:y1="13.3cm" svg:x2="11.08cm" svg:y2="13.3cm" draw:start-shape="id97" draw:start-glue-point="10" draw:end-shape="id100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0/2</text:span></text:p>
          </draw:text-box>
        </draw:frame>
        <draw:connector draw:style-name="gr24" draw:text-style-name="P3" draw:layer="layout" draw:type="line" svg:x1="13.178cm" svg:y1="5.279cm" svg:x2="14.922cm" svg:y2="7.903cm" draw:start-shape="id99" draw:start-glue-point="9" draw:end-shape="id101" draw:end-glue-point="5" svg:d="M13178 5279l1744 2624" svg:viewBox="0 0 1745 2625">
          <text:p/>
        </draw:connector>
        <draw:connector draw:style-name="gr2" draw:text-style-name="P3" draw:layer="layout" draw:type="line" svg:x1="12.958cm" svg:y1="12.522cm" svg:x2="14.922cm" svg:y2="9.459cm" draw:start-shape="id100" draw:start-glue-point="11" draw:end-shape="id101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0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0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3</text:p>
            <text:p>Fluxo Gasto = 0</text:p>
            <text:p>Fluxo Disponível = <text:span text:style-name="T6">3</text:span></text:p>
          </draw:text-box>
        </draw:frame>
        <draw:line draw:style-name="gr23" draw:text-style-name="P3" draw:layer="layout" svg:x1="13.6cm" svg:y1="7.6cm" svg:x2="14.4cm" svg:y2="8.601cm">
          <text:p/>
        </draw:lin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custom-shape draw:style-name="gr10" draw:text-style-name="P2" xml:id="id102" draw:id="id102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03" draw:id="id103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08" draw:id="id108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04" draw:id="id104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06" draw:id="id106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05" draw:id="id105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07" draw:id="id107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102" draw:start-glue-point="10" draw:end-shape="id103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102" draw:start-glue-point="11" draw:end-shape="id104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102" draw:start-glue-point="9" draw:end-shape="id105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104" draw:start-glue-point="10" draw:end-shape="id106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105" draw:start-glue-point="10" draw:end-shape="id107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107" draw:start-glue-point="11" draw:end-shape="id108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106" draw:start-glue-point="9" draw:end-shape="id108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104" draw:start-glue-point="9" draw:end-shape="id103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105" draw:start-glue-point="11" draw:end-shape="id103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103" draw:start-glue-point="11" draw:end-shape="id106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103" draw:start-glue-point="9" draw:end-shape="id107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109" draw:id="id109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12" draw:id="id112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5" draw:id="id115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0" draw:id="id110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3" draw:id="id113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1" draw:id="id111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14" draw:id="id114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109" draw:start-glue-point="11" draw:end-shape="id110" draw:end-glue-point="7" svg:d="M3279 8123l1744-2844" svg:viewBox="0 0 1745 2845">
          <text:p/>
        </draw:connector>
        <draw:connector draw:style-name="gr2" draw:text-style-name="P3" draw:layer="layout" draw:type="line" svg:x1="3.279cm" svg:y1="9.679cm" svg:x2="5.023cm" svg:y2="12.522cm" draw:start-shape="id109" draw:start-glue-point="9" draw:end-shape="id111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109" draw:start-glue-point="10" draw:end-shape="id112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112" draw:start-glue-point="11" draw:end-shape="id113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112" draw:start-glue-point="9" draw:end-shape="id114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110" draw:start-glue-point="10" draw:end-shape="id113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0/3</text:span></text:p>
          </draw:text-box>
        </draw:frame>
        <draw:connector draw:style-name="gr2" draw:text-style-name="P3" draw:layer="layout" draw:type="line" svg:x1="6.901cm" svg:y1="13.3cm" svg:x2="11.08cm" svg:y2="13.3cm" draw:start-shape="id111" draw:start-glue-point="10" draw:end-shape="id114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0/2</text:span></text:p>
          </draw:text-box>
        </draw:frame>
        <draw:connector draw:style-name="gr24" draw:text-style-name="P3" draw:layer="layout" draw:type="line" svg:x1="13.178cm" svg:y1="5.279cm" svg:x2="14.922cm" svg:y2="7.903cm" draw:start-shape="id113" draw:start-glue-point="9" draw:end-shape="id115" draw:end-glue-point="5" svg:d="M13178 5279l1744 2624" svg:viewBox="0 0 1745 2625">
          <text:p/>
        </draw:connector>
        <draw:connector draw:style-name="gr2" draw:text-style-name="P3" draw:layer="layout" draw:type="line" svg:x1="12.958cm" svg:y1="12.522cm" svg:x2="14.922cm" svg:y2="9.459cm" draw:start-shape="id114" draw:start-glue-point="11" draw:end-shape="id115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0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3</text:p>
            <text:p>Fluxo Gasto = 3</text:p>
            <text:p>Fluxo Disponível = <text:span text:style-name="T6">3</text:span></text:p>
          </draw:text-box>
        </draw:frame>
        <draw:line draw:style-name="gr23" draw:text-style-name="P3" draw:layer="layout" svg:x1="10.5cm" svg:y1="2.799cm" svg:x2="11.3cm" svg:y2="3.8cm">
          <text:p/>
        </draw:lin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custom-shape draw:style-name="gr10" draw:text-style-name="P2" xml:id="id116" draw:id="id116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17" draw:id="id117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22" draw:id="id122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18" draw:id="id118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20" draw:id="id120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19" draw:id="id119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21" draw:id="id121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116" draw:start-glue-point="10" draw:end-shape="id117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116" draw:start-glue-point="11" draw:end-shape="id118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116" draw:start-glue-point="9" draw:end-shape="id119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118" draw:start-glue-point="10" draw:end-shape="id120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119" draw:start-glue-point="10" draw:end-shape="id121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121" draw:start-glue-point="11" draw:end-shape="id122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120" draw:start-glue-point="9" draw:end-shape="id122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118" draw:start-glue-point="9" draw:end-shape="id117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119" draw:start-glue-point="11" draw:end-shape="id117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117" draw:start-glue-point="11" draw:end-shape="id120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117" draw:start-glue-point="9" draw:end-shape="id121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123" draw:id="id123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26" draw:id="id126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9" draw:id="id129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4" draw:id="id124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7" draw:id="id127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5" draw:id="id125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28" draw:id="id128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123" draw:start-glue-point="11" draw:end-shape="id124" draw:end-glue-point="7" svg:d="M3279 8123l1744-2844" svg:viewBox="0 0 1745 2845">
          <text:p/>
        </draw:connector>
        <draw:connector draw:style-name="gr2" draw:text-style-name="P3" draw:layer="layout" draw:type="line" svg:x1="3.279cm" svg:y1="9.679cm" svg:x2="5.023cm" svg:y2="12.522cm" draw:start-shape="id123" draw:start-glue-point="9" draw:end-shape="id125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123" draw:start-glue-point="10" draw:end-shape="id126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2cm" svg:y="5.8cm">
          <draw:text-box>
            <text:p><text:span text:style-name="T5">0/5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126" draw:start-glue-point="11" draw:end-shape="id127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126" draw:start-glue-point="9" draw:end-shape="id128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124" draw:start-glue-point="10" draw:end-shape="id127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" draw:text-style-name="P3" draw:layer="layout" draw:type="line" svg:x1="6.901cm" svg:y1="13.3cm" svg:x2="11.08cm" svg:y2="13.3cm" draw:start-shape="id125" draw:start-glue-point="10" draw:end-shape="id128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0/2</text:span></text:p>
          </draw:text-box>
        </draw:frame>
        <draw:connector draw:style-name="gr24" draw:text-style-name="P3" draw:layer="layout" draw:type="line" svg:x1="13.178cm" svg:y1="5.279cm" svg:x2="14.922cm" svg:y2="7.903cm" draw:start-shape="id127" draw:start-glue-point="9" draw:end-shape="id129" draw:end-glue-point="5" svg:d="M13178 5279l1744 2624" svg:viewBox="0 0 1745 2625">
          <text:p/>
        </draw:connector>
        <draw:connector draw:style-name="gr2" draw:text-style-name="P3" draw:layer="layout" draw:type="line" svg:x1="12.958cm" svg:y1="12.522cm" svg:x2="14.922cm" svg:y2="9.459cm" draw:start-shape="id128" draw:start-glue-point="11" draw:end-shape="id129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0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3</text:p>
            <text:p>Fluxo Gasto = 3</text:p>
            <text:p>Fluxo Disponível = <text:span text:style-name="T6">5</text:span></text:p>
          </draw:text-box>
        </draw:frame>
        <draw:line draw:style-name="gr23" draw:text-style-name="P3" draw:layer="layout" svg:x1="4cm" svg:y1="2.599cm" svg:x2="4.8cm" svg:y2="3.6cm">
          <text:p/>
        </draw:lin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custom-shape draw:style-name="gr10" draw:text-style-name="P2" xml:id="id130" draw:id="id130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31" draw:id="id131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36" draw:id="id136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32" draw:id="id132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34" draw:id="id134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33" draw:id="id133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35" draw:id="id135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130" draw:start-glue-point="10" draw:end-shape="id131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130" draw:start-glue-point="11" draw:end-shape="id132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130" draw:start-glue-point="9" draw:end-shape="id133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132" draw:start-glue-point="10" draw:end-shape="id134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133" draw:start-glue-point="10" draw:end-shape="id135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135" draw:start-glue-point="11" draw:end-shape="id136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134" draw:start-glue-point="9" draw:end-shape="id136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132" draw:start-glue-point="9" draw:end-shape="id131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133" draw:start-glue-point="11" draw:end-shape="id131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131" draw:start-glue-point="11" draw:end-shape="id134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131" draw:start-glue-point="9" draw:end-shape="id135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137" draw:id="id137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40" draw:id="id140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43" draw:id="id143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38" draw:id="id138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41" draw:id="id141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39" draw:id="id139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42" draw:id="id142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137" draw:start-glue-point="11" draw:end-shape="id138" draw:end-glue-point="7" svg:d="M3279 8123l1744-2844" svg:viewBox="0 0 1745 2845">
          <text:p/>
        </draw:connector>
        <draw:connector draw:style-name="gr2" draw:text-style-name="P3" draw:layer="layout" draw:type="line" svg:x1="3.279cm" svg:y1="9.679cm" svg:x2="5.023cm" svg:y2="12.522cm" draw:start-shape="id137" draw:start-glue-point="9" draw:end-shape="id139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137" draw:start-glue-point="10" draw:end-shape="id140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140" draw:start-glue-point="11" draw:end-shape="id141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140" draw:start-glue-point="9" draw:end-shape="id142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138" draw:start-glue-point="10" draw:end-shape="id141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" draw:text-style-name="P3" draw:layer="layout" draw:type="line" svg:x1="6.901cm" svg:y1="13.3cm" svg:x2="11.08cm" svg:y2="13.3cm" draw:start-shape="id139" draw:start-glue-point="10" draw:end-shape="id142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0/2</text:span></text:p>
          </draw:text-box>
        </draw:frame>
        <draw:connector draw:style-name="gr24" draw:text-style-name="P3" draw:layer="layout" draw:type="line" svg:x1="13.178cm" svg:y1="5.279cm" svg:x2="14.922cm" svg:y2="7.903cm" draw:start-shape="id141" draw:start-glue-point="9" draw:end-shape="id143" draw:end-glue-point="5" svg:d="M13178 5279l1744 2624" svg:viewBox="0 0 1745 2625">
          <text:p/>
        </draw:connector>
        <draw:connector draw:style-name="gr2" draw:text-style-name="P3" draw:layer="layout" draw:type="line" svg:x1="12.958cm" svg:y1="12.522cm" svg:x2="14.922cm" svg:y2="9.459cm" draw:start-shape="id142" draw:start-glue-point="11" draw:end-shape="id143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0/10</text:span></text:p>
          </draw:text-box>
        </draw:frame>
        <draw:frame draw:style-name="gr22" draw:text-style-name="P4" draw:layer="layout" svg:width="6.365cm" svg:height="2.384cm" svg:x="20.801cm" svg:y="0.816cm">
          <draw:text-box>
            <text:p>Fluxo Máximo = 3</text:p>
            <text:p>Fluxo Gasto = 3</text:p>
            <text:p>Fluxo Disponível = <text:span text:style-name="T7">∞</text:span></text:p>
          </draw:text-box>
        </draw:frame>
        <draw:line draw:style-name="gr23" draw:text-style-name="P3" draw:layer="layout" svg:x1="0.6cm" svg:y1="7.199cm" svg:x2="1.4cm" svg:y2="8.2cm">
          <text:p/>
        </draw:lin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custom-shape draw:style-name="gr10" draw:text-style-name="P2" xml:id="id144" draw:id="id144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45" draw:id="id145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50" draw:id="id150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46" draw:id="id146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48" draw:id="id148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47" draw:id="id147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49" draw:id="id149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144" draw:start-glue-point="10" draw:end-shape="id145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144" draw:start-glue-point="11" draw:end-shape="id146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144" draw:start-glue-point="9" draw:end-shape="id147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146" draw:start-glue-point="10" draw:end-shape="id148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147" draw:start-glue-point="10" draw:end-shape="id149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149" draw:start-glue-point="11" draw:end-shape="id150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148" draw:start-glue-point="9" draw:end-shape="id150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146" draw:start-glue-point="9" draw:end-shape="id145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147" draw:start-glue-point="11" draw:end-shape="id145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145" draw:start-glue-point="11" draw:end-shape="id148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145" draw:start-glue-point="9" draw:end-shape="id149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151" draw:id="id151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54" draw:id="id154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57" draw:id="id157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52" draw:id="id152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55" draw:id="id155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53" draw:id="id153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56" draw:id="id156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151" draw:start-glue-point="11" draw:end-shape="id152" draw:end-glue-point="7" svg:d="M3279 8123l1744-2844" svg:viewBox="0 0 1745 2845">
          <text:p/>
        </draw:connector>
        <draw:connector draw:style-name="gr24" draw:text-style-name="P3" draw:layer="layout" draw:type="line" svg:x1="3.279cm" svg:y1="9.679cm" svg:x2="5.023cm" svg:y2="12.522cm" draw:start-shape="id151" draw:start-glue-point="9" draw:end-shape="id153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151" draw:start-glue-point="10" draw:end-shape="id154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154" draw:start-glue-point="11" draw:end-shape="id155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154" draw:start-glue-point="9" draw:end-shape="id156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152" draw:start-glue-point="10" draw:end-shape="id155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" draw:text-style-name="P3" draw:layer="layout" draw:type="line" svg:x1="6.901cm" svg:y1="13.3cm" svg:x2="11.08cm" svg:y2="13.3cm" draw:start-shape="id153" draw:start-glue-point="10" draw:end-shape="id156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0/2</text:span></text:p>
          </draw:text-box>
        </draw:frame>
        <draw:connector draw:style-name="gr24" draw:text-style-name="P3" draw:layer="layout" draw:type="line" svg:x1="13.178cm" svg:y1="5.279cm" svg:x2="14.922cm" svg:y2="7.903cm" draw:start-shape="id155" draw:start-glue-point="9" draw:end-shape="id157" draw:end-glue-point="5" svg:d="M13178 5279l1744 2624" svg:viewBox="0 0 1745 2625">
          <text:p/>
        </draw:connector>
        <draw:connector draw:style-name="gr2" draw:text-style-name="P3" draw:layer="layout" draw:type="line" svg:x1="12.958cm" svg:y1="12.522cm" svg:x2="14.922cm" svg:y2="9.459cm" draw:start-shape="id156" draw:start-glue-point="11" draw:end-shape="id157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0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3</text:p>
            <text:p>Fluxo Gasto = 0</text:p>
            <text:p>Fluxo Disponível = <text:span text:style-name="T7">4</text:span></text:p>
          </draw:text-box>
        </draw:frame>
        <draw:line draw:style-name="gr23" draw:text-style-name="P3" draw:layer="layout" svg:x1="3.8cm" svg:y1="12.599cm" svg:x2="4.6cm" svg:y2="13.6cm">
          <text:p/>
        </draw:lin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custom-shape draw:style-name="gr10" draw:text-style-name="P2" xml:id="id158" draw:id="id158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59" draw:id="id159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64" draw:id="id164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60" draw:id="id160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62" draw:id="id162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61" draw:id="id161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63" draw:id="id163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158" draw:start-glue-point="10" draw:end-shape="id159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158" draw:start-glue-point="11" draw:end-shape="id160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158" draw:start-glue-point="9" draw:end-shape="id161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160" draw:start-glue-point="10" draw:end-shape="id162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161" draw:start-glue-point="10" draw:end-shape="id163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163" draw:start-glue-point="11" draw:end-shape="id164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162" draw:start-glue-point="9" draw:end-shape="id164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160" draw:start-glue-point="9" draw:end-shape="id159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161" draw:start-glue-point="11" draw:end-shape="id159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159" draw:start-glue-point="11" draw:end-shape="id162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159" draw:start-glue-point="9" draw:end-shape="id163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165" draw:id="id165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68" draw:id="id168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71" draw:id="id171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66" draw:id="id166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69" draw:id="id169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67" draw:id="id167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70" draw:id="id170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165" draw:start-glue-point="11" draw:end-shape="id166" draw:end-glue-point="7" svg:d="M3279 8123l1744-2844" svg:viewBox="0 0 1745 2845">
          <text:p/>
        </draw:connector>
        <draw:connector draw:style-name="gr24" draw:text-style-name="P3" draw:layer="layout" draw:type="line" svg:x1="3.279cm" svg:y1="9.679cm" svg:x2="5.023cm" svg:y2="12.522cm" draw:start-shape="id165" draw:start-glue-point="9" draw:end-shape="id167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165" draw:start-glue-point="10" draw:end-shape="id168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168" draw:start-glue-point="11" draw:end-shape="id169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168" draw:start-glue-point="9" draw:end-shape="id170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166" draw:start-glue-point="10" draw:end-shape="id169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13.3cm" svg:x2="11.08cm" svg:y2="13.3cm" draw:start-shape="id167" draw:start-glue-point="10" draw:end-shape="id170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0/2</text:span></text:p>
          </draw:text-box>
        </draw:frame>
        <draw:connector draw:style-name="gr24" draw:text-style-name="P3" draw:layer="layout" draw:type="line" svg:x1="13.178cm" svg:y1="5.279cm" svg:x2="14.922cm" svg:y2="7.903cm" draw:start-shape="id169" draw:start-glue-point="9" draw:end-shape="id171" draw:end-glue-point="5" svg:d="M13178 5279l1744 2624" svg:viewBox="0 0 1745 2625">
          <text:p/>
        </draw:connector>
        <draw:connector draw:style-name="gr2" draw:text-style-name="P3" draw:layer="layout" draw:type="line" svg:x1="12.958cm" svg:y1="12.522cm" svg:x2="14.922cm" svg:y2="9.459cm" draw:start-shape="id170" draw:start-glue-point="11" draw:end-shape="id171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0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3</text:p>
            <text:p>Fluxo Gasto = 0</text:p>
            <text:p>Fluxo Disponível = <text:span text:style-name="T7">2</text:span></text:p>
          </draw:text-box>
        </draw:frame>
        <draw:line draw:style-name="gr23" draw:text-style-name="P3" draw:layer="layout" svg:x1="10.2cm" svg:y1="11.999cm" svg:x2="11cm" svg:y2="13cm">
          <text:p/>
        </draw:lin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custom-shape draw:style-name="gr10" draw:text-style-name="P2" xml:id="id172" draw:id="id172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73" draw:id="id173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78" draw:id="id178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74" draw:id="id174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76" draw:id="id176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75" draw:id="id175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77" draw:id="id177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172" draw:start-glue-point="10" draw:end-shape="id173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172" draw:start-glue-point="11" draw:end-shape="id174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172" draw:start-glue-point="9" draw:end-shape="id175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174" draw:start-glue-point="10" draw:end-shape="id176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175" draw:start-glue-point="10" draw:end-shape="id177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177" draw:start-glue-point="11" draw:end-shape="id178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176" draw:start-glue-point="9" draw:end-shape="id178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174" draw:start-glue-point="9" draw:end-shape="id173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175" draw:start-glue-point="11" draw:end-shape="id173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173" draw:start-glue-point="11" draw:end-shape="id176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173" draw:start-glue-point="9" draw:end-shape="id177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179" draw:id="id179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82" draw:id="id182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85" draw:id="id185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80" draw:id="id180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83" draw:id="id183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81" draw:id="id181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84" draw:id="id184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179" draw:start-glue-point="11" draw:end-shape="id180" draw:end-glue-point="7" svg:d="M3279 8123l1744-2844" svg:viewBox="0 0 1745 2845">
          <text:p/>
        </draw:connector>
        <draw:connector draw:style-name="gr24" draw:text-style-name="P3" draw:layer="layout" draw:type="line" svg:x1="3.279cm" svg:y1="9.679cm" svg:x2="5.023cm" svg:y2="12.522cm" draw:start-shape="id179" draw:start-glue-point="9" draw:end-shape="id181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179" draw:start-glue-point="10" draw:end-shape="id182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182" draw:start-glue-point="11" draw:end-shape="id183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182" draw:start-glue-point="9" draw:end-shape="id184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180" draw:start-glue-point="10" draw:end-shape="id183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13.3cm" svg:x2="11.08cm" svg:y2="13.3cm" draw:start-shape="id181" draw:start-glue-point="10" draw:end-shape="id184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0/2</text:span></text:p>
          </draw:text-box>
        </draw:frame>
        <draw:connector draw:style-name="gr24" draw:text-style-name="P3" draw:layer="layout" draw:type="line" svg:x1="13.178cm" svg:y1="5.279cm" svg:x2="14.922cm" svg:y2="7.903cm" draw:start-shape="id183" draw:start-glue-point="9" draw:end-shape="id185" draw:end-glue-point="5" svg:d="M13178 5279l1744 2624" svg:viewBox="0 0 1745 2625">
          <text:p/>
        </draw:connector>
        <draw:connector draw:style-name="gr24" draw:text-style-name="P3" draw:layer="layout" draw:type="line" svg:x1="12.958cm" svg:y1="12.522cm" svg:x2="14.922cm" svg:y2="9.459cm" draw:start-shape="id184" draw:start-glue-point="11" draw:end-shape="id185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0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5</text:p>
            <text:p>Fluxo Gasto = 0</text:p>
            <text:p>Fluxo Disponível = <text:span text:style-name="T7">2</text:span></text:p>
          </draw:text-box>
        </draw:frame>
        <draw:line draw:style-name="gr23" draw:text-style-name="P3" draw:layer="layout" svg:x1="13.6cm" svg:y1="7.903cm" svg:x2="14.4cm" svg:y2="8.904cm">
          <text:p/>
        </draw:lin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custom-shape draw:style-name="gr10" draw:text-style-name="P2" xml:id="id186" draw:id="id186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87" draw:id="id187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92" draw:id="id192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88" draw:id="id188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90" draw:id="id190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89" draw:id="id189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91" draw:id="id191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186" draw:start-glue-point="10" draw:end-shape="id187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186" draw:start-glue-point="11" draw:end-shape="id188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186" draw:start-glue-point="9" draw:end-shape="id189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188" draw:start-glue-point="10" draw:end-shape="id190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189" draw:start-glue-point="10" draw:end-shape="id191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191" draw:start-glue-point="11" draw:end-shape="id192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190" draw:start-glue-point="9" draw:end-shape="id192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188" draw:start-glue-point="9" draw:end-shape="id187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189" draw:start-glue-point="11" draw:end-shape="id187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187" draw:start-glue-point="11" draw:end-shape="id190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187" draw:start-glue-point="9" draw:end-shape="id191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193" draw:id="id193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96" draw:id="id196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99" draw:id="id199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94" draw:id="id194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97" draw:id="id197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95" draw:id="id195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98" draw:id="id198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193" draw:start-glue-point="11" draw:end-shape="id194" draw:end-glue-point="7" svg:d="M3279 8123l1744-2844" svg:viewBox="0 0 1745 2845">
          <text:p/>
        </draw:connector>
        <draw:connector draw:style-name="gr24" draw:text-style-name="P3" draw:layer="layout" draw:type="line" svg:x1="3.279cm" svg:y1="9.679cm" svg:x2="5.023cm" svg:y2="12.522cm" draw:start-shape="id193" draw:start-glue-point="9" draw:end-shape="id195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193" draw:start-glue-point="10" draw:end-shape="id196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196" draw:start-glue-point="11" draw:end-shape="id197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196" draw:start-glue-point="9" draw:end-shape="id198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194" draw:start-glue-point="10" draw:end-shape="id197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13.3cm" svg:x2="11.08cm" svg:y2="13.3cm" draw:start-shape="id195" draw:start-glue-point="10" draw:end-shape="id198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0/2</text:span></text:p>
          </draw:text-box>
        </draw:frame>
        <draw:connector draw:style-name="gr24" draw:text-style-name="P3" draw:layer="layout" draw:type="line" svg:x1="13.178cm" svg:y1="5.279cm" svg:x2="14.922cm" svg:y2="7.903cm" draw:start-shape="id197" draw:start-glue-point="9" draw:end-shape="id199" draw:end-glue-point="5" svg:d="M13178 5279l1744 2624" svg:viewBox="0 0 1745 2625">
          <text:p/>
        </draw:connector>
        <draw:connector draw:style-name="gr24" draw:text-style-name="P3" draw:layer="layout" draw:type="line" svg:x1="12.958cm" svg:y1="12.522cm" svg:x2="14.922cm" svg:y2="9.459cm" draw:start-shape="id198" draw:start-glue-point="11" draw:end-shape="id199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2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5</text:p>
            <text:p>Fluxo Gasto = 2</text:p>
            <text:p>Fluxo Disponível = <text:span text:style-name="T7">2</text:span></text:p>
          </draw:text-box>
        </draw:frame>
        <draw:line draw:style-name="gr23" draw:text-style-name="P3" draw:layer="layout" svg:x1="10.2cm" svg:y1="11.999cm" svg:x2="11cm" svg:y2="13cm">
          <text:p/>
        </draw:lin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custom-shape draw:style-name="gr10" draw:text-style-name="P2" xml:id="id200" draw:id="id200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01" draw:id="id201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06" draw:id="id206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02" draw:id="id202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04" draw:id="id204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03" draw:id="id203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05" draw:id="id205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200" draw:start-glue-point="10" draw:end-shape="id201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200" draw:start-glue-point="11" draw:end-shape="id202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200" draw:start-glue-point="9" draw:end-shape="id203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202" draw:start-glue-point="10" draw:end-shape="id204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203" draw:start-glue-point="10" draw:end-shape="id205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205" draw:start-glue-point="11" draw:end-shape="id206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204" draw:start-glue-point="9" draw:end-shape="id206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202" draw:start-glue-point="9" draw:end-shape="id201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203" draw:start-glue-point="11" draw:end-shape="id201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201" draw:start-glue-point="11" draw:end-shape="id204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201" draw:start-glue-point="9" draw:end-shape="id205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207" draw:id="id207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10" draw:id="id210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13" draw:id="id213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08" draw:id="id208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11" draw:id="id211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09" draw:id="id209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12" draw:id="id212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207" draw:start-glue-point="11" draw:end-shape="id208" draw:end-glue-point="7" svg:d="M3279 8123l1744-2844" svg:viewBox="0 0 1745 2845">
          <text:p/>
        </draw:connector>
        <draw:connector draw:style-name="gr24" draw:text-style-name="P3" draw:layer="layout" draw:type="line" svg:x1="3.279cm" svg:y1="9.679cm" svg:x2="5.023cm" svg:y2="12.522cm" draw:start-shape="id207" draw:start-glue-point="9" draw:end-shape="id209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207" draw:start-glue-point="10" draw:end-shape="id210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0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210" draw:start-glue-point="11" draw:end-shape="id211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210" draw:start-glue-point="9" draw:end-shape="id212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208" draw:start-glue-point="10" draw:end-shape="id211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13.3cm" svg:x2="11.08cm" svg:y2="13.3cm" draw:start-shape="id209" draw:start-glue-point="10" draw:end-shape="id212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2/2</text:span></text:p>
          </draw:text-box>
        </draw:frame>
        <draw:connector draw:style-name="gr24" draw:text-style-name="P3" draw:layer="layout" draw:type="line" svg:x1="13.178cm" svg:y1="5.279cm" svg:x2="14.922cm" svg:y2="7.903cm" draw:start-shape="id211" draw:start-glue-point="9" draw:end-shape="id213" draw:end-glue-point="5" svg:d="M13178 5279l1744 2624" svg:viewBox="0 0 1745 2625">
          <text:p/>
        </draw:connector>
        <draw:connector draw:style-name="gr24" draw:text-style-name="P3" draw:layer="layout" draw:type="line" svg:x1="12.958cm" svg:y1="12.522cm" svg:x2="14.922cm" svg:y2="9.459cm" draw:start-shape="id212" draw:start-glue-point="11" draw:end-shape="id213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2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5</text:p>
            <text:p>Fluxo Gasto = 2</text:p>
            <text:p>Fluxo Disponível = <text:span text:style-name="T7">4</text:span></text:p>
          </draw:text-box>
        </draw:frame>
        <draw:line draw:style-name="gr23" draw:text-style-name="P3" draw:layer="layout" svg:x1="3.8cm" svg:y1="12.2cm" svg:x2="4.6cm" svg:y2="13.201cm">
          <text:p/>
        </draw:lin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custom-shape draw:style-name="gr10" draw:text-style-name="P2" xml:id="id214" draw:id="id214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15" draw:id="id215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20" draw:id="id220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16" draw:id="id216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18" draw:id="id218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17" draw:id="id217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19" draw:id="id219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214" draw:start-glue-point="10" draw:end-shape="id215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214" draw:start-glue-point="11" draw:end-shape="id216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214" draw:start-glue-point="9" draw:end-shape="id217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216" draw:start-glue-point="10" draw:end-shape="id218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217" draw:start-glue-point="10" draw:end-shape="id219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219" draw:start-glue-point="11" draw:end-shape="id220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218" draw:start-glue-point="9" draw:end-shape="id220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216" draw:start-glue-point="9" draw:end-shape="id215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217" draw:start-glue-point="11" draw:end-shape="id215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215" draw:start-glue-point="11" draw:end-shape="id218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215" draw:start-glue-point="9" draw:end-shape="id219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221" draw:id="id221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24" draw:id="id224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27" draw:id="id227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22" draw:id="id222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25" draw:id="id225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23" draw:id="id223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26" draw:id="id226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221" draw:start-glue-point="11" draw:end-shape="id222" draw:end-glue-point="7" svg:d="M3279 8123l1744-2844" svg:viewBox="0 0 1745 2845">
          <text:p/>
        </draw:connector>
        <draw:connector draw:style-name="gr24" draw:text-style-name="P3" draw:layer="layout" draw:type="line" svg:x1="3.279cm" svg:y1="9.679cm" svg:x2="5.023cm" svg:y2="12.522cm" draw:start-shape="id221" draw:start-glue-point="9" draw:end-shape="id223" draw:end-glue-point="5" svg:d="M3279 9679l1744 2843" svg:viewBox="0 0 1745 2844">
          <text:p/>
        </draw:connector>
        <draw:connector draw:style-name="gr2" draw:text-style-name="P3" draw:layer="layout" draw:type="line" svg:x1="3.601cm" svg:y1="8.901cm" svg:x2="8.001cm" svg:y2="8.901cm" draw:start-shape="id221" draw:start-glue-point="10" draw:end-shape="id224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2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224" draw:start-glue-point="11" draw:end-shape="id225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224" draw:start-glue-point="9" draw:end-shape="id226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222" draw:start-glue-point="10" draw:end-shape="id225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13.3cm" svg:x2="11.08cm" svg:y2="13.3cm" draw:start-shape="id223" draw:start-glue-point="10" draw:end-shape="id226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2/2</text:span></text:p>
          </draw:text-box>
        </draw:frame>
        <draw:connector draw:style-name="gr24" draw:text-style-name="P3" draw:layer="layout" draw:type="line" svg:x1="13.178cm" svg:y1="5.279cm" svg:x2="14.922cm" svg:y2="7.903cm" draw:start-shape="id225" draw:start-glue-point="9" draw:end-shape="id227" draw:end-glue-point="5" svg:d="M13178 5279l1744 2624" svg:viewBox="0 0 1745 2625">
          <text:p/>
        </draw:connector>
        <draw:connector draw:style-name="gr24" draw:text-style-name="P3" draw:layer="layout" draw:type="line" svg:x1="12.958cm" svg:y1="12.522cm" svg:x2="14.922cm" svg:y2="9.459cm" draw:start-shape="id226" draw:start-glue-point="11" draw:end-shape="id227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2/10</text:span></text:p>
          </draw:text-box>
        </draw:frame>
        <draw:frame draw:style-name="gr22" draw:text-style-name="P4" draw:layer="layout" svg:width="6.365cm" svg:height="2.384cm" svg:x="20.801cm" svg:y="0.816cm">
          <draw:text-box>
            <text:p>Fluxo Máximo = 5</text:p>
            <text:p>Fluxo Gasto = 2</text:p>
            <text:p>Fluxo Disponível = <text:span text:style-name="T7">∞</text:span></text:p>
          </draw:text-box>
        </draw:frame>
        <draw:line draw:style-name="gr23" draw:text-style-name="P3" draw:layer="layout" svg:x1="0.8cm" svg:y1="6.999cm" svg:x2="1.6cm" svg:y2="8cm">
          <text:p/>
        </draw:lin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custom-shape draw:style-name="gr10" draw:text-style-name="P2" xml:id="id228" draw:id="id228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29" draw:id="id229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34" draw:id="id234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30" draw:id="id230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32" draw:id="id232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31" draw:id="id231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33" draw:id="id233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228" draw:start-glue-point="10" draw:end-shape="id229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228" draw:start-glue-point="11" draw:end-shape="id230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228" draw:start-glue-point="9" draw:end-shape="id231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230" draw:start-glue-point="10" draw:end-shape="id232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231" draw:start-glue-point="10" draw:end-shape="id233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233" draw:start-glue-point="11" draw:end-shape="id234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232" draw:start-glue-point="9" draw:end-shape="id234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230" draw:start-glue-point="9" draw:end-shape="id229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231" draw:start-glue-point="11" draw:end-shape="id229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229" draw:start-glue-point="11" draw:end-shape="id232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229" draw:start-glue-point="9" draw:end-shape="id233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235" draw:id="id235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38" draw:id="id238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41" draw:id="id241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36" draw:id="id236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39" draw:id="id239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37" draw:id="id237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40" draw:id="id240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235" draw:start-glue-point="11" draw:end-shape="id236" draw:end-glue-point="7" svg:d="M3279 8123l1744-2844" svg:viewBox="0 0 1745 2845">
          <text:p/>
        </draw:connector>
        <draw:connector draw:style-name="gr24" draw:text-style-name="P3" draw:layer="layout" draw:type="line" svg:x1="3.279cm" svg:y1="9.679cm" svg:x2="5.023cm" svg:y2="12.522cm" draw:start-shape="id235" draw:start-glue-point="9" draw:end-shape="id237" draw:end-glue-point="5" svg:d="M3279 9679l1744 2843" svg:viewBox="0 0 1745 2844">
          <text:p/>
        </draw:connector>
        <draw:connector draw:style-name="gr24" draw:text-style-name="P3" draw:layer="layout" draw:type="line" svg:x1="3.601cm" svg:y1="8.901cm" svg:x2="8.001cm" svg:y2="8.901cm" draw:start-shape="id235" draw:start-glue-point="10" draw:end-shape="id238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2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238" draw:start-glue-point="11" draw:end-shape="id239" draw:end-glue-point="7" svg:d="M9878 8123l1744-2844" svg:viewBox="0 0 1745 2845">
          <text:p/>
        </draw:connector>
        <draw:connector draw:style-name="gr2" draw:text-style-name="P3" draw:layer="layout" draw:type="line" svg:x1="9.878cm" svg:y1="9.679cm" svg:x2="11.402cm" svg:y2="12.522cm" draw:start-shape="id238" draw:start-glue-point="9" draw:end-shape="id240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236" draw:start-glue-point="10" draw:end-shape="id239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13.3cm" svg:x2="11.08cm" svg:y2="13.3cm" draw:start-shape="id237" draw:start-glue-point="10" draw:end-shape="id240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2/2</text:span></text:p>
          </draw:text-box>
        </draw:frame>
        <draw:connector draw:style-name="gr24" draw:text-style-name="P3" draw:layer="layout" draw:type="line" svg:x1="13.178cm" svg:y1="5.279cm" svg:x2="14.922cm" svg:y2="7.903cm" draw:start-shape="id239" draw:start-glue-point="9" draw:end-shape="id241" draw:end-glue-point="5" svg:d="M13178 5279l1744 2624" svg:viewBox="0 0 1745 2625">
          <text:p/>
        </draw:connector>
        <draw:connector draw:style-name="gr24" draw:text-style-name="P3" draw:layer="layout" draw:type="line" svg:x1="12.958cm" svg:y1="12.522cm" svg:x2="14.922cm" svg:y2="9.459cm" draw:start-shape="id240" draw:start-glue-point="11" draw:end-shape="id241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2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5</text:p>
            <text:p>Fluxo Gasto = 0</text:p>
            <text:p>Fluxo Disponível = <text:span text:style-name="T7">3</text:span></text:p>
          </draw:text-box>
        </draw:frame>
        <draw:line draw:style-name="gr23" draw:text-style-name="P3" draw:layer="layout" svg:x1="7.6cm" svg:y1="6.8cm" svg:x2="8.4cm" svg:y2="7.801cm">
          <text:p/>
        </draw:lin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custom-shape draw:style-name="gr10" draw:text-style-name="P2" xml:id="id242" draw:id="id242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43" draw:id="id243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48" draw:id="id248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44" draw:id="id244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46" draw:id="id246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45" draw:id="id245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47" draw:id="id247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242" draw:start-glue-point="10" draw:end-shape="id243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242" draw:start-glue-point="11" draw:end-shape="id244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242" draw:start-glue-point="9" draw:end-shape="id245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244" draw:start-glue-point="10" draw:end-shape="id246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245" draw:start-glue-point="10" draw:end-shape="id247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247" draw:start-glue-point="11" draw:end-shape="id248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246" draw:start-glue-point="9" draw:end-shape="id248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244" draw:start-glue-point="9" draw:end-shape="id243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245" draw:start-glue-point="11" draw:end-shape="id243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243" draw:start-glue-point="11" draw:end-shape="id246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243" draw:start-glue-point="9" draw:end-shape="id247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249" draw:id="id249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52" draw:id="id252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55" draw:id="id255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50" draw:id="id250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53" draw:id="id253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51" draw:id="id251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54" draw:id="id254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249" draw:start-glue-point="11" draw:end-shape="id250" draw:end-glue-point="7" svg:d="M3279 8123l1744-2844" svg:viewBox="0 0 1745 2845">
          <text:p/>
        </draw:connector>
        <draw:connector draw:style-name="gr24" draw:text-style-name="P3" draw:layer="layout" draw:type="line" svg:x1="3.279cm" svg:y1="9.679cm" svg:x2="5.023cm" svg:y2="12.522cm" draw:start-shape="id249" draw:start-glue-point="9" draw:end-shape="id251" draw:end-glue-point="5" svg:d="M3279 9679l1744 2843" svg:viewBox="0 0 1745 2844">
          <text:p/>
        </draw:connector>
        <draw:connector draw:style-name="gr24" draw:text-style-name="P3" draw:layer="layout" draw:type="line" svg:x1="3.601cm" svg:y1="8.901cm" svg:x2="8.001cm" svg:y2="8.901cm" draw:start-shape="id249" draw:start-glue-point="10" draw:end-shape="id252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2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252" draw:start-glue-point="11" draw:end-shape="id253" draw:end-glue-point="7" svg:d="M9878 8123l1744-2844" svg:viewBox="0 0 1745 2845">
          <text:p/>
        </draw:connector>
        <draw:connector draw:style-name="gr24" draw:text-style-name="P3" draw:layer="layout" draw:type="line" svg:x1="9.878cm" svg:y1="9.679cm" svg:x2="11.402cm" svg:y2="12.522cm" draw:start-shape="id252" draw:start-glue-point="9" draw:end-shape="id254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250" draw:start-glue-point="10" draw:end-shape="id253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13.3cm" svg:x2="11.08cm" svg:y2="13.3cm" draw:start-shape="id251" draw:start-glue-point="10" draw:end-shape="id254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2/2</text:span></text:p>
          </draw:text-box>
        </draw:frame>
        <draw:connector draw:style-name="gr24" draw:text-style-name="P3" draw:layer="layout" draw:type="line" svg:x1="13.178cm" svg:y1="5.279cm" svg:x2="14.922cm" svg:y2="7.903cm" draw:start-shape="id253" draw:start-glue-point="9" draw:end-shape="id255" draw:end-glue-point="5" svg:d="M13178 5279l1744 2624" svg:viewBox="0 0 1745 2625">
          <text:p/>
        </draw:connector>
        <draw:connector draw:style-name="gr24" draw:text-style-name="P3" draw:layer="layout" draw:type="line" svg:x1="12.958cm" svg:y1="12.522cm" svg:x2="14.922cm" svg:y2="9.459cm" draw:start-shape="id254" draw:start-glue-point="11" draw:end-shape="id255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2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5</text:p>
            <text:p>Fluxo Gasto = 0</text:p>
            <text:p>Fluxo Disponível = <text:span text:style-name="T7">3</text:span></text:p>
          </draw:text-box>
        </draw:frame>
        <draw:line draw:style-name="gr23" draw:text-style-name="P3" draw:layer="layout" svg:x1="10.28cm" svg:y1="12cm" svg:x2="11.08cm" svg:y2="13.001cm">
          <text:p/>
        </draw:lin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custom-shape draw:style-name="gr10" draw:text-style-name="P2" xml:id="id256" draw:id="id256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57" draw:id="id257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62" draw:id="id262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58" draw:id="id258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60" draw:id="id260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59" draw:id="id259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61" draw:id="id261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256" draw:start-glue-point="10" draw:end-shape="id257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256" draw:start-glue-point="11" draw:end-shape="id258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256" draw:start-glue-point="9" draw:end-shape="id259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258" draw:start-glue-point="10" draw:end-shape="id260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259" draw:start-glue-point="10" draw:end-shape="id261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261" draw:start-glue-point="11" draw:end-shape="id262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260" draw:start-glue-point="9" draw:end-shape="id262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258" draw:start-glue-point="9" draw:end-shape="id257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259" draw:start-glue-point="11" draw:end-shape="id257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257" draw:start-glue-point="11" draw:end-shape="id260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257" draw:start-glue-point="9" draw:end-shape="id261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263" draw:id="id263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66" draw:id="id266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69" draw:id="id269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64" draw:id="id264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67" draw:id="id267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65" draw:id="id265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68" draw:id="id268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263" draw:start-glue-point="11" draw:end-shape="id264" draw:end-glue-point="7" svg:d="M3279 8123l1744-2844" svg:viewBox="0 0 1745 2845">
          <text:p/>
        </draw:connector>
        <draw:connector draw:style-name="gr24" draw:text-style-name="P3" draw:layer="layout" draw:type="line" svg:x1="3.279cm" svg:y1="9.679cm" svg:x2="5.023cm" svg:y2="12.522cm" draw:start-shape="id263" draw:start-glue-point="9" draw:end-shape="id265" draw:end-glue-point="5" svg:d="M3279 9679l1744 2843" svg:viewBox="0 0 1745 2844">
          <text:p/>
        </draw:connector>
        <draw:connector draw:style-name="gr24" draw:text-style-name="P3" draw:layer="layout" draw:type="line" svg:x1="3.601cm" svg:y1="8.901cm" svg:x2="8.001cm" svg:y2="8.901cm" draw:start-shape="id263" draw:start-glue-point="10" draw:end-shape="id266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2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266" draw:start-glue-point="11" draw:end-shape="id267" draw:end-glue-point="7" svg:d="M9878 8123l1744-2844" svg:viewBox="0 0 1745 2845">
          <text:p/>
        </draw:connector>
        <draw:connector draw:style-name="gr24" draw:text-style-name="P3" draw:layer="layout" draw:type="line" svg:x1="9.878cm" svg:y1="9.679cm" svg:x2="11.402cm" svg:y2="12.522cm" draw:start-shape="id266" draw:start-glue-point="9" draw:end-shape="id268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264" draw:start-glue-point="10" draw:end-shape="id267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13.3cm" svg:x2="11.08cm" svg:y2="13.3cm" draw:start-shape="id265" draw:start-glue-point="10" draw:end-shape="id268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2/2</text:span></text:p>
          </draw:text-box>
        </draw:frame>
        <draw:connector draw:style-name="gr24" draw:text-style-name="P3" draw:layer="layout" draw:type="line" svg:x1="13.178cm" svg:y1="5.279cm" svg:x2="14.922cm" svg:y2="7.903cm" draw:start-shape="id267" draw:start-glue-point="9" draw:end-shape="id269" draw:end-glue-point="5" svg:d="M13178 5279l1744 2624" svg:viewBox="0 0 1745 2625">
          <text:p/>
        </draw:connector>
        <draw:connector draw:style-name="gr24" draw:text-style-name="P3" draw:layer="layout" draw:type="line" svg:x1="12.958cm" svg:y1="12.522cm" svg:x2="14.922cm" svg:y2="9.459cm" draw:start-shape="id268" draw:start-glue-point="11" draw:end-shape="id269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2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8</text:p>
            <text:p>Fluxo Gasto = 0</text:p>
            <text:p>Fluxo Disponível = <text:span text:style-name="T7">3</text:span></text:p>
          </draw:text-box>
        </draw:frame>
        <draw:line draw:style-name="gr23" draw:text-style-name="P3" draw:layer="layout" svg:x1="13.6cm" svg:y1="7.799cm" svg:x2="14.4cm" svg:y2="8.8cm">
          <text:p/>
        </draw:lin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custom-shape draw:style-name="gr10" draw:text-style-name="P2" xml:id="id270" draw:id="id270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71" draw:id="id271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76" draw:id="id276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72" draw:id="id272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74" draw:id="id274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73" draw:id="id273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75" draw:id="id275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270" draw:start-glue-point="10" draw:end-shape="id271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270" draw:start-glue-point="11" draw:end-shape="id272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270" draw:start-glue-point="9" draw:end-shape="id273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272" draw:start-glue-point="10" draw:end-shape="id274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273" draw:start-glue-point="10" draw:end-shape="id275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275" draw:start-glue-point="11" draw:end-shape="id276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274" draw:start-glue-point="9" draw:end-shape="id276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272" draw:start-glue-point="9" draw:end-shape="id271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273" draw:start-glue-point="11" draw:end-shape="id271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271" draw:start-glue-point="11" draw:end-shape="id274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271" draw:start-glue-point="9" draw:end-shape="id275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277" draw:id="id277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80" draw:id="id280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83" draw:id="id283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78" draw:id="id278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81" draw:id="id281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79" draw:id="id279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82" draw:id="id282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277" draw:start-glue-point="11" draw:end-shape="id278" draw:end-glue-point="7" svg:d="M3279 8123l1744-2844" svg:viewBox="0 0 1745 2845">
          <text:p/>
        </draw:connector>
        <draw:connector draw:style-name="gr24" draw:text-style-name="P3" draw:layer="layout" draw:type="line" svg:x1="3.279cm" svg:y1="9.679cm" svg:x2="5.023cm" svg:y2="12.522cm" draw:start-shape="id277" draw:start-glue-point="9" draw:end-shape="id279" draw:end-glue-point="5" svg:d="M3279 9679l1744 2843" svg:viewBox="0 0 1745 2844">
          <text:p/>
        </draw:connector>
        <draw:connector draw:style-name="gr24" draw:text-style-name="P3" draw:layer="layout" draw:type="line" svg:x1="3.601cm" svg:y1="8.901cm" svg:x2="8.001cm" svg:y2="8.901cm" draw:start-shape="id277" draw:start-glue-point="10" draw:end-shape="id280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2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280" draw:start-glue-point="11" draw:end-shape="id281" draw:end-glue-point="7" svg:d="M9878 8123l1744-2844" svg:viewBox="0 0 1745 2845">
          <text:p/>
        </draw:connector>
        <draw:connector draw:style-name="gr24" draw:text-style-name="P3" draw:layer="layout" draw:type="line" svg:x1="9.878cm" svg:y1="9.679cm" svg:x2="11.402cm" svg:y2="12.522cm" draw:start-shape="id280" draw:start-glue-point="9" draw:end-shape="id282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0/3</text:span></text:p>
          </draw:text-box>
        </draw:frame>
        <draw:connector draw:style-name="gr24" draw:text-style-name="P3" draw:layer="layout" draw:type="line" svg:x1="6.901cm" svg:y1="4.501cm" svg:x2="11.3cm" svg:y2="4.501cm" draw:start-shape="id278" draw:start-glue-point="10" draw:end-shape="id281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13.3cm" svg:x2="11.08cm" svg:y2="13.3cm" draw:start-shape="id279" draw:start-glue-point="10" draw:end-shape="id282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2/2</text:span></text:p>
          </draw:text-box>
        </draw:frame>
        <draw:connector draw:style-name="gr24" draw:text-style-name="P3" draw:layer="layout" draw:type="line" svg:x1="13.178cm" svg:y1="5.279cm" svg:x2="14.922cm" svg:y2="7.903cm" draw:start-shape="id281" draw:start-glue-point="9" draw:end-shape="id283" draw:end-glue-point="5" svg:d="M13178 5279l1744 2624" svg:viewBox="0 0 1745 2625">
          <text:p/>
        </draw:connector>
        <draw:connector draw:style-name="gr24" draw:text-style-name="P3" draw:layer="layout" draw:type="line" svg:x1="12.958cm" svg:y1="12.522cm" svg:x2="14.922cm" svg:y2="9.459cm" draw:start-shape="id282" draw:start-glue-point="11" draw:end-shape="id283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5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8</text:p>
            <text:p>Fluxo Gasto = 3</text:p>
            <text:p>Fluxo Disponível = <text:span text:style-name="T7">3</text:span></text:p>
          </draw:text-box>
        </draw:frame>
        <draw:line draw:style-name="gr23" draw:text-style-name="P3" draw:layer="layout" svg:x1="10.2cm" svg:y1="11.8cm" svg:x2="11cm" svg:y2="12.801cm">
          <text:p/>
        </draw:line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custom-shape draw:style-name="gr10" draw:text-style-name="P2" xml:id="id284" draw:id="id284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85" draw:id="id285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90" draw:id="id290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86" draw:id="id286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88" draw:id="id288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87" draw:id="id287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89" draw:id="id289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284" draw:start-glue-point="10" draw:end-shape="id285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284" draw:start-glue-point="11" draw:end-shape="id286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284" draw:start-glue-point="9" draw:end-shape="id287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286" draw:start-glue-point="10" draw:end-shape="id288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287" draw:start-glue-point="10" draw:end-shape="id289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289" draw:start-glue-point="11" draw:end-shape="id290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288" draw:start-glue-point="9" draw:end-shape="id290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286" draw:start-glue-point="9" draw:end-shape="id285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287" draw:start-glue-point="11" draw:end-shape="id285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285" draw:start-glue-point="11" draw:end-shape="id288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285" draw:start-glue-point="9" draw:end-shape="id289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291" draw:id="id291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94" draw:id="id294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97" draw:id="id297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92" draw:id="id292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95" draw:id="id295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93" draw:id="id293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96" draw:id="id296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291" draw:start-glue-point="11" draw:end-shape="id292" draw:end-glue-point="7" svg:d="M3279 8123l1744-2844" svg:viewBox="0 0 1745 2845">
          <text:p/>
        </draw:connector>
        <draw:connector draw:style-name="gr24" draw:text-style-name="P3" draw:layer="layout" draw:type="line" svg:x1="3.279cm" svg:y1="9.679cm" svg:x2="5.023cm" svg:y2="12.522cm" draw:start-shape="id291" draw:start-glue-point="9" draw:end-shape="id293" draw:end-glue-point="5" svg:d="M3279 9679l1744 2843" svg:viewBox="0 0 1745 2844">
          <text:p/>
        </draw:connector>
        <draw:connector draw:style-name="gr24" draw:text-style-name="P3" draw:layer="layout" draw:type="line" svg:x1="3.601cm" svg:y1="8.901cm" svg:x2="8.001cm" svg:y2="8.901cm" draw:start-shape="id291" draw:start-glue-point="10" draw:end-shape="id294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2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0/3</text:span></text:p>
          </draw:text-box>
        </draw:frame>
        <draw:connector draw:style-name="gr2" draw:text-style-name="P3" draw:layer="layout" draw:type="line" svg:x1="9.878cm" svg:y1="8.123cm" svg:x2="11.622cm" svg:y2="5.279cm" draw:start-shape="id294" draw:start-glue-point="11" draw:end-shape="id295" draw:end-glue-point="7" svg:d="M9878 8123l1744-2844" svg:viewBox="0 0 1745 2845">
          <text:p/>
        </draw:connector>
        <draw:connector draw:style-name="gr24" draw:text-style-name="P3" draw:layer="layout" draw:type="line" svg:x1="9.878cm" svg:y1="9.679cm" svg:x2="11.402cm" svg:y2="12.522cm" draw:start-shape="id294" draw:start-glue-point="9" draw:end-shape="id296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4.501cm" svg:x2="11.3cm" svg:y2="4.501cm" draw:start-shape="id292" draw:start-glue-point="10" draw:end-shape="id295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13.3cm" svg:x2="11.08cm" svg:y2="13.3cm" draw:start-shape="id293" draw:start-glue-point="10" draw:end-shape="id296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2/2</text:span></text:p>
          </draw:text-box>
        </draw:frame>
        <draw:connector draw:style-name="gr24" draw:text-style-name="P3" draw:layer="layout" draw:type="line" svg:x1="13.178cm" svg:y1="5.279cm" svg:x2="14.922cm" svg:y2="7.903cm" draw:start-shape="id295" draw:start-glue-point="9" draw:end-shape="id297" draw:end-glue-point="5" svg:d="M13178 5279l1744 2624" svg:viewBox="0 0 1745 2625">
          <text:p/>
        </draw:connector>
        <draw:connector draw:style-name="gr24" draw:text-style-name="P3" draw:layer="layout" draw:type="line" svg:x1="12.958cm" svg:y1="12.522cm" svg:x2="14.922cm" svg:y2="9.459cm" draw:start-shape="id296" draw:start-glue-point="11" draw:end-shape="id297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5/10</text:span></text:p>
          </draw:text-box>
        </draw:frame>
        <draw:frame draw:style-name="gr25" draw:text-style-name="P4" draw:layer="layout" svg:width="6.23cm" svg:height="2.384cm" svg:x="20.801cm" svg:y="0.816cm">
          <draw:text-box>
            <text:p>Fluxo Máximo = 8</text:p>
            <text:p>Fluxo Gasto = 3</text:p>
            <text:p>Fluxo Disponível = <text:span text:style-name="T7">3</text:span></text:p>
          </draw:text-box>
        </draw:frame>
        <draw:line draw:style-name="gr23" draw:text-style-name="P3" draw:layer="layout" svg:x1="7.6cm" svg:y1="6.799cm" svg:x2="8.4cm" svg:y2="7.8cm">
          <text:p/>
        </draw:line>
        <presentation:notes draw:style-name="dp2">
          <draw:page-thumbnail draw:style-name="gr8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custom-shape draw:style-name="gr10" draw:text-style-name="P2" xml:id="id298" draw:id="id298" draw:layer="layout" svg:width="1.454cm" svg:height="1.454cm" svg:x="17.424cm" svg:y="16.30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99" draw:id="id299" draw:layer="layout" svg:width="1.454cm" svg:height="1.454cm" svg:x="21.785cm" svg:y="16.3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04" draw:id="id304" draw:layer="layout" svg:width="1.454cm" svg:height="1.453cm" svg:x="26.146cm" svg:y="16.1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00" draw:id="id300" draw:layer="layout" svg:width="1.454cm" svg:height="1.454cm" svg:x="19.605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02" draw:id="id302" draw:layer="layout" svg:width="1.454cm" svg:height="1.454cm" svg:x="23.966cm" svg:y="13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01" draw:id="id301" draw:layer="layout" svg:width="1.454cm" svg:height="1.454cm" svg:x="19.605cm" svg:y="19.21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03" draw:id="id303" draw:layer="layout" svg:width="1.453cm" svg:height="1.454cm" svg:x="23.821cm" svg:y="19.2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878cm" svg:y1="17.034cm" svg:x2="21.785cm" svg:y2="17.034cm" draw:start-shape="id298" draw:start-glue-point="10" draw:end-shape="id299" draw:end-glue-point="6" svg:d="M18878 17034h2907" svg:viewBox="0 0 2908 1">
          <text:p/>
        </draw:connector>
        <draw:connector draw:style-name="gr2" draw:text-style-name="P3" draw:layer="layout" draw:type="line" svg:x1="18.665cm" svg:y1="16.52cm" svg:x2="19.818cm" svg:y2="14.641cm" draw:start-shape="id298" draw:start-glue-point="11" draw:end-shape="id300" draw:end-glue-point="7" svg:d="M18665 16520l1153-1879" svg:viewBox="0 0 1154 1880">
          <text:p/>
        </draw:connector>
        <draw:connector draw:style-name="gr2" draw:text-style-name="P3" draw:layer="layout" draw:type="line" svg:x1="18.665cm" svg:y1="17.548cm" svg:x2="19.818cm" svg:y2="19.428cm" draw:start-shape="id298" draw:start-glue-point="9" draw:end-shape="id301" draw:end-glue-point="5" svg:d="M18665 17548l1153 1880" svg:viewBox="0 0 1154 1881">
          <text:p/>
        </draw:connector>
        <draw:connector draw:style-name="gr2" draw:text-style-name="P3" draw:layer="layout" draw:type="line" svg:x1="21.059cm" svg:y1="14.127cm" svg:x2="23.966cm" svg:y2="14.127cm" draw:start-shape="id300" draw:start-glue-point="10" draw:end-shape="id302" draw:end-glue-point="6" svg:d="M21059 14127h2907" svg:viewBox="0 0 2908 1">
          <text:p/>
        </draw:connector>
        <draw:connector draw:style-name="gr2" draw:text-style-name="P3" draw:layer="layout" draw:type="line" svg:x1="21.059cm" svg:y1="19.942cm" svg:x2="23.821cm" svg:y2="19.942cm" draw:start-shape="id301" draw:start-glue-point="10" draw:end-shape="id303" svg:d="M21059 19942h2762" svg:viewBox="0 0 2763 1">
          <text:p/>
        </draw:connector>
        <draw:connector draw:style-name="gr2" draw:text-style-name="P3" draw:layer="layout" draw:type="line" svg:x1="25.062cm" svg:y1="19.428cm" svg:x2="26.359cm" svg:y2="17.403cm" draw:start-shape="id303" draw:start-glue-point="11" draw:end-shape="id304" draw:end-glue-point="7" svg:d="M25062 19428l1297-2025" svg:viewBox="0 0 1298 2026">
          <text:p/>
        </draw:connector>
        <draw:connector draw:style-name="gr2" draw:text-style-name="P3" draw:layer="layout" draw:type="line" svg:x1="25.207cm" svg:y1="14.641cm" svg:x2="26.359cm" svg:y2="16.374cm" draw:start-shape="id302" draw:start-glue-point="9" draw:end-shape="id304" draw:end-glue-point="5" svg:d="M25207 14641l1152 1733" svg:viewBox="0 0 1153 1734">
          <text:p/>
        </draw:connector>
        <draw:connector draw:style-name="gr2" draw:text-style-name="P3" draw:layer="layout" draw:type="line" svg:x1="20.846cm" svg:y1="14.641cm" svg:x2="21.998cm" svg:y2="16.52cm" draw:start-shape="id300" draw:start-glue-point="9" draw:end-shape="id299" draw:end-glue-point="5" svg:d="M20846 14641l1152 1879" svg:viewBox="0 0 1153 1880">
          <text:p/>
        </draw:connector>
        <draw:connector draw:style-name="gr2" draw:text-style-name="P3" draw:layer="layout" draw:type="line" svg:x1="20.846cm" svg:y1="19.428cm" svg:x2="21.998cm" svg:y2="17.548cm" draw:start-shape="id301" draw:start-glue-point="11" draw:end-shape="id299" draw:end-glue-point="7" svg:d="M20846 19428l1152-1880" svg:viewBox="0 0 1153 1881">
          <text:p/>
        </draw:connector>
        <draw:connector draw:style-name="gr2" draw:text-style-name="P3" draw:layer="layout" draw:type="line" svg:x1="23.026cm" svg:y1="16.52cm" svg:x2="24.179cm" svg:y2="14.641cm" draw:start-shape="id299" draw:start-glue-point="11" draw:end-shape="id302" draw:end-glue-point="7" svg:d="M23026 16520l1153-1879" svg:viewBox="0 0 1154 1880">
          <text:p/>
        </draw:connector>
        <draw:connector draw:style-name="gr2" draw:text-style-name="P3" draw:layer="layout" draw:type="line" svg:x1="23.026cm" svg:y1="17.548cm" svg:x2="24.033cm" svg:y2="19.428cm" draw:start-shape="id299" draw:start-glue-point="9" draw:end-shape="id303" draw:end-glue-point="5" svg:d="M23026 17548l1007 1880" svg:viewBox="0 0 1008 1881">
          <text:p/>
        </draw:connector>
        <draw:frame draw:style-name="gr13" draw:text-style-name="P4" draw:layer="layout" svg:width="0.62cm" svg:height="0.962cm" svg:x="18.515cm" svg:y="15.245cm">
          <draw:text-box>
            <text:p>5</text:p>
          </draw:text-box>
        </draw:frame>
        <draw:frame draw:style-name="gr13" draw:text-style-name="P4" draw:layer="layout" svg:width="0.62cm" svg:height="0.962cm" svg:x="18.548cm" svg:y="18.08cm">
          <draw:text-box>
            <text:p>4</text:p>
          </draw:text-box>
        </draw:frame>
        <draw:frame draw:style-name="gr13" draw:text-style-name="P4" draw:layer="layout" svg:width="0.62cm" svg:height="0.962cm" svg:x="20.002cm" svg:y="16.335cm">
          <draw:text-box>
            <text:p>3</text:p>
          </draw:text-box>
        </draw:frame>
        <draw:frame draw:style-name="gr13" draw:text-style-name="P4" draw:layer="layout" svg:width="0.62cm" svg:height="0.962cm" svg:x="20.622cm" svg:y="18.08cm">
          <draw:text-box>
            <text:p>2</text:p>
          </draw:text-box>
        </draw:frame>
        <draw:frame draw:style-name="gr13" draw:text-style-name="P4" draw:layer="layout" svg:width="0.62cm" svg:height="0.962cm" svg:x="20.622cm" svg:y="15.172cm">
          <draw:text-box>
            <text:p>2</text:p>
          </draw:text-box>
        </draw:frame>
        <draw:frame draw:style-name="gr14" draw:text-style-name="P4" draw:layer="layout" svg:width="0.62cm" svg:height="0.962cm" svg:x="22.183cm" svg:y="13.428cm">
          <draw:text-box>
            <text:p>3</text:p>
          </draw:text-box>
        </draw:frame>
        <draw:frame draw:style-name="gr13" draw:text-style-name="P4" draw:layer="layout" svg:width="0.619cm" svg:height="0.962cm" svg:x="22.91cm" svg:y="15.172cm">
          <draw:text-box>
            <text:p>1</text:p>
          </draw:text-box>
        </draw:frame>
        <draw:frame draw:style-name="gr13" draw:text-style-name="P4" draw:layer="layout" svg:width="0.62cm" svg:height="0.962cm" svg:x="23.529cm" svg:y="17.934cm">
          <draw:text-box>
            <text:p>3</text:p>
          </draw:text-box>
        </draw:frame>
        <draw:frame draw:style-name="gr13" draw:text-style-name="P4" draw:layer="layout" svg:width="0.621cm" svg:height="0.962cm" svg:x="22.075cm" svg:y="19.243cm">
          <draw:text-box>
            <text:p>2</text:p>
          </draw:text-box>
        </draw:frame>
        <draw:frame draw:style-name="gr15" draw:text-style-name="P4" draw:layer="layout" svg:width="1.459cm" svg:height="0.962cm" svg:x="25.565cm" svg:y="18.37cm">
          <draw:text-box>
            <text:p>10</text:p>
          </draw:text-box>
        </draw:frame>
        <draw:frame draw:style-name="gr16" draw:text-style-name="P4" draw:layer="layout" svg:width="1.261cm" svg:height="1.673cm" svg:x="25.739cm" svg:y="14.999cm">
          <draw:text-box>
            <text:p>10</text:p>
          </draw:text-box>
        </draw:frame>
        <draw:frame draw:style-name="gr21" draw:text-style-name="P5" draw:layer="layout" svg:width="15.801cm" svg:height="1.673cm" svg:x="0.5cm" svg:y="0.8cm">
          <draw:text-box>
            <text:p><text:span text:style-name="T1">Verifique o Fluxo Máximo</text:span></text:p>
          </draw:text-box>
        </draw:frame>
        <draw:custom-shape draw:style-name="gr18" draw:text-style-name="P10" xml:id="id305" draw:id="id305" draw:layer="layout" svg:width="2.2cm" svg:height="2.2cm" svg:x="1.401cm" svg:y="7.801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308" draw:id="id308" draw:layer="layout" svg:width="2.199cm" svg:height="2.2cm" svg:x="8.001cm" svg:y="7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11" draw:id="id311" draw:layer="layout" svg:width="2.2cm" svg:height="2.2cm" svg:x="14.6cm" svg:y="7.581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06" draw:id="id306" draw:layer="layout" svg:width="2.2cm" svg:height="2.2cm" svg:x="4.701cm" svg:y="3.4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09" draw:id="id309" draw:layer="layout" svg:width="2.2cm" svg:height="2.2cm" svg:x="11.3cm" svg:y="3.4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07" draw:id="id307" draw:layer="layout" svg:width="2.2cm" svg:height="2.2cm" svg:x="4.701cm" svg:y="12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10" draw:id="id310" draw:layer="layout" svg:width="2.2cm" svg:height="2.2cm" svg:x="11.08cm" svg:y="12.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79cm" svg:y1="8.123cm" svg:x2="5.023cm" svg:y2="5.279cm" draw:start-shape="id305" draw:start-glue-point="11" draw:end-shape="id306" draw:end-glue-point="7" svg:d="M3279 8123l1744-2844" svg:viewBox="0 0 1745 2845">
          <text:p/>
        </draw:connector>
        <draw:connector draw:style-name="gr24" draw:text-style-name="P3" draw:layer="layout" draw:type="line" svg:x1="3.279cm" svg:y1="9.679cm" svg:x2="5.023cm" svg:y2="12.522cm" draw:start-shape="id305" draw:start-glue-point="9" draw:end-shape="id307" draw:end-glue-point="5" svg:d="M3279 9679l1744 2843" svg:viewBox="0 0 1745 2844">
          <text:p/>
        </draw:connector>
        <draw:connector draw:style-name="gr24" draw:text-style-name="P3" draw:layer="layout" draw:type="line" svg:x1="3.601cm" svg:y1="8.901cm" svg:x2="8.001cm" svg:y2="8.901cm" draw:start-shape="id305" draw:start-glue-point="10" draw:end-shape="id308" draw:end-glue-point="6" svg:d="M3601 8901h4400" svg:viewBox="0 0 4401 1">
          <text:p/>
        </draw:connector>
        <draw:frame draw:style-name="gr20" draw:text-style-name="P12" draw:layer="layout" svg:width="1.8cm" svg:height="1.038cm" svg:x="2cm" svg:y="5.8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2/4</text:span></text:p>
          </draw:text-box>
        </draw:frame>
        <draw:frame draw:style-name="gr20" draw:text-style-name="P12" draw:layer="layout" svg:width="1.8cm" svg:height="1.038cm" svg:x="5cm" svg:y="7.8cm">
          <draw:text-box>
            <text:p><text:span text:style-name="T5">3/3</text:span></text:p>
          </draw:text-box>
        </draw:frame>
        <draw:connector draw:style-name="gr2" draw:text-style-name="P3" draw:layer="layout" draw:type="line" svg:x1="9.878cm" svg:y1="8.123cm" svg:x2="11.622cm" svg:y2="5.279cm" draw:start-shape="id308" draw:start-glue-point="11" draw:end-shape="id309" draw:end-glue-point="7" svg:d="M9878 8123l1744-2844" svg:viewBox="0 0 1745 2845">
          <text:p/>
        </draw:connector>
        <draw:connector draw:style-name="gr24" draw:text-style-name="P3" draw:layer="layout" draw:type="line" svg:x1="9.878cm" svg:y1="9.679cm" svg:x2="11.402cm" svg:y2="12.522cm" draw:start-shape="id308" draw:start-glue-point="9" draw:end-shape="id310" draw:end-glue-point="5" svg:d="M9878 9679l1524 2843" svg:viewBox="0 0 1525 2844">
          <text:p/>
        </draw:connector>
        <draw:frame draw:style-name="gr20" draw:text-style-name="P12" draw:layer="layout" svg:width="1.8cm" svg:height="1.038cm" svg:x="9.2cm" svg:y="6.162cm">
          <draw:text-box>
            <text:p><text:span text:style-name="T5">0/1</text:span></text:p>
          </draw:text-box>
        </draw:frame>
        <draw:frame draw:style-name="gr20" draw:text-style-name="P12" draw:layer="layout" svg:width="1.8cm" svg:height="1.038cm" svg:x="9cm" svg:y="10.8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4.501cm" svg:x2="11.3cm" svg:y2="4.501cm" draw:start-shape="id306" draw:start-glue-point="10" draw:end-shape="id309" draw:end-glue-point="6" svg:d="M6901 4501h4399" svg:viewBox="0 0 4400 1">
          <text:p/>
        </draw:connector>
        <draw:frame draw:style-name="gr20" draw:text-style-name="P12" draw:layer="layout" svg:width="1.8cm" svg:height="1.038cm" svg:x="8.2cm" svg:y="3.463cm">
          <draw:text-box>
            <text:p><text:span text:style-name="T5">3/3</text:span></text:p>
          </draw:text-box>
        </draw:frame>
        <draw:connector draw:style-name="gr24" draw:text-style-name="P3" draw:layer="layout" draw:type="line" svg:x1="6.901cm" svg:y1="13.3cm" svg:x2="11.08cm" svg:y2="13.3cm" draw:start-shape="id307" draw:start-glue-point="10" draw:end-shape="id310" draw:end-glue-point="6" svg:d="M6901 13300h4179" svg:viewBox="0 0 4180 1">
          <text:p/>
        </draw:connector>
        <draw:frame draw:style-name="gr20" draw:text-style-name="P12" draw:layer="layout" svg:width="1.8cm" svg:height="1.038cm" svg:x="8cm" svg:y="13.362cm">
          <draw:text-box>
            <text:p><text:span text:style-name="T5">2/2</text:span></text:p>
          </draw:text-box>
        </draw:frame>
        <draw:connector draw:style-name="gr24" draw:text-style-name="P3" draw:layer="layout" draw:type="line" svg:x1="13.178cm" svg:y1="5.279cm" svg:x2="14.922cm" svg:y2="7.903cm" draw:start-shape="id309" draw:start-glue-point="9" draw:end-shape="id311" draw:end-glue-point="5" svg:d="M13178 5279l1744 2624" svg:viewBox="0 0 1745 2625">
          <text:p/>
        </draw:connector>
        <draw:connector draw:style-name="gr24" draw:text-style-name="P3" draw:layer="layout" draw:type="line" svg:x1="12.958cm" svg:y1="12.522cm" svg:x2="14.922cm" svg:y2="9.459cm" draw:start-shape="id310" draw:start-glue-point="11" draw:end-shape="id311" draw:end-glue-point="7" svg:d="M12958 12522l1964-3063" svg:viewBox="0 0 1965 3064">
          <text:p/>
        </draw:connector>
        <draw:frame draw:style-name="gr20" draw:text-style-name="P12" draw:layer="layout" svg:width="2.2cm" svg:height="1.038cm" svg:x="14cm" svg:y="5.6cm">
          <draw:text-box>
            <text:p><text:span text:style-name="T5">3/10</text:span></text:p>
          </draw:text-box>
        </draw:frame>
        <draw:frame draw:style-name="gr20" draw:text-style-name="P12" draw:layer="layout" svg:width="2.2cm" svg:height="1.038cm" svg:x="14cm" svg:y="10.762cm">
          <draw:text-box>
            <text:p><text:span text:style-name="T5">5/10</text:span></text:p>
          </draw:text-box>
        </draw:frame>
        <draw:frame draw:style-name="gr22" draw:text-style-name="P4" draw:layer="layout" svg:width="6.365cm" svg:height="2.384cm" svg:x="20.801cm" svg:y="0.816cm">
          <draw:text-box>
            <text:p>Fluxo Máximo = 8</text:p>
            <text:p>Fluxo Gasto = 3</text:p>
            <text:p>Fluxo Disponível = <text:span text:style-name="T7">∞</text:span></text:p>
          </draw:text-box>
        </draw:frame>
        <draw:line draw:style-name="gr23" draw:text-style-name="P3" draw:layer="layout" svg:x1="0.8cm" svg:y1="6.999cm" svg:x2="1.6cm" svg:y2="8cm">
          <text:p/>
        </draw:line>
        <presentation:notes draw:style-name="dp2">
          <draw:page-thumbnail draw:style-name="gr8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draw:style-name="gr26" draw:text-style-name="P5" draw:layer="layout" svg:width="15.242cm" svg:height="1.673cm" svg:x="0.5cm" svg:y="0.8cm">
          <draw:text-box>
            <text:p><text:span text:style-name="T1">Atualize o grafo residual</text:span></text:p>
          </draw:text-box>
        </draw:frame>
        <draw:custom-shape draw:style-name="gr27" draw:text-style-name="P10" xml:id="id312" draw:id="id312" draw:layer="layout" svg:width="1.314cm" svg:height="1.314cm" svg:x="18cm" svg:y="16.43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315" draw:id="id315" draw:layer="layout" svg:width="1.314cm" svg:height="1.314cm" svg:x="21.943cm" svg:y="16.43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xml:id="id318" draw:id="id318" draw:layer="layout" svg:width="1.314cm" svg:height="1.315cm" svg:x="25.886cm" svg:y="16.298cm">
          <text:p text:style-name="P1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313" draw:id="id313" draw:layer="layout" svg:width="1.314cm" svg:height="1.314cm" svg:x="19.972cm" svg:y="13.8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316" draw:id="id316" draw:layer="layout" svg:width="1.314cm" svg:height="1.314cm" svg:x="23.914cm" svg:y="13.80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314" draw:id="id314" draw:layer="layout" svg:width="1.314cm" svg:height="1.314cm" svg:x="19.972cm" svg:y="19.05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317" draw:id="id317" draw:layer="layout" svg:width="1.314cm" svg:height="1.314cm" svg:x="23.783cm" svg:y="19.05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" draw:layer="layout" draw:type="line" svg:x1="19.122cm" svg:y1="16.622cm" svg:x2="20.164cm" svg:y2="14.923cm" draw:start-shape="id312" draw:start-glue-point="11" draw:end-shape="id313" draw:end-glue-point="7" svg:d="M19122 16622l1042-1699" svg:viewBox="0 0 1043 1700">
          <text:p/>
        </draw:connector>
        <draw:connector draw:style-name="gr29" draw:text-style-name="P3" draw:layer="layout" draw:type="line" svg:x1="19.122cm" svg:y1="17.552cm" svg:x2="20.164cm" svg:y2="19.25cm" draw:start-shape="id312" draw:start-glue-point="9" draw:end-shape="id314" draw:end-glue-point="5" svg:d="M19122 17552l1042 1698" svg:viewBox="0 0 1043 1699">
          <text:p/>
        </draw:connector>
        <draw:connector draw:style-name="gr29" draw:text-style-name="P3" draw:layer="layout" draw:type="line" svg:x1="19.314cm" svg:y1="17.087cm" svg:x2="21.943cm" svg:y2="17.087cm" draw:start-shape="id312" draw:start-glue-point="10" draw:end-shape="id315" draw:end-glue-point="6" svg:d="M19314 17087h2629" svg:viewBox="0 0 2630 1">
          <text:p/>
        </draw:connector>
        <draw:frame draw:style-name="gr30" draw:text-style-name="P12" draw:layer="layout" svg:width="1.633cm" svg:height="2.612cm" svg:x="18.167cm" svg:y="15.132cm">
          <draw:text-box>
            <text:p><text:span text:style-name="T5">3/5</text:span></text:p>
          </draw:text-box>
        </draw:frame>
        <draw:frame draw:style-name="gr30" draw:text-style-name="P12" draw:layer="layout" svg:width="1.592cm" svg:height="2.612cm" svg:x="18.2cm" svg:y="18.341cm">
          <draw:text-box>
            <text:p><text:span text:style-name="T5">2/4</text:span></text:p>
          </draw:text-box>
        </draw:frame>
        <draw:frame draw:style-name="gr30" draw:text-style-name="P12" draw:layer="layout" svg:width="1.793cm" svg:height="2.612cm" svg:x="19.807cm" svg:y="16cm">
          <draw:text-box>
            <text:p><text:span text:style-name="T5">3/3</text:span></text:p>
          </draw:text-box>
        </draw:frame>
        <draw:connector draw:style-name="gr2" draw:text-style-name="P3" draw:layer="layout" draw:type="line" svg:x1="23.065cm" svg:y1="16.622cm" svg:x2="24.106cm" svg:y2="14.923cm" draw:start-shape="id315" draw:start-glue-point="11" draw:end-shape="id316" draw:end-glue-point="7" svg:d="M23065 16622l1041-1699" svg:viewBox="0 0 1042 1700">
          <text:p/>
        </draw:connector>
        <draw:connector draw:style-name="gr29" draw:text-style-name="P3" draw:layer="layout" draw:type="line" svg:x1="23.065cm" svg:y1="17.552cm" svg:x2="23.975cm" svg:y2="19.25cm" draw:start-shape="id315" draw:start-glue-point="9" draw:end-shape="id317" draw:end-glue-point="5" svg:d="M23065 17552l910 1698" svg:viewBox="0 0 911 1699">
          <text:p/>
        </draw:connector>
        <draw:frame draw:style-name="gr31" draw:text-style-name="P12" draw:layer="layout" svg:width="1.541cm" svg:height="1.097cm" svg:x="22.059cm" svg:y="15.115cm">
          <draw:text-box>
            <text:p><text:span text:style-name="T5">0/1</text:span></text:p>
          </draw:text-box>
        </draw:frame>
        <draw:frame draw:style-name="gr30" draw:text-style-name="P12" draw:layer="layout" svg:width="1.66cm" svg:height="2.612cm" svg:x="22.2cm" svg:y="18.221cm">
          <draw:text-box>
            <text:p><text:span text:style-name="T5">3/3</text:span></text:p>
          </draw:text-box>
        </draw:frame>
        <draw:connector draw:style-name="gr29" draw:text-style-name="P3" draw:layer="layout" draw:type="line" svg:x1="21.286cm" svg:y1="14.458cm" svg:x2="23.914cm" svg:y2="14.458cm" draw:start-shape="id313" draw:start-glue-point="10" draw:end-shape="id316" draw:end-glue-point="6" svg:d="M21286 14458h2628" svg:viewBox="0 0 2629 1">
          <text:p/>
        </draw:connector>
        <draw:frame draw:style-name="gr30" draw:text-style-name="P12" draw:layer="layout" svg:width="1.852cm" svg:height="2.612cm" svg:x="21.8cm" svg:y="13.6cm">
          <draw:text-box>
            <text:p><text:span text:style-name="T5">3/3</text:span></text:p>
          </draw:text-box>
        </draw:frame>
        <draw:connector draw:style-name="gr29" draw:text-style-name="P3" draw:layer="layout" draw:type="line" svg:x1="21.286cm" svg:y1="19.715cm" svg:x2="23.783cm" svg:y2="19.715cm" draw:start-shape="id314" draw:start-glue-point="10" draw:end-shape="id317" draw:end-glue-point="6" svg:d="M21286 19715h2497" svg:viewBox="0 0 2498 1">
          <text:p/>
        </draw:connector>
        <draw:frame draw:style-name="gr32" draw:text-style-name="P12" draw:layer="layout" svg:width="1.618cm" svg:height="1.2cm" svg:x="21.582cm" svg:y="19.6cm">
          <draw:text-box>
            <text:p><text:span text:style-name="T5">2/2</text:span></text:p>
          </draw:text-box>
        </draw:frame>
        <draw:connector draw:style-name="gr29" draw:text-style-name="P3" draw:layer="layout" draw:type="line" svg:x1="25.036cm" svg:y1="14.923cm" svg:x2="26.078cm" svg:y2="16.49cm" draw:start-shape="id316" draw:start-glue-point="9" draw:end-shape="id318" draw:end-glue-point="5" svg:d="M25036 14923l1042 1567" svg:viewBox="0 0 1043 1568">
          <text:p/>
        </draw:connector>
        <draw:connector draw:style-name="gr29" draw:text-style-name="P3" draw:layer="layout" draw:type="line" svg:x1="24.905cm" svg:y1="19.25cm" svg:x2="26.078cm" svg:y2="17.421cm" draw:start-shape="id317" draw:start-glue-point="11" draw:end-shape="id318" draw:end-glue-point="7" svg:d="M24905 19250l1173-1829" svg:viewBox="0 0 1174 1830">
          <text:p/>
        </draw:connector>
        <draw:frame draw:style-name="gr33" draw:text-style-name="P12" draw:layer="layout" svg:width="2.073cm" svg:height="1.825cm" svg:x="25.527cm" svg:y="15.115cm">
          <draw:text-box>
            <text:p><text:span text:style-name="T5">3/10</text:span></text:p>
          </draw:text-box>
        </draw:frame>
        <draw:frame draw:style-name="gr33" draw:text-style-name="P12" draw:layer="layout" svg:width="2.073cm" svg:height="1.825cm" svg:x="25.527cm" svg:y="18.199cm">
          <draw:text-box>
            <text:p><text:span text:style-name="T5">5/10</text:span></text:p>
          </draw:text-box>
        </draw:frame>
        <draw:custom-shape draw:style-name="gr1" draw:text-style-name="P2" xml:id="id319" draw:id="id319" draw:layer="layout" svg:width="2.52cm" svg:height="2.52cm" svg:x="1.6cm" svg:y="9.06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5" draw:id="id325" draw:layer="layout" svg:width="2.52cm" svg:height="2.52cm" svg:x="9.16cm" svg:y="9.06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3" draw:id="id323" draw:layer="layout" svg:width="2.52cm" svg:height="2.52cm" svg:x="16.72cm" svg:y="8.8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0" draw:id="id320" draw:layer="layout" svg:width="2.52cm" svg:height="2.52cm" svg:x="5.38cm" svg:y="4.02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4" draw:id="id324" draw:layer="layout" svg:width="2.52cm" svg:height="2.52cm" svg:x="12.94cm" svg:y="4.02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1" draw:id="id321" draw:layer="layout" svg:width="2.52cm" svg:height="2.52cm" svg:x="5.38cm" svg:y="14.10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2" draw:id="id322" draw:layer="layout" svg:width="2.52cm" svg:height="2.52cm" svg:x="12.688cm" svg:y="14.10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751cm" svg:y1="9.431cm" svg:x2="5.749cm" svg:y2="6.173cm" draw:start-shape="id319" draw:start-glue-point="11" draw:end-shape="id320" draw:end-glue-point="7" svg:d="M3751 9431l1998-3258" svg:viewBox="0 0 1999 3259">
          <text:p/>
        </draw:connector>
        <draw:connector draw:style-name="gr2" draw:text-style-name="P3" draw:layer="layout" draw:type="line" svg:x1="3.751cm" svg:y1="11.213cm" svg:x2="5.749cm" svg:y2="14.471cm" draw:start-shape="id319" draw:start-glue-point="9" draw:end-shape="id321" draw:end-glue-point="5" svg:d="M3751 11213l1998 3258" svg:viewBox="0 0 1999 3259">
          <text:p/>
        </draw:connector>
        <draw:connector draw:style-name="gr2" draw:text-style-name="P3" draw:layer="layout" draw:type="line" svg:x1="14.839cm" svg:y1="14.471cm" svg:x2="17.089cm" svg:y2="10.961cm" draw:start-shape="id322" draw:start-glue-point="11" draw:end-shape="id323" draw:end-glue-point="7" svg:d="M14839 14471l2250-3510" svg:viewBox="0 0 2251 3511">
          <text:p/>
        </draw:connector>
        <draw:connector draw:style-name="gr2" draw:text-style-name="P3" draw:layer="layout" draw:type="line" svg:x1="15.091cm" svg:y1="6.173cm" svg:x2="17.089cm" svg:y2="9.179cm" draw:start-shape="id324" draw:start-glue-point="9" draw:end-shape="id323" draw:end-glue-point="5" svg:d="M15091 6173l1998 3006" svg:viewBox="0 0 1999 3007">
          <text:p/>
        </draw:connector>
        <draw:connector draw:style-name="gr2" draw:text-style-name="P3" draw:layer="layout" draw:type="line" svg:x1="7.531cm" svg:y1="6.173cm" svg:x2="9.529cm" svg:y2="9.431cm" draw:start-shape="id320" draw:start-glue-point="9" draw:end-shape="id325" draw:end-glue-point="5" svg:d="M7531 6173l1998 3258" svg:viewBox="0 0 1999 3259">
          <text:p/>
        </draw:connector>
        <draw:connector draw:style-name="gr2" draw:text-style-name="P3" draw:layer="layout" draw:type="line" svg:x1="7.531cm" svg:y1="14.471cm" svg:x2="9.529cm" svg:y2="11.213cm" draw:start-shape="id321" draw:start-glue-point="11" draw:end-shape="id325" draw:end-glue-point="7" svg:d="M7531 14471l1998-3258" svg:viewBox="0 0 1999 3259">
          <text:p/>
        </draw:connector>
        <draw:connector draw:style-name="gr2" draw:text-style-name="P3" draw:layer="layout" draw:type="line" svg:x1="11.311cm" svg:y1="9.431cm" svg:x2="13.309cm" svg:y2="6.173cm" draw:start-shape="id325" draw:start-glue-point="11" draw:end-shape="id324" draw:end-glue-point="7" svg:d="M11311 9431l1998-3258" svg:viewBox="0 0 1999 3259">
          <text:p/>
        </draw:connector>
        <draw:frame draw:style-name="gr3" draw:text-style-name="P4" draw:layer="layout" svg:width="1.075cm" svg:height="1.212cm" svg:x="4.8cm" svg:y="7.898cm">
          <draw:text-box>
            <text:p>2</text:p>
          </draw:text-box>
        </draw:frame>
        <draw:frame draw:style-name="gr3" draw:text-style-name="P4" draw:layer="layout" svg:width="1.075cm" svg:height="1.212cm" svg:x="4.8cm" svg:y="12.188cm">
          <draw:text-box>
            <text:p>2</text:p>
          </draw:text-box>
        </draw:frame>
        <draw:frame draw:style-name="gr3" draw:text-style-name="P4" draw:layer="layout" svg:width="1.075cm" svg:height="1.212cm" svg:x="6.069cm" svg:y="9.11cm">
          <draw:text-box>
            <text:p>3</text:p>
          </draw:text-box>
        </draw:frame>
        <draw:frame draw:style-name="gr3" draw:text-style-name="P4" draw:layer="layout" svg:width="1.075cm" svg:height="1.212cm" svg:x="7.144cm" svg:y="12.134cm">
          <draw:text-box>
            <text:p>2</text:p>
          </draw:text-box>
        </draw:frame>
        <draw:frame draw:style-name="gr3" draw:text-style-name="P4" draw:layer="layout" svg:width="1.075cm" svg:height="1.212cm" svg:x="7.144cm" svg:y="7.094cm">
          <draw:text-box>
            <text:p>2</text:p>
          </draw:text-box>
        </draw:frame>
        <draw:frame draw:style-name="gr4" draw:text-style-name="P4" draw:layer="layout" svg:width="1.075cm" svg:height="1.212cm" svg:x="9.849cm" svg:y="4.07cm">
          <draw:text-box>
            <text:p>3</text:p>
          </draw:text-box>
        </draw:frame>
        <draw:frame draw:style-name="gr3" draw:text-style-name="P4" draw:layer="layout" svg:width="1.075cm" svg:height="1.212cm" svg:x="11.109cm" svg:y="7.094cm">
          <draw:text-box>
            <text:p>1</text:p>
          </draw:text-box>
        </draw:frame>
        <draw:frame draw:style-name="gr3" draw:text-style-name="P4" draw:layer="layout" svg:width="1.075cm" svg:height="1.212cm" svg:x="12.184cm" svg:y="11.882cm">
          <draw:text-box>
            <text:p>3</text:p>
          </draw:text-box>
        </draw:frame>
        <draw:frame draw:style-name="gr3" draw:text-style-name="P4" draw:layer="layout" svg:width="1.075cm" svg:height="1.212cm" svg:x="9.664cm" svg:y="14.15cm">
          <draw:text-box>
            <text:p>2</text:p>
          </draw:text-box>
        </draw:frame>
        <draw:frame draw:style-name="gr5" draw:text-style-name="P4" draw:layer="layout" svg:width="1.518cm" svg:height="1.212cm" svg:x="16.8cm" svg:y="12.8cm">
          <draw:text-box>
            <text:p>5</text:p>
          </draw:text-box>
        </draw:frame>
        <draw:frame draw:style-name="gr6" draw:text-style-name="P4" draw:layer="layout" svg:width="1.519cm" svg:height="1.212cm" svg:x="14.881cm" svg:y="7.588cm">
          <draw:text-box>
            <text:p>7</text:p>
          </draw:text-box>
        </draw:frame>
        <draw:connector draw:style-name="gr2" draw:text-style-name="P3" draw:layer="layout" draw:type="line" svg:x1="5.38cm" svg:y1="5.282cm" svg:x2="2.86cm" svg:y2="9.062cm" draw:start-shape="id320" draw:start-glue-point="6" draw:end-shape="id319" draw:end-glue-point="4" svg:d="M5380 5282l-2520 3780" svg:viewBox="0 0 2521 3781">
          <text:p/>
        </draw:connector>
        <draw:frame draw:style-name="gr3" draw:text-style-name="P4" draw:layer="layout" svg:width="1.075cm" svg:height="1.212cm" svg:x="2.925cm" svg:y="6.4cm">
          <draw:text-box>
            <text:p>3</text:p>
          </draw:text-box>
        </draw:frame>
        <draw:connector draw:style-name="gr2" draw:text-style-name="P3" draw:layer="layout" draw:type="line" svg:x1="5.38cm" svg:y1="15.362cm" svg:x2="2.86cm" svg:y2="11.582cm" draw:start-shape="id321" draw:start-glue-point="6" draw:end-shape="id319" draw:end-glue-point="8" svg:d="M5380 15362l-2520-3780" svg:viewBox="0 0 2521 3781">
          <text:p/>
        </draw:connector>
        <draw:frame draw:style-name="gr3" draw:text-style-name="P4" draw:layer="layout" svg:width="1.075cm" svg:height="1.212cm" svg:x="3.2cm" svg:y="13.4cm">
          <draw:text-box>
            <text:p>2</text:p>
          </draw:text-box>
        </draw:frame>
        <draw:connector draw:style-name="gr2" draw:text-style-name="P3" draw:layer="layout" draw:type="line" svg:x1="9.16cm" svg:y1="10.322cm" svg:x2="4.12cm" svg:y2="10.322cm" draw:start-shape="id325" draw:start-glue-point="6" draw:end-shape="id319" draw:end-glue-point="10" svg:d="M9160 10322h-5040" svg:viewBox="0 0 5041 1">
          <text:p/>
        </draw:connector>
        <draw:connector draw:style-name="gr2" draw:text-style-name="P3" draw:layer="layout" draw:type="line" svg:x1="12.94cm" svg:y1="5.282cm" svg:x2="7.9cm" svg:y2="5.282cm" draw:start-shape="id324" draw:start-glue-point="6" draw:end-shape="id320" draw:end-glue-point="10" svg:d="M12940 5282h-5040" svg:viewBox="0 0 5041 1">
          <text:p/>
        </draw:connector>
        <draw:connector draw:style-name="gr2" draw:text-style-name="P3" draw:layer="layout" draw:type="line" svg:x1="12.688cm" svg:y1="15.362cm" svg:x2="7.9cm" svg:y2="15.362cm" draw:start-shape="id322" draw:start-glue-point="6" draw:end-shape="id321" draw:end-glue-point="10" svg:d="M12688 15362h-4788" svg:viewBox="0 0 4789 1">
          <text:p/>
        </draw:connector>
        <draw:connector draw:style-name="gr2" draw:text-style-name="P3" draw:layer="layout" draw:type="line" svg:x1="13.057cm" svg:y1="14.471cm" svg:x2="11.311cm" svg:y2="11.213cm" draw:start-shape="id322" draw:start-glue-point="5" draw:end-shape="id325" draw:end-glue-point="9" svg:d="M13057 14471l-1746-3258" svg:viewBox="0 0 1747 3259">
          <text:p/>
        </draw:connector>
        <draw:connector draw:style-name="gr2" draw:text-style-name="P3" draw:layer="layout" draw:type="line" svg:x1="17.98cm" svg:y1="8.81cm" svg:x2="15.46cm" svg:y2="5.282cm" draw:start-shape="id323" draw:start-glue-point="4" draw:end-shape="id324" svg:d="M17980 8810l-2520-3528" svg:viewBox="0 0 2521 3529">
          <text:p/>
        </draw:connector>
        <draw:frame draw:style-name="gr6" draw:text-style-name="P4" draw:layer="layout" svg:width="1.519cm" svg:height="1.212cm" svg:x="16.881cm" svg:y="6.388cm">
          <draw:text-box>
            <text:p>3</text:p>
          </draw:text-box>
        </draw:frame>
        <draw:connector draw:style-name="gr2" draw:text-style-name="P3" draw:layer="layout" draw:type="line" svg:x1="17.98cm" svg:y1="11.33cm" svg:x2="15.208cm" svg:y2="15.362cm" draw:start-shape="id323" draw:start-glue-point="8" draw:end-shape="id322" draw:end-glue-point="10" svg:d="M17980 11330l-2772 4032" svg:viewBox="0 0 2773 4033">
          <text:p/>
        </draw:connector>
        <draw:frame draw:style-name="gr5" draw:text-style-name="P4" draw:layer="layout" svg:width="1.518cm" svg:height="1.212cm" svg:x="15.082cm" svg:y="12cm">
          <draw:text-box>
            <text:p>5</text:p>
          </draw:text-box>
        </draw:frame>
        <presentation:notes draw:style-name="dp2">
          <draw:page-thumbnail draw:style-name="gr8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office:forms form:automatic-focus="false" form:apply-design-mode="false"/>
        <draw:frame draw:style-name="gr34" draw:text-style-name="P5" draw:layer="layout" svg:width="16.449cm" svg:height="1.673cm" svg:x="0.5cm" svg:y="0.8cm">
          <draw:text-box>
            <text:p><text:span text:style-name="T1">Construa a árvore de nível</text:span></text:p>
          </draw:text-box>
        </draw:frame>
        <draw:custom-shape draw:style-name="gr35" draw:text-style-name="P2" xml:id="id326" draw:id="id326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32" draw:id="id332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30" draw:id="id330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27" draw:id="id327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31" draw:id="id331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28" draw:id="id328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29" draw:id="id329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326" draw:start-glue-point="11" draw:end-shape="id327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326" draw:start-glue-point="9" draw:end-shape="id328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329" draw:start-glue-point="11" draw:end-shape="id330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331" draw:start-glue-point="9" draw:end-shape="id330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327" draw:start-glue-point="9" draw:end-shape="id332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328" draw:start-glue-point="11" draw:end-shape="id332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332" draw:start-glue-point="11" draw:end-shape="id331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327" draw:start-glue-point="6" draw:end-shape="id326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328" draw:start-glue-point="6" draw:end-shape="id326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332" draw:start-glue-point="6" draw:end-shape="id326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331" draw:start-glue-point="6" draw:end-shape="id327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329" draw:start-glue-point="6" draw:end-shape="id328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329" draw:start-glue-point="5" draw:end-shape="id332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330" draw:start-glue-point="4" draw:end-shape="id331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330" draw:start-glue-point="8" draw:end-shape="id329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2.199cm" svg:height="2.2cm" svg:x="8.002cm" svg:y="7.80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4.601cm" svg:y="7.582cm">
          <text:p text:style-name="P1"><text:span text:style-name="T4">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4.702cm" svg:y="3.40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301cm" svg:y="3.40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4.702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office:forms form:automatic-focus="false" form:apply-design-mode="false"/>
        <draw:frame draw:style-name="gr34" draw:text-style-name="P5" draw:layer="layout" svg:width="16.449cm" svg:height="1.673cm" svg:x="0.5cm" svg:y="0.8cm">
          <draw:text-box>
            <text:p><text:span text:style-name="T1">Construa a árvore de nível</text:span></text:p>
          </draw:text-box>
        </draw:frame>
        <draw:custom-shape draw:style-name="gr35" draw:text-style-name="P2" xml:id="id333" draw:id="id333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39" draw:id="id339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37" draw:id="id337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34" draw:id="id334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38" draw:id="id338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35" draw:id="id335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36" draw:id="id336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333" draw:start-glue-point="11" draw:end-shape="id334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333" draw:start-glue-point="9" draw:end-shape="id335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336" draw:start-glue-point="11" draw:end-shape="id337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338" draw:start-glue-point="9" draw:end-shape="id337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334" draw:start-glue-point="9" draw:end-shape="id339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335" draw:start-glue-point="11" draw:end-shape="id339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339" draw:start-glue-point="11" draw:end-shape="id338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334" draw:start-glue-point="6" draw:end-shape="id333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335" draw:start-glue-point="6" draw:end-shape="id333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339" draw:start-glue-point="6" draw:end-shape="id333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338" draw:start-glue-point="6" draw:end-shape="id334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336" draw:start-glue-point="6" draw:end-shape="id335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336" draw:start-glue-point="5" draw:end-shape="id339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337" draw:start-glue-point="4" draw:end-shape="id338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337" draw:start-glue-point="8" draw:end-shape="id336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340" draw:id="id340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2.199cm" svg:height="2.2cm" svg:x="8.002cm" svg:y="7.80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4.601cm" svg:y="7.582cm">
          <text:p text:style-name="P1"><text:span text:style-name="T4">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41" draw:id="id341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301cm" svg:y="3.40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42" draw:id="id342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8cm" svg:y1="8.124cm" svg:x2="5.024cm" svg:y2="5.28cm" draw:start-shape="id340" draw:start-glue-point="11" draw:end-shape="id341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340" draw:start-glue-point="9" draw:end-shape="id342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office:forms form:automatic-focus="false" form:apply-design-mode="false"/>
        <draw:frame draw:style-name="gr34" draw:text-style-name="P5" draw:layer="layout" svg:width="16.449cm" svg:height="1.673cm" svg:x="0.5cm" svg:y="0.8cm">
          <draw:text-box>
            <text:p><text:span text:style-name="T1">Construa a árvore de nível</text:span></text:p>
          </draw:text-box>
        </draw:frame>
        <draw:custom-shape draw:style-name="gr35" draw:text-style-name="P2" xml:id="id343" draw:id="id343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49" draw:id="id349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47" draw:id="id347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44" draw:id="id344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48" draw:id="id348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45" draw:id="id345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46" draw:id="id346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343" draw:start-glue-point="11" draw:end-shape="id344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343" draw:start-glue-point="9" draw:end-shape="id345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346" draw:start-glue-point="11" draw:end-shape="id347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348" draw:start-glue-point="9" draw:end-shape="id347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344" draw:start-glue-point="9" draw:end-shape="id349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345" draw:start-glue-point="11" draw:end-shape="id349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349" draw:start-glue-point="11" draw:end-shape="id348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344" draw:start-glue-point="6" draw:end-shape="id343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345" draw:start-glue-point="6" draw:end-shape="id343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349" draw:start-glue-point="6" draw:end-shape="id343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348" draw:start-glue-point="6" draw:end-shape="id344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346" draw:start-glue-point="6" draw:end-shape="id345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346" draw:start-glue-point="5" draw:end-shape="id349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347" draw:start-glue-point="4" draw:end-shape="id348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347" draw:start-glue-point="8" draw:end-shape="id346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350" draw:id="id350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353" draw:id="id353" draw:layer="layout" svg:width="2.199cm" svg:height="2.2cm" svg:x="8.002cm" svg:y="7.80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4.601cm" svg:y="7.582cm">
          <text:p text:style-name="P1"><text:span text:style-name="T4">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51" draw:id="id351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301cm" svg:y="3.40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52" draw:id="id352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8cm" svg:y1="8.124cm" svg:x2="5.024cm" svg:y2="5.28cm" draw:start-shape="id350" draw:start-glue-point="11" draw:end-shape="id351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350" draw:start-glue-point="9" draw:end-shape="id352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draw:connector draw:style-name="gr2" draw:text-style-name="P3" draw:layer="layout" draw:type="line" svg:x1="6.58cm" svg:y1="5.28cm" svg:x2="8.324cm" svg:y2="8.124cm" draw:start-shape="id351" draw:start-glue-point="9" draw:end-shape="id353" draw:end-glue-point="5" svg:d="M6580 5280l1744 2844" svg:viewBox="0 0 1745 2845">
          <text:p/>
        </draw:connector>
        <draw:connector draw:style-name="gr2" draw:text-style-name="P3" draw:layer="layout" draw:type="line" svg:x1="6.58cm" svg:y1="12.523cm" svg:x2="8.324cm" svg:y2="9.68cm" draw:start-shape="id352" draw:start-glue-point="11" draw:end-shape="id353" draw:end-glue-point="7" svg:d="M6580 12523l1744-2843" svg:viewBox="0 0 1745 2844">
          <text:p/>
        </draw:connector>
        <draw:frame draw:style-name="gr20" draw:text-style-name="P12" draw:layer="layout" svg:width="1.8cm" svg:height="1.038cm" svg:x="6cm" svg:y="6.6cm">
          <draw:text-box>
            <text:p><text:span text:style-name="T5">0/2</text:span></text:p>
          </draw:text-box>
        </draw:frame>
        <draw:frame draw:style-name="gr20" draw:text-style-name="P12" draw:layer="layout" svg:width="1.8cm" svg:height="1.038cm" svg:x="6cm" svg:y="10.4cm">
          <draw:text-box>
            <text:p><text:span text:style-name="T5">0/2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office:forms form:automatic-focus="false" form:apply-design-mode="false"/>
        <draw:frame draw:style-name="gr34" draw:text-style-name="P5" draw:layer="layout" svg:width="16.449cm" svg:height="1.673cm" svg:x="0.5cm" svg:y="0.8cm">
          <draw:text-box>
            <text:p><text:span text:style-name="T1">Construa a árvore de nível</text:span></text:p>
          </draw:text-box>
        </draw:frame>
        <draw:custom-shape draw:style-name="gr35" draw:text-style-name="P2" xml:id="id354" draw:id="id354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60" draw:id="id360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58" draw:id="id358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55" draw:id="id355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59" draw:id="id359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56" draw:id="id356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57" draw:id="id357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354" draw:start-glue-point="11" draw:end-shape="id355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354" draw:start-glue-point="9" draw:end-shape="id356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357" draw:start-glue-point="11" draw:end-shape="id358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359" draw:start-glue-point="9" draw:end-shape="id358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355" draw:start-glue-point="9" draw:end-shape="id360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356" draw:start-glue-point="11" draw:end-shape="id360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360" draw:start-glue-point="11" draw:end-shape="id359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355" draw:start-glue-point="6" draw:end-shape="id354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356" draw:start-glue-point="6" draw:end-shape="id354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360" draw:start-glue-point="6" draw:end-shape="id354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359" draw:start-glue-point="6" draw:end-shape="id355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357" draw:start-glue-point="6" draw:end-shape="id356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357" draw:start-glue-point="5" draw:end-shape="id360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358" draw:start-glue-point="4" draw:end-shape="id359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358" draw:start-glue-point="8" draw:end-shape="id357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361" draw:id="id361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364" draw:id="id364" draw:layer="layout" svg:width="2.199cm" svg:height="2.2cm" svg:x="8.002cm" svg:y="7.80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4.601cm" svg:y="7.582cm">
          <text:p text:style-name="P1"><text:span text:style-name="T4">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62" draw:id="id362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65" draw:id="id365" draw:layer="layout" svg:width="2.2cm" svg:height="2.2cm" svg:x="11.301cm" svg:y="3.40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63" draw:id="id363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8cm" svg:y1="8.124cm" svg:x2="5.024cm" svg:y2="5.28cm" draw:start-shape="id361" draw:start-glue-point="11" draw:end-shape="id362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361" draw:start-glue-point="9" draw:end-shape="id363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draw:connector draw:style-name="gr2" draw:text-style-name="P3" draw:layer="layout" draw:type="line" svg:x1="6.58cm" svg:y1="5.28cm" svg:x2="8.324cm" svg:y2="8.124cm" draw:start-shape="id362" draw:start-glue-point="9" draw:end-shape="id364" draw:end-glue-point="5" svg:d="M6580 5280l1744 2844" svg:viewBox="0 0 1745 2845">
          <text:p/>
        </draw:connector>
        <draw:connector draw:style-name="gr2" draw:text-style-name="P3" draw:layer="layout" draw:type="line" svg:x1="6.58cm" svg:y1="12.523cm" svg:x2="8.324cm" svg:y2="9.68cm" draw:start-shape="id363" draw:start-glue-point="11" draw:end-shape="id364" draw:end-glue-point="7" svg:d="M6580 12523l1744-2843" svg:viewBox="0 0 1745 2844">
          <text:p/>
        </draw:connector>
        <draw:frame draw:style-name="gr20" draw:text-style-name="P12" draw:layer="layout" svg:width="1.8cm" svg:height="1.038cm" svg:x="6cm" svg:y="6.6cm">
          <draw:text-box>
            <text:p><text:span text:style-name="T5">0/2</text:span></text:p>
          </draw:text-box>
        </draw:frame>
        <draw:frame draw:style-name="gr20" draw:text-style-name="P12" draw:layer="layout" svg:width="1.8cm" svg:height="1.038cm" svg:x="6cm" svg:y="10.4cm">
          <draw:text-box>
            <text:p><text:span text:style-name="T5">0/2</text:span></text:p>
          </draw:text-box>
        </draw:frame>
        <draw:connector draw:style-name="gr2" draw:text-style-name="P3" draw:layer="layout" draw:type="line" svg:x1="9.879cm" svg:y1="8.124cm" svg:x2="11.623cm" svg:y2="5.28cm" draw:start-shape="id364" draw:start-glue-point="11" draw:end-shape="id365" draw:end-glue-point="7" svg:d="M9879 8124l1744-2844" svg:viewBox="0 0 1745 2845">
          <text:p/>
        </draw:connector>
        <draw:frame draw:style-name="gr20" draw:text-style-name="P12" draw:layer="layout" svg:width="1.8cm" svg:height="1.038cm" svg:x="9.4cm" svg:y="5.962cm">
          <draw:text-box>
            <text:p><text:span text:style-name="T5">0/1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office:forms form:automatic-focus="false" form:apply-design-mode="false"/>
        <draw:frame draw:style-name="gr34" draw:text-style-name="P5" draw:layer="layout" svg:width="16.449cm" svg:height="1.673cm" svg:x="0.5cm" svg:y="0.8cm">
          <draw:text-box>
            <text:p><text:span text:style-name="T1">Construa a árvore de nível</text:span></text:p>
          </draw:text-box>
        </draw:frame>
        <draw:custom-shape draw:style-name="gr35" draw:text-style-name="P2" xml:id="id366" draw:id="id366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72" draw:id="id372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70" draw:id="id370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67" draw:id="id367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71" draw:id="id371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68" draw:id="id368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69" draw:id="id369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366" draw:start-glue-point="11" draw:end-shape="id367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366" draw:start-glue-point="9" draw:end-shape="id368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369" draw:start-glue-point="11" draw:end-shape="id370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371" draw:start-glue-point="9" draw:end-shape="id370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367" draw:start-glue-point="9" draw:end-shape="id372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368" draw:start-glue-point="11" draw:end-shape="id372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372" draw:start-glue-point="11" draw:end-shape="id371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367" draw:start-glue-point="6" draw:end-shape="id366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368" draw:start-glue-point="6" draw:end-shape="id366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372" draw:start-glue-point="6" draw:end-shape="id366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371" draw:start-glue-point="6" draw:end-shape="id367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369" draw:start-glue-point="6" draw:end-shape="id368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369" draw:start-glue-point="5" draw:end-shape="id372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370" draw:start-glue-point="4" draw:end-shape="id371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370" draw:start-glue-point="8" draw:end-shape="id369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373" draw:id="id373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376" draw:id="id376" draw:layer="layout" svg:width="2.199cm" svg:height="2.2cm" svg:x="8.002cm" svg:y="7.80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78" draw:id="id378" draw:layer="layout" svg:width="2.2cm" svg:height="2.2cm" svg:x="14.601cm" svg:y="7.582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74" draw:id="id374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77" draw:id="id377" draw:layer="layout" svg:width="2.2cm" svg:height="2.2cm" svg:x="11.301cm" svg:y="3.40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75" draw:id="id375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8cm" svg:y1="8.124cm" svg:x2="5.024cm" svg:y2="5.28cm" draw:start-shape="id373" draw:start-glue-point="11" draw:end-shape="id374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373" draw:start-glue-point="9" draw:end-shape="id375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draw:connector draw:style-name="gr2" draw:text-style-name="P3" draw:layer="layout" draw:type="line" svg:x1="6.58cm" svg:y1="5.28cm" svg:x2="8.324cm" svg:y2="8.124cm" draw:start-shape="id374" draw:start-glue-point="9" draw:end-shape="id376" draw:end-glue-point="5" svg:d="M6580 5280l1744 2844" svg:viewBox="0 0 1745 2845">
          <text:p/>
        </draw:connector>
        <draw:connector draw:style-name="gr2" draw:text-style-name="P3" draw:layer="layout" draw:type="line" svg:x1="6.58cm" svg:y1="12.523cm" svg:x2="8.324cm" svg:y2="9.68cm" draw:start-shape="id375" draw:start-glue-point="11" draw:end-shape="id376" draw:end-glue-point="7" svg:d="M6580 12523l1744-2843" svg:viewBox="0 0 1745 2844">
          <text:p/>
        </draw:connector>
        <draw:frame draw:style-name="gr20" draw:text-style-name="P12" draw:layer="layout" svg:width="1.8cm" svg:height="1.038cm" svg:x="6cm" svg:y="6.6cm">
          <draw:text-box>
            <text:p><text:span text:style-name="T5">0/2</text:span></text:p>
          </draw:text-box>
        </draw:frame>
        <draw:frame draw:style-name="gr20" draw:text-style-name="P12" draw:layer="layout" svg:width="1.8cm" svg:height="1.038cm" svg:x="6cm" svg:y="10.4cm">
          <draw:text-box>
            <text:p><text:span text:style-name="T5">0/2</text:span></text:p>
          </draw:text-box>
        </draw:frame>
        <draw:connector draw:style-name="gr2" draw:text-style-name="P3" draw:layer="layout" draw:type="line" svg:x1="9.879cm" svg:y1="8.124cm" svg:x2="11.623cm" svg:y2="5.28cm" draw:start-shape="id376" draw:start-glue-point="11" draw:end-shape="id377" draw:end-glue-point="7" svg:d="M9879 8124l1744-2844" svg:viewBox="0 0 1745 2845">
          <text:p/>
        </draw:connector>
        <draw:frame draw:style-name="gr20" draw:text-style-name="P12" draw:layer="layout" svg:width="1.8cm" svg:height="1.038cm" svg:x="9.4cm" svg:y="5.962cm">
          <draw:text-box>
            <text:p><text:span text:style-name="T5">0/1</text:span></text:p>
          </draw:text-box>
        </draw:frame>
        <draw:connector draw:style-name="gr2" draw:text-style-name="P3" draw:layer="layout" draw:type="line" svg:x1="13.179cm" svg:y1="5.28cm" svg:x2="14.923cm" svg:y2="7.904cm" draw:start-shape="id377" draw:start-glue-point="9" draw:end-shape="id378" draw:end-glue-point="5" svg:d="M13179 5280l1744 2624" svg:viewBox="0 0 1745 2625">
          <text:p/>
        </draw:connector>
        <draw:frame draw:style-name="gr20" draw:text-style-name="P12" draw:layer="layout" svg:width="2cm" svg:height="1.038cm" svg:x="14.2cm" svg:y="5.962cm">
          <draw:text-box>
            <text:p><text:span text:style-name="T5">3/1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office:forms form:automatic-focus="false" form:apply-design-mode="false"/>
        <draw:frame draw:style-name="gr38" draw:text-style-name="P5" draw:layer="layout" svg:width="12.482cm" svg:height="1.673cm" svg:x="0.5cm" svg:y="0.8cm">
          <draw:text-box>
            <text:p><text:span text:style-name="T1">Distribuindo o fluxo</text:span></text:p>
          </draw:text-box>
        </draw:frame>
        <draw:custom-shape draw:style-name="gr35" draw:text-style-name="P2" xml:id="id379" draw:id="id379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85" draw:id="id385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83" draw:id="id383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80" draw:id="id380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84" draw:id="id384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81" draw:id="id381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82" draw:id="id382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379" draw:start-glue-point="11" draw:end-shape="id380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379" draw:start-glue-point="9" draw:end-shape="id381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382" draw:start-glue-point="11" draw:end-shape="id383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384" draw:start-glue-point="9" draw:end-shape="id383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380" draw:start-glue-point="9" draw:end-shape="id385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381" draw:start-glue-point="11" draw:end-shape="id385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385" draw:start-glue-point="11" draw:end-shape="id384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380" draw:start-glue-point="6" draw:end-shape="id379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381" draw:start-glue-point="6" draw:end-shape="id379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385" draw:start-glue-point="6" draw:end-shape="id379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384" draw:start-glue-point="6" draw:end-shape="id380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382" draw:start-glue-point="6" draw:end-shape="id381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382" draw:start-glue-point="5" draw:end-shape="id385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383" draw:start-glue-point="4" draw:end-shape="id384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383" draw:start-glue-point="8" draw:end-shape="id382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386" draw:id="id386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389" draw:id="id389" draw:layer="layout" svg:width="2.199cm" svg:height="2.2cm" svg:x="8.002cm" svg:y="7.80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91" draw:id="id391" draw:layer="layout" svg:width="2.2cm" svg:height="2.2cm" svg:x="14.601cm" svg:y="7.582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87" draw:id="id387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90" draw:id="id390" draw:layer="layout" svg:width="2.2cm" svg:height="2.2cm" svg:x="11.301cm" svg:y="3.40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388" draw:id="id388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8cm" svg:y1="8.124cm" svg:x2="5.024cm" svg:y2="5.28cm" draw:start-shape="id386" draw:start-glue-point="11" draw:end-shape="id387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386" draw:start-glue-point="9" draw:end-shape="id388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draw:connector draw:style-name="gr2" draw:text-style-name="P3" draw:layer="layout" draw:type="line" svg:x1="6.58cm" svg:y1="5.28cm" svg:x2="8.324cm" svg:y2="8.124cm" draw:start-shape="id387" draw:start-glue-point="9" draw:end-shape="id389" draw:end-glue-point="5" svg:d="M6580 5280l1744 2844" svg:viewBox="0 0 1745 2845">
          <text:p/>
        </draw:connector>
        <draw:connector draw:style-name="gr2" draw:text-style-name="P3" draw:layer="layout" draw:type="line" svg:x1="6.58cm" svg:y1="12.523cm" svg:x2="8.324cm" svg:y2="9.68cm" draw:start-shape="id388" draw:start-glue-point="11" draw:end-shape="id389" draw:end-glue-point="7" svg:d="M6580 12523l1744-2843" svg:viewBox="0 0 1745 2844">
          <text:p/>
        </draw:connector>
        <draw:frame draw:style-name="gr20" draw:text-style-name="P12" draw:layer="layout" svg:width="1.8cm" svg:height="1.038cm" svg:x="6cm" svg:y="6.6cm">
          <draw:text-box>
            <text:p><text:span text:style-name="T5">0/2</text:span></text:p>
          </draw:text-box>
        </draw:frame>
        <draw:frame draw:style-name="gr20" draw:text-style-name="P12" draw:layer="layout" svg:width="1.8cm" svg:height="1.038cm" svg:x="6cm" svg:y="10.4cm">
          <draw:text-box>
            <text:p><text:span text:style-name="T5">0/2</text:span></text:p>
          </draw:text-box>
        </draw:frame>
        <draw:connector draw:style-name="gr2" draw:text-style-name="P3" draw:layer="layout" draw:type="line" svg:x1="9.879cm" svg:y1="8.124cm" svg:x2="11.623cm" svg:y2="5.28cm" draw:start-shape="id389" draw:start-glue-point="11" draw:end-shape="id390" draw:end-glue-point="7" svg:d="M9879 8124l1744-2844" svg:viewBox="0 0 1745 2845">
          <text:p/>
        </draw:connector>
        <draw:frame draw:style-name="gr20" draw:text-style-name="P12" draw:layer="layout" svg:width="1.8cm" svg:height="1.038cm" svg:x="9.4cm" svg:y="5.962cm">
          <draw:text-box>
            <text:p><text:span text:style-name="T5">0/1</text:span></text:p>
          </draw:text-box>
        </draw:frame>
        <draw:connector draw:style-name="gr2" draw:text-style-name="P3" draw:layer="layout" draw:type="line" svg:x1="13.179cm" svg:y1="5.28cm" svg:x2="14.923cm" svg:y2="7.904cm" draw:start-shape="id390" draw:start-glue-point="9" draw:end-shape="id391" draw:end-glue-point="5" svg:d="M13179 5280l1744 2624" svg:viewBox="0 0 1745 2625">
          <text:p/>
        </draw:connector>
        <draw:frame draw:style-name="gr20" draw:text-style-name="P12" draw:layer="layout" svg:width="2cm" svg:height="1.038cm" svg:x="14.2cm" svg:y="5.962cm">
          <draw:text-box>
            <text:p><text:span text:style-name="T5">3/10</text:span></text:p>
          </draw:text-box>
        </draw:frame>
        <draw:line draw:style-name="gr23" draw:text-style-name="P3" draw:layer="layout" svg:x1="0.8cm" svg:y1="6.6cm" svg:x2="1.6cm" svg:y2="7.601cm">
          <text:p/>
        </draw:line>
        <draw:frame draw:style-name="gr22" draw:text-style-name="P4" draw:layer="layout" svg:width="6.365cm" svg:height="2.384cm" svg:x="20.802cm" svg:y="0.816cm">
          <draw:text-box>
            <text:p>Fluxo Máximo = 8</text:p>
            <text:p>Fluxo Gasto = 0</text:p>
            <text:p>Fluxo Disponível = <text:span text:style-name="T7">∞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office:forms form:automatic-focus="false" form:apply-design-mode="false"/>
        <draw:frame draw:style-name="gr38" draw:text-style-name="P5" draw:layer="layout" svg:width="12.482cm" svg:height="1.673cm" svg:x="0.5cm" svg:y="0.8cm">
          <draw:text-box>
            <text:p><text:span text:style-name="T1">Distribuindo o fluxo</text:span></text:p>
          </draw:text-box>
        </draw:frame>
        <draw:custom-shape draw:style-name="gr35" draw:text-style-name="P2" xml:id="id392" draw:id="id392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98" draw:id="id398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96" draw:id="id396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93" draw:id="id393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97" draw:id="id397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394" draw:id="id394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95" draw:id="id395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392" draw:start-glue-point="11" draw:end-shape="id393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392" draw:start-glue-point="9" draw:end-shape="id394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395" draw:start-glue-point="11" draw:end-shape="id396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397" draw:start-glue-point="9" draw:end-shape="id396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393" draw:start-glue-point="9" draw:end-shape="id398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394" draw:start-glue-point="11" draw:end-shape="id398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398" draw:start-glue-point="11" draw:end-shape="id397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393" draw:start-glue-point="6" draw:end-shape="id392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394" draw:start-glue-point="6" draw:end-shape="id392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398" draw:start-glue-point="6" draw:end-shape="id392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397" draw:start-glue-point="6" draw:end-shape="id393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395" draw:start-glue-point="6" draw:end-shape="id394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395" draw:start-glue-point="5" draw:end-shape="id398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396" draw:start-glue-point="4" draw:end-shape="id397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396" draw:start-glue-point="8" draw:end-shape="id395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399" draw:id="id399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02" draw:id="id402" draw:layer="layout" svg:width="2.199cm" svg:height="2.2cm" svg:x="8.002cm" svg:y="7.80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04" draw:id="id404" draw:layer="layout" svg:width="2.2cm" svg:height="2.2cm" svg:x="14.601cm" svg:y="7.582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00" draw:id="id400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03" draw:id="id403" draw:layer="layout" svg:width="2.2cm" svg:height="2.2cm" svg:x="11.301cm" svg:y="3.40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01" draw:id="id401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8cm" svg:y1="8.124cm" svg:x2="5.024cm" svg:y2="5.28cm" draw:start-shape="id399" draw:start-glue-point="11" draw:end-shape="id400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399" draw:start-glue-point="9" draw:end-shape="id401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draw:connector draw:style-name="gr2" draw:text-style-name="P3" draw:layer="layout" draw:type="line" svg:x1="6.58cm" svg:y1="5.28cm" svg:x2="8.324cm" svg:y2="8.124cm" draw:start-shape="id400" draw:start-glue-point="9" draw:end-shape="id402" draw:end-glue-point="5" svg:d="M6580 5280l1744 2844" svg:viewBox="0 0 1745 2845">
          <text:p/>
        </draw:connector>
        <draw:connector draw:style-name="gr2" draw:text-style-name="P3" draw:layer="layout" draw:type="line" svg:x1="6.58cm" svg:y1="12.523cm" svg:x2="8.324cm" svg:y2="9.68cm" draw:start-shape="id401" draw:start-glue-point="11" draw:end-shape="id402" draw:end-glue-point="7" svg:d="M6580 12523l1744-2843" svg:viewBox="0 0 1745 2844">
          <text:p/>
        </draw:connector>
        <draw:frame draw:style-name="gr20" draw:text-style-name="P12" draw:layer="layout" svg:width="1.8cm" svg:height="1.038cm" svg:x="6cm" svg:y="6.6cm">
          <draw:text-box>
            <text:p><text:span text:style-name="T5">0/2</text:span></text:p>
          </draw:text-box>
        </draw:frame>
        <draw:frame draw:style-name="gr20" draw:text-style-name="P12" draw:layer="layout" svg:width="1.8cm" svg:height="1.038cm" svg:x="6cm" svg:y="10.4cm">
          <draw:text-box>
            <text:p><text:span text:style-name="T5">0/2</text:span></text:p>
          </draw:text-box>
        </draw:frame>
        <draw:connector draw:style-name="gr2" draw:text-style-name="P3" draw:layer="layout" draw:type="line" svg:x1="9.879cm" svg:y1="8.124cm" svg:x2="11.623cm" svg:y2="5.28cm" draw:start-shape="id402" draw:start-glue-point="11" draw:end-shape="id403" draw:end-glue-point="7" svg:d="M9879 8124l1744-2844" svg:viewBox="0 0 1745 2845">
          <text:p/>
        </draw:connector>
        <draw:frame draw:style-name="gr20" draw:text-style-name="P12" draw:layer="layout" svg:width="1.8cm" svg:height="1.038cm" svg:x="9.4cm" svg:y="5.962cm">
          <draw:text-box>
            <text:p><text:span text:style-name="T5">0/1</text:span></text:p>
          </draw:text-box>
        </draw:frame>
        <draw:connector draw:style-name="gr2" draw:text-style-name="P3" draw:layer="layout" draw:type="line" svg:x1="13.179cm" svg:y1="5.28cm" svg:x2="14.923cm" svg:y2="7.904cm" draw:start-shape="id403" draw:start-glue-point="9" draw:end-shape="id404" draw:end-glue-point="5" svg:d="M13179 5280l1744 2624" svg:viewBox="0 0 1745 2625">
          <text:p/>
        </draw:connector>
        <draw:frame draw:style-name="gr20" draw:text-style-name="P12" draw:layer="layout" svg:width="2cm" svg:height="1.038cm" svg:x="14.2cm" svg:y="5.962cm">
          <draw:text-box>
            <text:p><text:span text:style-name="T5">3/10</text:span></text:p>
          </draw:text-box>
        </draw:frame>
        <draw:line draw:style-name="gr23" draw:text-style-name="P3" draw:layer="layout" svg:x1="3.902cm" svg:y1="2.799cm" svg:x2="4.702cm" svg:y2="3.8cm">
          <text:p/>
        </draw:line>
        <draw:frame draw:style-name="gr25" draw:text-style-name="P4" draw:layer="layout" svg:width="6.23cm" svg:height="2.384cm" svg:x="20.802cm" svg:y="0.816cm">
          <draw:text-box>
            <text:p>Fluxo Máximo = 8</text:p>
            <text:p>Fluxo Gasto = 0</text:p>
            <text:p>Fluxo Disponível = <text:span text:style-name="T7">2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office:forms form:automatic-focus="false" form:apply-design-mode="false"/>
        <draw:frame draw:style-name="gr38" draw:text-style-name="P5" draw:layer="layout" svg:width="12.482cm" svg:height="1.673cm" svg:x="0.5cm" svg:y="0.8cm">
          <draw:text-box>
            <text:p><text:span text:style-name="T1">Distribuindo o fluxo</text:span></text:p>
          </draw:text-box>
        </draw:frame>
        <draw:custom-shape draw:style-name="gr35" draw:text-style-name="P2" xml:id="id405" draw:id="id405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11" draw:id="id411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09" draw:id="id409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06" draw:id="id406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10" draw:id="id410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07" draw:id="id407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08" draw:id="id408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405" draw:start-glue-point="11" draw:end-shape="id406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405" draw:start-glue-point="9" draw:end-shape="id407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408" draw:start-glue-point="11" draw:end-shape="id409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410" draw:start-glue-point="9" draw:end-shape="id409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406" draw:start-glue-point="9" draw:end-shape="id411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407" draw:start-glue-point="11" draw:end-shape="id411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411" draw:start-glue-point="11" draw:end-shape="id410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406" draw:start-glue-point="6" draw:end-shape="id405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407" draw:start-glue-point="6" draw:end-shape="id405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411" draw:start-glue-point="6" draw:end-shape="id405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410" draw:start-glue-point="6" draw:end-shape="id406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408" draw:start-glue-point="6" draw:end-shape="id407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408" draw:start-glue-point="5" draw:end-shape="id411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409" draw:start-glue-point="4" draw:end-shape="id410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409" draw:start-glue-point="8" draw:end-shape="id408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412" draw:id="id412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15" draw:id="id415" draw:layer="layout" svg:width="2.199cm" svg:height="2.2cm" svg:x="8.002cm" svg:y="7.80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17" draw:id="id417" draw:layer="layout" svg:width="2.2cm" svg:height="2.2cm" svg:x="14.601cm" svg:y="7.582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13" draw:id="id413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16" draw:id="id416" draw:layer="layout" svg:width="2.2cm" svg:height="2.2cm" svg:x="11.301cm" svg:y="3.40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14" draw:id="id414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8cm" svg:y1="8.124cm" svg:x2="5.024cm" svg:y2="5.28cm" draw:start-shape="id412" draw:start-glue-point="11" draw:end-shape="id413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412" draw:start-glue-point="9" draw:end-shape="id414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draw:connector draw:style-name="gr24" draw:text-style-name="P3" draw:layer="layout" draw:type="line" svg:x1="6.58cm" svg:y1="5.28cm" svg:x2="8.324cm" svg:y2="8.124cm" draw:start-shape="id413" draw:start-glue-point="9" draw:end-shape="id415" draw:end-glue-point="5" svg:d="M6580 5280l1744 2844" svg:viewBox="0 0 1745 2845">
          <text:p/>
        </draw:connector>
        <draw:connector draw:style-name="gr2" draw:text-style-name="P3" draw:layer="layout" draw:type="line" svg:x1="6.58cm" svg:y1="12.523cm" svg:x2="8.324cm" svg:y2="9.68cm" draw:start-shape="id414" draw:start-glue-point="11" draw:end-shape="id415" draw:end-glue-point="7" svg:d="M6580 12523l1744-2843" svg:viewBox="0 0 1745 2844">
          <text:p/>
        </draw:connector>
        <draw:frame draw:style-name="gr20" draw:text-style-name="P12" draw:layer="layout" svg:width="1.8cm" svg:height="1.038cm" svg:x="6cm" svg:y="6.6cm">
          <draw:text-box>
            <text:p><text:span text:style-name="T5">0/2</text:span></text:p>
          </draw:text-box>
        </draw:frame>
        <draw:frame draw:style-name="gr20" draw:text-style-name="P12" draw:layer="layout" svg:width="1.8cm" svg:height="1.038cm" svg:x="6cm" svg:y="10.4cm">
          <draw:text-box>
            <text:p><text:span text:style-name="T5">0/2</text:span></text:p>
          </draw:text-box>
        </draw:frame>
        <draw:connector draw:style-name="gr2" draw:text-style-name="P3" draw:layer="layout" draw:type="line" svg:x1="9.879cm" svg:y1="8.124cm" svg:x2="11.623cm" svg:y2="5.28cm" draw:start-shape="id415" draw:start-glue-point="11" draw:end-shape="id416" draw:end-glue-point="7" svg:d="M9879 8124l1744-2844" svg:viewBox="0 0 1745 2845">
          <text:p/>
        </draw:connector>
        <draw:frame draw:style-name="gr20" draw:text-style-name="P12" draw:layer="layout" svg:width="1.8cm" svg:height="1.038cm" svg:x="9.4cm" svg:y="5.962cm">
          <draw:text-box>
            <text:p><text:span text:style-name="T5">0/1</text:span></text:p>
          </draw:text-box>
        </draw:frame>
        <draw:connector draw:style-name="gr2" draw:text-style-name="P3" draw:layer="layout" draw:type="line" svg:x1="13.179cm" svg:y1="5.28cm" svg:x2="14.923cm" svg:y2="7.904cm" draw:start-shape="id416" draw:start-glue-point="9" draw:end-shape="id417" draw:end-glue-point="5" svg:d="M13179 5280l1744 2624" svg:viewBox="0 0 1745 2625">
          <text:p/>
        </draw:connector>
        <draw:frame draw:style-name="gr20" draw:text-style-name="P12" draw:layer="layout" svg:width="2cm" svg:height="1.038cm" svg:x="14.2cm" svg:y="5.962cm">
          <draw:text-box>
            <text:p><text:span text:style-name="T5">3/10</text:span></text:p>
          </draw:text-box>
        </draw:frame>
        <draw:line draw:style-name="gr23" draw:text-style-name="P3" draw:layer="layout" svg:x1="8.324cm" svg:y1="6.599cm" svg:x2="9.124cm" svg:y2="7.6cm">
          <text:p/>
        </draw:line>
        <draw:frame draw:style-name="gr25" draw:text-style-name="P4" draw:layer="layout" svg:width="6.23cm" svg:height="2.384cm" svg:x="20.802cm" svg:y="0.816cm">
          <draw:text-box>
            <text:p>Fluxo Máximo = 8</text:p>
            <text:p>Fluxo Gasto = 0</text:p>
            <text:p>Fluxo Disponível = <text:span text:style-name="T7">2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office:forms form:automatic-focus="false" form:apply-design-mode="false"/>
        <draw:frame draw:style-name="gr38" draw:text-style-name="P5" draw:layer="layout" svg:width="12.482cm" svg:height="1.673cm" svg:x="0.5cm" svg:y="0.8cm">
          <draw:text-box>
            <text:p><text:span text:style-name="T1">Distribuindo o fluxo</text:span></text:p>
          </draw:text-box>
        </draw:frame>
        <draw:custom-shape draw:style-name="gr35" draw:text-style-name="P2" xml:id="id418" draw:id="id418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24" draw:id="id424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22" draw:id="id422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19" draw:id="id419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23" draw:id="id423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20" draw:id="id420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21" draw:id="id421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418" draw:start-glue-point="11" draw:end-shape="id419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418" draw:start-glue-point="9" draw:end-shape="id420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421" draw:start-glue-point="11" draw:end-shape="id422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423" draw:start-glue-point="9" draw:end-shape="id422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419" draw:start-glue-point="9" draw:end-shape="id424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420" draw:start-glue-point="11" draw:end-shape="id424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424" draw:start-glue-point="11" draw:end-shape="id423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419" draw:start-glue-point="6" draw:end-shape="id418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420" draw:start-glue-point="6" draw:end-shape="id418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424" draw:start-glue-point="6" draw:end-shape="id418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423" draw:start-glue-point="6" draw:end-shape="id419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421" draw:start-glue-point="6" draw:end-shape="id420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421" draw:start-glue-point="5" draw:end-shape="id424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422" draw:start-glue-point="4" draw:end-shape="id423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422" draw:start-glue-point="8" draw:end-shape="id421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425" draw:id="id425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28" draw:id="id428" draw:layer="layout" svg:width="2.199cm" svg:height="2.2cm" svg:x="8.002cm" svg:y="7.80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30" draw:id="id430" draw:layer="layout" svg:width="2.2cm" svg:height="2.2cm" svg:x="14.601cm" svg:y="7.582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26" draw:id="id426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29" draw:id="id429" draw:layer="layout" svg:width="2.2cm" svg:height="2.2cm" svg:x="11.301cm" svg:y="3.40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27" draw:id="id427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8cm" svg:y1="8.124cm" svg:x2="5.024cm" svg:y2="5.28cm" draw:start-shape="id425" draw:start-glue-point="11" draw:end-shape="id426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425" draw:start-glue-point="9" draw:end-shape="id427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draw:connector draw:style-name="gr24" draw:text-style-name="P3" draw:layer="layout" draw:type="line" svg:x1="6.58cm" svg:y1="5.28cm" svg:x2="8.324cm" svg:y2="8.124cm" draw:start-shape="id426" draw:start-glue-point="9" draw:end-shape="id428" draw:end-glue-point="5" svg:d="M6580 5280l1744 2844" svg:viewBox="0 0 1745 2845">
          <text:p/>
        </draw:connector>
        <draw:connector draw:style-name="gr2" draw:text-style-name="P3" draw:layer="layout" draw:type="line" svg:x1="6.58cm" svg:y1="12.523cm" svg:x2="8.324cm" svg:y2="9.68cm" draw:start-shape="id427" draw:start-glue-point="11" draw:end-shape="id428" draw:end-glue-point="7" svg:d="M6580 12523l1744-2843" svg:viewBox="0 0 1745 2844">
          <text:p/>
        </draw:connector>
        <draw:frame draw:style-name="gr20" draw:text-style-name="P12" draw:layer="layout" svg:width="1.8cm" svg:height="1.038cm" svg:x="6cm" svg:y="6.6cm">
          <draw:text-box>
            <text:p><text:span text:style-name="T5">0/2</text:span></text:p>
          </draw:text-box>
        </draw:frame>
        <draw:frame draw:style-name="gr20" draw:text-style-name="P12" draw:layer="layout" svg:width="1.8cm" svg:height="1.038cm" svg:x="6cm" svg:y="10.4cm">
          <draw:text-box>
            <text:p><text:span text:style-name="T5">0/2</text:span></text:p>
          </draw:text-box>
        </draw:frame>
        <draw:connector draw:style-name="gr24" draw:text-style-name="P3" draw:layer="layout" draw:type="line" svg:x1="9.879cm" svg:y1="8.124cm" svg:x2="11.623cm" svg:y2="5.28cm" draw:start-shape="id428" draw:start-glue-point="11" draw:end-shape="id429" draw:end-glue-point="7" svg:d="M9879 8124l1744-2844" svg:viewBox="0 0 1745 2845">
          <text:p/>
        </draw:connector>
        <draw:frame draw:style-name="gr20" draw:text-style-name="P12" draw:layer="layout" svg:width="1.8cm" svg:height="1.038cm" svg:x="9.4cm" svg:y="5.962cm">
          <draw:text-box>
            <text:p><text:span text:style-name="T5">0/1</text:span></text:p>
          </draw:text-box>
        </draw:frame>
        <draw:connector draw:style-name="gr2" draw:text-style-name="P3" draw:layer="layout" draw:type="line" svg:x1="13.179cm" svg:y1="5.28cm" svg:x2="14.923cm" svg:y2="7.904cm" draw:start-shape="id429" draw:start-glue-point="9" draw:end-shape="id430" draw:end-glue-point="5" svg:d="M13179 5280l1744 2624" svg:viewBox="0 0 1745 2625">
          <text:p/>
        </draw:connector>
        <draw:frame draw:style-name="gr20" draw:text-style-name="P12" draw:layer="layout" svg:width="2cm" svg:height="1.038cm" svg:x="14.2cm" svg:y="5.962cm">
          <draw:text-box>
            <text:p><text:span text:style-name="T5">3/10</text:span></text:p>
          </draw:text-box>
        </draw:frame>
        <draw:line draw:style-name="gr23" draw:text-style-name="P3" draw:layer="layout" svg:x1="10.8cm" svg:y1="2.799cm" svg:x2="11.6cm" svg:y2="3.8cm">
          <text:p/>
        </draw:line>
        <draw:frame draw:style-name="gr25" draw:text-style-name="P4" draw:layer="layout" svg:width="6.23cm" svg:height="2.384cm" svg:x="20.802cm" svg:y="0.816cm">
          <draw:text-box>
            <text:p>Fluxo Máximo = 8</text:p>
            <text:p>Fluxo Gasto = 0</text:p>
            <text:p>Fluxo Disponível = <text:span text:style-name="T7">1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office:forms form:automatic-focus="false" form:apply-design-mode="false"/>
        <draw:frame draw:style-name="gr38" draw:text-style-name="P5" draw:layer="layout" svg:width="12.482cm" svg:height="1.673cm" svg:x="0.5cm" svg:y="0.8cm">
          <draw:text-box>
            <text:p><text:span text:style-name="T1">Distribuindo o fluxo</text:span></text:p>
          </draw:text-box>
        </draw:frame>
        <draw:custom-shape draw:style-name="gr35" draw:text-style-name="P2" xml:id="id431" draw:id="id431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37" draw:id="id437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35" draw:id="id435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32" draw:id="id432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36" draw:id="id436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33" draw:id="id433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34" draw:id="id434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431" draw:start-glue-point="11" draw:end-shape="id432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431" draw:start-glue-point="9" draw:end-shape="id433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434" draw:start-glue-point="11" draw:end-shape="id435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436" draw:start-glue-point="9" draw:end-shape="id435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432" draw:start-glue-point="9" draw:end-shape="id437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433" draw:start-glue-point="11" draw:end-shape="id437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437" draw:start-glue-point="11" draw:end-shape="id436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432" draw:start-glue-point="6" draw:end-shape="id431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433" draw:start-glue-point="6" draw:end-shape="id431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437" draw:start-glue-point="6" draw:end-shape="id431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436" draw:start-glue-point="6" draw:end-shape="id432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434" draw:start-glue-point="6" draw:end-shape="id433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434" draw:start-glue-point="5" draw:end-shape="id437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435" draw:start-glue-point="4" draw:end-shape="id436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435" draw:start-glue-point="8" draw:end-shape="id434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438" draw:id="id438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41" draw:id="id441" draw:layer="layout" svg:width="2.199cm" svg:height="2.2cm" svg:x="8.002cm" svg:y="7.80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43" draw:id="id443" draw:layer="layout" svg:width="2.2cm" svg:height="2.2cm" svg:x="14.601cm" svg:y="7.582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39" draw:id="id439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42" draw:id="id442" draw:layer="layout" svg:width="2.2cm" svg:height="2.2cm" svg:x="11.301cm" svg:y="3.40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40" draw:id="id440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8cm" svg:y1="8.124cm" svg:x2="5.024cm" svg:y2="5.28cm" draw:start-shape="id438" draw:start-glue-point="11" draw:end-shape="id439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438" draw:start-glue-point="9" draw:end-shape="id440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draw:connector draw:style-name="gr24" draw:text-style-name="P3" draw:layer="layout" draw:type="line" svg:x1="6.58cm" svg:y1="5.28cm" svg:x2="8.324cm" svg:y2="8.124cm" draw:start-shape="id439" draw:start-glue-point="9" draw:end-shape="id441" draw:end-glue-point="5" svg:d="M6580 5280l1744 2844" svg:viewBox="0 0 1745 2845">
          <text:p/>
        </draw:connector>
        <draw:connector draw:style-name="gr2" draw:text-style-name="P3" draw:layer="layout" draw:type="line" svg:x1="6.58cm" svg:y1="12.523cm" svg:x2="8.324cm" svg:y2="9.68cm" draw:start-shape="id440" draw:start-glue-point="11" draw:end-shape="id441" draw:end-glue-point="7" svg:d="M6580 12523l1744-2843" svg:viewBox="0 0 1745 2844">
          <text:p/>
        </draw:connector>
        <draw:frame draw:style-name="gr20" draw:text-style-name="P12" draw:layer="layout" svg:width="1.8cm" svg:height="1.038cm" svg:x="6cm" svg:y="6.6cm">
          <draw:text-box>
            <text:p><text:span text:style-name="T5">0/2</text:span></text:p>
          </draw:text-box>
        </draw:frame>
        <draw:frame draw:style-name="gr20" draw:text-style-name="P12" draw:layer="layout" svg:width="1.8cm" svg:height="1.038cm" svg:x="6cm" svg:y="10.4cm">
          <draw:text-box>
            <text:p><text:span text:style-name="T5">0/2</text:span></text:p>
          </draw:text-box>
        </draw:frame>
        <draw:connector draw:style-name="gr24" draw:text-style-name="P3" draw:layer="layout" draw:type="line" svg:x1="9.879cm" svg:y1="8.124cm" svg:x2="11.623cm" svg:y2="5.28cm" draw:start-shape="id441" draw:start-glue-point="11" draw:end-shape="id442" draw:end-glue-point="7" svg:d="M9879 8124l1744-2844" svg:viewBox="0 0 1745 2845">
          <text:p/>
        </draw:connector>
        <draw:frame draw:style-name="gr20" draw:text-style-name="P12" draw:layer="layout" svg:width="1.8cm" svg:height="1.038cm" svg:x="9.4cm" svg:y="5.962cm">
          <draw:text-box>
            <text:p><text:span text:style-name="T5">0/1</text:span></text:p>
          </draw:text-box>
        </draw:frame>
        <draw:connector draw:style-name="gr24" draw:text-style-name="P3" draw:layer="layout" draw:type="line" svg:x1="13.179cm" svg:y1="5.28cm" svg:x2="14.923cm" svg:y2="7.904cm" draw:start-shape="id442" draw:start-glue-point="9" draw:end-shape="id443" draw:end-glue-point="5" svg:d="M13179 5280l1744 2624" svg:viewBox="0 0 1745 2625">
          <text:p/>
        </draw:connector>
        <draw:frame draw:style-name="gr20" draw:text-style-name="P12" draw:layer="layout" svg:width="2cm" svg:height="1.038cm" svg:x="14.2cm" svg:y="5.962cm">
          <draw:text-box>
            <text:p><text:span text:style-name="T5">3/10</text:span></text:p>
          </draw:text-box>
        </draw:frame>
        <draw:line draw:style-name="gr23" draw:text-style-name="P3" draw:layer="layout" svg:x1="13.6cm" svg:y1="7.4cm" svg:x2="14.4cm" svg:y2="8.401cm">
          <text:p/>
        </draw:line>
        <draw:frame draw:style-name="gr25" draw:text-style-name="P4" draw:layer="layout" svg:width="6.23cm" svg:height="2.384cm" svg:x="20.802cm" svg:y="0.816cm">
          <draw:text-box>
            <text:p>Fluxo Máximo = 9</text:p>
            <text:p>Fluxo Gasto = 0</text:p>
            <text:p>Fluxo Disponível = <text:span text:style-name="T7">1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office:forms form:automatic-focus="false" form:apply-design-mode="false"/>
        <draw:frame draw:style-name="gr38" draw:text-style-name="P5" draw:layer="layout" svg:width="12.482cm" svg:height="1.673cm" svg:x="0.5cm" svg:y="0.8cm">
          <draw:text-box>
            <text:p><text:span text:style-name="T1">Distribuindo o fluxo</text:span></text:p>
          </draw:text-box>
        </draw:frame>
        <draw:custom-shape draw:style-name="gr35" draw:text-style-name="P2" xml:id="id444" draw:id="id444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50" draw:id="id450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48" draw:id="id448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45" draw:id="id445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49" draw:id="id449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46" draw:id="id446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47" draw:id="id447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444" draw:start-glue-point="11" draw:end-shape="id445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444" draw:start-glue-point="9" draw:end-shape="id446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447" draw:start-glue-point="11" draw:end-shape="id448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449" draw:start-glue-point="9" draw:end-shape="id448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445" draw:start-glue-point="9" draw:end-shape="id450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446" draw:start-glue-point="11" draw:end-shape="id450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450" draw:start-glue-point="11" draw:end-shape="id449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445" draw:start-glue-point="6" draw:end-shape="id444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446" draw:start-glue-point="6" draw:end-shape="id444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450" draw:start-glue-point="6" draw:end-shape="id444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449" draw:start-glue-point="6" draw:end-shape="id445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447" draw:start-glue-point="6" draw:end-shape="id446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447" draw:start-glue-point="5" draw:end-shape="id450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448" draw:start-glue-point="4" draw:end-shape="id449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448" draw:start-glue-point="8" draw:end-shape="id447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451" draw:id="id451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54" draw:id="id454" draw:layer="layout" svg:width="2.199cm" svg:height="2.2cm" svg:x="8.002cm" svg:y="7.80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56" draw:id="id456" draw:layer="layout" svg:width="2.2cm" svg:height="2.2cm" svg:x="14.601cm" svg:y="7.582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52" draw:id="id452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55" draw:id="id455" draw:layer="layout" svg:width="2.2cm" svg:height="2.2cm" svg:x="11.301cm" svg:y="3.40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53" draw:id="id453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8cm" svg:y1="8.124cm" svg:x2="5.024cm" svg:y2="5.28cm" draw:start-shape="id451" draw:start-glue-point="11" draw:end-shape="id452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451" draw:start-glue-point="9" draw:end-shape="id453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draw:connector draw:style-name="gr24" draw:text-style-name="P3" draw:layer="layout" draw:type="line" svg:x1="6.58cm" svg:y1="5.28cm" svg:x2="8.324cm" svg:y2="8.124cm" draw:start-shape="id452" draw:start-glue-point="9" draw:end-shape="id454" draw:end-glue-point="5" svg:d="M6580 5280l1744 2844" svg:viewBox="0 0 1745 2845">
          <text:p/>
        </draw:connector>
        <draw:connector draw:style-name="gr2" draw:text-style-name="P3" draw:layer="layout" draw:type="line" svg:x1="6.58cm" svg:y1="12.523cm" svg:x2="8.324cm" svg:y2="9.68cm" draw:start-shape="id453" draw:start-glue-point="11" draw:end-shape="id454" draw:end-glue-point="7" svg:d="M6580 12523l1744-2843" svg:viewBox="0 0 1745 2844">
          <text:p/>
        </draw:connector>
        <draw:frame draw:style-name="gr20" draw:text-style-name="P12" draw:layer="layout" svg:width="1.8cm" svg:height="1.038cm" svg:x="6cm" svg:y="6.6cm">
          <draw:text-box>
            <text:p><text:span text:style-name="T5">0/2</text:span></text:p>
          </draw:text-box>
        </draw:frame>
        <draw:frame draw:style-name="gr20" draw:text-style-name="P12" draw:layer="layout" svg:width="1.8cm" svg:height="1.038cm" svg:x="6cm" svg:y="10.4cm">
          <draw:text-box>
            <text:p><text:span text:style-name="T5">0/2</text:span></text:p>
          </draw:text-box>
        </draw:frame>
        <draw:connector draw:style-name="gr24" draw:text-style-name="P3" draw:layer="layout" draw:type="line" svg:x1="9.879cm" svg:y1="8.124cm" svg:x2="11.623cm" svg:y2="5.28cm" draw:start-shape="id454" draw:start-glue-point="11" draw:end-shape="id455" draw:end-glue-point="7" svg:d="M9879 8124l1744-2844" svg:viewBox="0 0 1745 2845">
          <text:p/>
        </draw:connector>
        <draw:frame draw:style-name="gr20" draw:text-style-name="P12" draw:layer="layout" svg:width="1.8cm" svg:height="1.038cm" svg:x="9.4cm" svg:y="5.962cm">
          <draw:text-box>
            <text:p><text:span text:style-name="T5">0/1</text:span></text:p>
          </draw:text-box>
        </draw:frame>
        <draw:connector draw:style-name="gr24" draw:text-style-name="P3" draw:layer="layout" draw:type="line" svg:x1="13.179cm" svg:y1="5.28cm" svg:x2="14.923cm" svg:y2="7.904cm" draw:start-shape="id455" draw:start-glue-point="9" draw:end-shape="id456" draw:end-glue-point="5" svg:d="M13179 5280l1744 2624" svg:viewBox="0 0 1745 2625">
          <text:p/>
        </draw:connector>
        <draw:frame draw:style-name="gr20" draw:text-style-name="P12" draw:layer="layout" svg:width="2cm" svg:height="1.038cm" svg:x="14.2cm" svg:y="5.962cm">
          <draw:text-box>
            <text:p><text:span text:style-name="T5">4/10</text:span></text:p>
          </draw:text-box>
        </draw:frame>
        <draw:line draw:style-name="gr23" draw:text-style-name="P3" draw:layer="layout" svg:x1="10.501cm" svg:y1="2.6cm" svg:x2="11.301cm" svg:y2="3.601cm">
          <text:p/>
        </draw:line>
        <draw:frame draw:style-name="gr25" draw:text-style-name="P4" draw:layer="layout" svg:width="6.23cm" svg:height="2.384cm" svg:x="20.802cm" svg:y="0.816cm">
          <draw:text-box>
            <text:p>Fluxo Máximo = 9</text:p>
            <text:p>Fluxo Gasto = 1</text:p>
            <text:p>Fluxo Disponível = <text:span text:style-name="T7">1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office:forms form:automatic-focus="false" form:apply-design-mode="false"/>
        <draw:frame draw:style-name="gr38" draw:text-style-name="P5" draw:layer="layout" svg:width="12.482cm" svg:height="1.673cm" svg:x="0.5cm" svg:y="0.8cm">
          <draw:text-box>
            <text:p><text:span text:style-name="T1">Distribuindo o fluxo</text:span></text:p>
          </draw:text-box>
        </draw:frame>
        <draw:custom-shape draw:style-name="gr35" draw:text-style-name="P2" xml:id="id457" draw:id="id457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63" draw:id="id463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61" draw:id="id461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58" draw:id="id458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62" draw:id="id462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59" draw:id="id459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60" draw:id="id460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457" draw:start-glue-point="11" draw:end-shape="id458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457" draw:start-glue-point="9" draw:end-shape="id459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460" draw:start-glue-point="11" draw:end-shape="id461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462" draw:start-glue-point="9" draw:end-shape="id461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458" draw:start-glue-point="9" draw:end-shape="id463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459" draw:start-glue-point="11" draw:end-shape="id463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463" draw:start-glue-point="11" draw:end-shape="id462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458" draw:start-glue-point="6" draw:end-shape="id457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459" draw:start-glue-point="6" draw:end-shape="id457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463" draw:start-glue-point="6" draw:end-shape="id457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462" draw:start-glue-point="6" draw:end-shape="id458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460" draw:start-glue-point="6" draw:end-shape="id459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460" draw:start-glue-point="5" draw:end-shape="id463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461" draw:start-glue-point="4" draw:end-shape="id462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461" draw:start-glue-point="8" draw:end-shape="id460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464" draw:id="id464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67" draw:id="id467" draw:layer="layout" svg:width="2.199cm" svg:height="2.2cm" svg:x="8.002cm" svg:y="7.80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69" draw:id="id469" draw:layer="layout" svg:width="2.2cm" svg:height="2.2cm" svg:x="14.601cm" svg:y="7.582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65" draw:id="id465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68" draw:id="id468" draw:layer="layout" svg:width="2.2cm" svg:height="2.2cm" svg:x="11.301cm" svg:y="3.40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66" draw:id="id466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8cm" svg:y1="8.124cm" svg:x2="5.024cm" svg:y2="5.28cm" draw:start-shape="id464" draw:start-glue-point="11" draw:end-shape="id465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464" draw:start-glue-point="9" draw:end-shape="id466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draw:connector draw:style-name="gr24" draw:text-style-name="P3" draw:layer="layout" draw:type="line" svg:x1="6.58cm" svg:y1="5.28cm" svg:x2="8.324cm" svg:y2="8.124cm" draw:start-shape="id465" draw:start-glue-point="9" draw:end-shape="id467" draw:end-glue-point="5" svg:d="M6580 5280l1744 2844" svg:viewBox="0 0 1745 2845">
          <text:p/>
        </draw:connector>
        <draw:connector draw:style-name="gr2" draw:text-style-name="P3" draw:layer="layout" draw:type="line" svg:x1="6.58cm" svg:y1="12.523cm" svg:x2="8.324cm" svg:y2="9.68cm" draw:start-shape="id466" draw:start-glue-point="11" draw:end-shape="id467" draw:end-glue-point="7" svg:d="M6580 12523l1744-2843" svg:viewBox="0 0 1745 2844">
          <text:p/>
        </draw:connector>
        <draw:frame draw:style-name="gr20" draw:text-style-name="P12" draw:layer="layout" svg:width="1.8cm" svg:height="1.038cm" svg:x="6cm" svg:y="6.6cm">
          <draw:text-box>
            <text:p><text:span text:style-name="T5">0/2</text:span></text:p>
          </draw:text-box>
        </draw:frame>
        <draw:frame draw:style-name="gr20" draw:text-style-name="P12" draw:layer="layout" svg:width="1.8cm" svg:height="1.038cm" svg:x="6cm" svg:y="10.4cm">
          <draw:text-box>
            <text:p><text:span text:style-name="T5">0/2</text:span></text:p>
          </draw:text-box>
        </draw:frame>
        <draw:connector draw:style-name="gr24" draw:text-style-name="P3" draw:layer="layout" draw:type="line" svg:x1="9.879cm" svg:y1="8.124cm" svg:x2="11.623cm" svg:y2="5.28cm" draw:start-shape="id467" draw:start-glue-point="11" draw:end-shape="id468" draw:end-glue-point="7" svg:d="M9879 8124l1744-2844" svg:viewBox="0 0 1745 2845">
          <text:p/>
        </draw:connector>
        <draw:frame draw:style-name="gr20" draw:text-style-name="P12" draw:layer="layout" svg:width="1.8cm" svg:height="1.038cm" svg:x="9.4cm" svg:y="5.962cm">
          <draw:text-box>
            <text:p><text:span text:style-name="T5">1/1</text:span></text:p>
          </draw:text-box>
        </draw:frame>
        <draw:connector draw:style-name="gr24" draw:text-style-name="P3" draw:layer="layout" draw:type="line" svg:x1="13.179cm" svg:y1="5.28cm" svg:x2="14.923cm" svg:y2="7.904cm" draw:start-shape="id468" draw:start-glue-point="9" draw:end-shape="id469" draw:end-glue-point="5" svg:d="M13179 5280l1744 2624" svg:viewBox="0 0 1745 2625">
          <text:p/>
        </draw:connector>
        <draw:frame draw:style-name="gr20" draw:text-style-name="P12" draw:layer="layout" svg:width="2cm" svg:height="1.038cm" svg:x="14.2cm" svg:y="5.962cm">
          <draw:text-box>
            <text:p><text:span text:style-name="T5">4/10</text:span></text:p>
          </draw:text-box>
        </draw:frame>
        <draw:line draw:style-name="gr23" draw:text-style-name="P3" draw:layer="layout" svg:x1="8.324cm" svg:y1="6.599cm" svg:x2="9.124cm" svg:y2="7.6cm">
          <text:p/>
        </draw:line>
        <draw:frame draw:style-name="gr25" draw:text-style-name="P4" draw:layer="layout" svg:width="6.23cm" svg:height="2.384cm" svg:x="20.802cm" svg:y="0.816cm">
          <draw:text-box>
            <text:p>Fluxo Máximo = 9</text:p>
            <text:p>Fluxo Gasto = 1</text:p>
            <text:p>Fluxo Disponível = <text:span text:style-name="T7">2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office:forms form:automatic-focus="false" form:apply-design-mode="false"/>
        <draw:frame draw:style-name="gr38" draw:text-style-name="P5" draw:layer="layout" svg:width="12.482cm" svg:height="1.673cm" svg:x="0.5cm" svg:y="0.8cm">
          <draw:text-box>
            <text:p><text:span text:style-name="T1">Distribuindo o fluxo</text:span></text:p>
          </draw:text-box>
        </draw:frame>
        <draw:custom-shape draw:style-name="gr35" draw:text-style-name="P2" xml:id="id470" draw:id="id470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76" draw:id="id476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74" draw:id="id474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71" draw:id="id471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75" draw:id="id475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72" draw:id="id472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73" draw:id="id473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470" draw:start-glue-point="11" draw:end-shape="id471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470" draw:start-glue-point="9" draw:end-shape="id472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473" draw:start-glue-point="11" draw:end-shape="id474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475" draw:start-glue-point="9" draw:end-shape="id474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471" draw:start-glue-point="9" draw:end-shape="id476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472" draw:start-glue-point="11" draw:end-shape="id476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476" draw:start-glue-point="11" draw:end-shape="id475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471" draw:start-glue-point="6" draw:end-shape="id470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472" draw:start-glue-point="6" draw:end-shape="id470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476" draw:start-glue-point="6" draw:end-shape="id470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475" draw:start-glue-point="6" draw:end-shape="id471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473" draw:start-glue-point="6" draw:end-shape="id472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473" draw:start-glue-point="5" draw:end-shape="id476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474" draw:start-glue-point="4" draw:end-shape="id475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474" draw:start-glue-point="8" draw:end-shape="id473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477" draw:id="id477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80" draw:id="id480" draw:layer="layout" svg:width="2.199cm" svg:height="2.2cm" svg:x="8.002cm" svg:y="7.80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82" draw:id="id482" draw:layer="layout" svg:width="2.2cm" svg:height="2.2cm" svg:x="14.601cm" svg:y="7.582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78" draw:id="id478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81" draw:id="id481" draw:layer="layout" svg:width="2.2cm" svg:height="2.2cm" svg:x="11.301cm" svg:y="3.40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79" draw:id="id479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8cm" svg:y1="8.124cm" svg:x2="5.024cm" svg:y2="5.28cm" draw:start-shape="id477" draw:start-glue-point="11" draw:end-shape="id478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477" draw:start-glue-point="9" draw:end-shape="id479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4cm" svg:y="6.162cm">
          <draw:text-box>
            <text:p><text:span text:style-name="T5">3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draw:connector draw:style-name="gr24" draw:text-style-name="P3" draw:layer="layout" draw:type="line" svg:x1="6.58cm" svg:y1="5.28cm" svg:x2="8.324cm" svg:y2="8.124cm" draw:start-shape="id478" draw:start-glue-point="9" draw:end-shape="id480" draw:end-glue-point="5" svg:d="M6580 5280l1744 2844" svg:viewBox="0 0 1745 2845">
          <text:p/>
        </draw:connector>
        <draw:connector draw:style-name="gr2" draw:text-style-name="P3" draw:layer="layout" draw:type="line" svg:x1="6.58cm" svg:y1="12.523cm" svg:x2="8.324cm" svg:y2="9.68cm" draw:start-shape="id479" draw:start-glue-point="11" draw:end-shape="id480" draw:end-glue-point="7" svg:d="M6580 12523l1744-2843" svg:viewBox="0 0 1745 2844">
          <text:p/>
        </draw:connector>
        <draw:frame draw:style-name="gr20" draw:text-style-name="P12" draw:layer="layout" svg:width="1.8cm" svg:height="1.038cm" svg:x="6cm" svg:y="6.6cm">
          <draw:text-box>
            <text:p><text:span text:style-name="T5">1/2</text:span></text:p>
          </draw:text-box>
        </draw:frame>
        <draw:frame draw:style-name="gr20" draw:text-style-name="P12" draw:layer="layout" svg:width="1.8cm" svg:height="1.038cm" svg:x="6cm" svg:y="10.4cm">
          <draw:text-box>
            <text:p><text:span text:style-name="T5">0/2</text:span></text:p>
          </draw:text-box>
        </draw:frame>
        <draw:connector draw:style-name="gr24" draw:text-style-name="P3" draw:layer="layout" draw:type="line" svg:x1="9.879cm" svg:y1="8.124cm" svg:x2="11.623cm" svg:y2="5.28cm" draw:start-shape="id480" draw:start-glue-point="11" draw:end-shape="id481" draw:end-glue-point="7" svg:d="M9879 8124l1744-2844" svg:viewBox="0 0 1745 2845">
          <text:p/>
        </draw:connector>
        <draw:frame draw:style-name="gr20" draw:text-style-name="P12" draw:layer="layout" svg:width="1.8cm" svg:height="1.038cm" svg:x="9.4cm" svg:y="5.962cm">
          <draw:text-box>
            <text:p><text:span text:style-name="T5">1/1</text:span></text:p>
          </draw:text-box>
        </draw:frame>
        <draw:connector draw:style-name="gr24" draw:text-style-name="P3" draw:layer="layout" draw:type="line" svg:x1="13.179cm" svg:y1="5.28cm" svg:x2="14.923cm" svg:y2="7.904cm" draw:start-shape="id481" draw:start-glue-point="9" draw:end-shape="id482" draw:end-glue-point="5" svg:d="M13179 5280l1744 2624" svg:viewBox="0 0 1745 2625">
          <text:p/>
        </draw:connector>
        <draw:frame draw:style-name="gr20" draw:text-style-name="P12" draw:layer="layout" svg:width="2cm" svg:height="1.038cm" svg:x="14.2cm" svg:y="5.962cm">
          <draw:text-box>
            <text:p><text:span text:style-name="T5">4/10</text:span></text:p>
          </draw:text-box>
        </draw:frame>
        <draw:line draw:style-name="gr23" draw:text-style-name="P3" draw:layer="layout" svg:x1="3.8cm" svg:y1="2.799cm" svg:x2="4.6cm" svg:y2="3.8cm">
          <text:p/>
        </draw:line>
        <draw:frame draw:style-name="gr25" draw:text-style-name="P4" draw:layer="layout" svg:width="6.23cm" svg:height="2.384cm" svg:x="20.802cm" svg:y="0.816cm">
          <draw:text-box>
            <text:p>Fluxo Máximo = 9</text:p>
            <text:p>Fluxo Gasto = 1</text:p>
            <text:p>Fluxo Disponível = <text:span text:style-name="T7">2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0">
        <office:forms form:automatic-focus="false" form:apply-design-mode="false"/>
        <draw:frame draw:style-name="gr38" draw:text-style-name="P5" draw:layer="layout" svg:width="12.482cm" svg:height="1.673cm" svg:x="0.5cm" svg:y="0.8cm">
          <draw:text-box>
            <text:p><text:span text:style-name="T1">Distribuindo o fluxo</text:span></text:p>
          </draw:text-box>
        </draw:frame>
        <draw:custom-shape draw:style-name="gr35" draw:text-style-name="P2" xml:id="id483" draw:id="id483" draw:layer="layout" svg:width="1.486cm" svg:height="1.486cm" svg:x="17.2cm" svg:y="16.34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89" draw:id="id489" draw:layer="layout" svg:width="1.486cm" svg:height="1.486cm" svg:x="21.657cm" svg:y="16.3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87" draw:id="id487" draw:layer="layout" svg:width="1.486cm" svg:height="1.486cm" svg:x="26.114cm" svg:y="16.19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84" draw:id="id484" draw:layer="layout" svg:width="1.485cm" svg:height="1.486cm" svg:x="19.429cm" svg:y="13.3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88" draw:id="id488" draw:layer="layout" svg:width="1.485cm" svg:height="1.486cm" svg:x="23.886cm" svg:y="13.3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485" draw:id="id485" draw:layer="layout" svg:width="1.485cm" svg:height="1.486cm" svg:x="19.429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486" draw:id="id486" draw:layer="layout" svg:width="1.486cm" svg:height="1.486cm" svg:x="23.7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469cm" svg:y1="16.559cm" svg:x2="19.646cm" svg:y2="14.64cm" draw:start-shape="id483" draw:start-glue-point="11" draw:end-shape="id484" draw:end-glue-point="7" svg:d="M18469 16559l1177-1919" svg:viewBox="0 0 1178 1920">
          <text:p/>
        </draw:connector>
        <draw:connector draw:style-name="gr2" draw:text-style-name="P3" draw:layer="layout" draw:type="line" svg:x1="18.469cm" svg:y1="17.611cm" svg:x2="19.646cm" svg:y2="19.531cm" draw:start-shape="id483" draw:start-glue-point="9" draw:end-shape="id485" draw:end-glue-point="5" svg:d="M18469 17611l1177 1920" svg:viewBox="0 0 1178 1921">
          <text:p/>
        </draw:connector>
        <draw:connector draw:style-name="gr2" draw:text-style-name="P3" draw:layer="layout" draw:type="line" svg:x1="25.006cm" svg:y1="19.531cm" svg:x2="26.331cm" svg:y2="17.463cm" draw:start-shape="id486" draw:start-glue-point="11" draw:end-shape="id487" draw:end-glue-point="7" svg:d="M25006 19531l1325-2068" svg:viewBox="0 0 1326 2069">
          <text:p/>
        </draw:connector>
        <draw:connector draw:style-name="gr2" draw:text-style-name="P3" draw:layer="layout" draw:type="line" svg:x1="25.154cm" svg:y1="14.64cm" svg:x2="26.331cm" svg:y2="16.411cm" draw:start-shape="id488" draw:start-glue-point="9" draw:end-shape="id487" draw:end-glue-point="5" svg:d="M25154 14640l1177 1771" svg:viewBox="0 0 1178 1772">
          <text:p/>
        </draw:connector>
        <draw:connector draw:style-name="gr2" draw:text-style-name="P3" draw:layer="layout" draw:type="line" svg:x1="20.697cm" svg:y1="14.64cm" svg:x2="21.874cm" svg:y2="16.559cm" draw:start-shape="id484" draw:start-glue-point="9" draw:end-shape="id489" draw:end-glue-point="5" svg:d="M20697 14640l1177 1919" svg:viewBox="0 0 1178 1920">
          <text:p/>
        </draw:connector>
        <draw:connector draw:style-name="gr2" draw:text-style-name="P3" draw:layer="layout" draw:type="line" svg:x1="20.697cm" svg:y1="19.531cm" svg:x2="21.874cm" svg:y2="17.611cm" draw:start-shape="id485" draw:start-glue-point="11" draw:end-shape="id489" draw:end-glue-point="7" svg:d="M20697 19531l1177-1920" svg:viewBox="0 0 1178 1921">
          <text:p/>
        </draw:connector>
        <draw:connector draw:style-name="gr2" draw:text-style-name="P3" draw:layer="layout" draw:type="line" svg:x1="22.926cm" svg:y1="16.559cm" svg:x2="24.103cm" svg:y2="14.64cm" draw:start-shape="id489" draw:start-glue-point="11" draw:end-shape="id488" draw:end-glue-point="7" svg:d="M22926 16559l1177-1919" svg:viewBox="0 0 1178 1920">
          <text:p/>
        </draw:connector>
        <draw:frame draw:style-name="gr13" draw:text-style-name="P4" draw:layer="layout" svg:width="0.633cm" svg:height="0.962cm" svg:x="19.087cm" svg:y="15.656cm">
          <draw:text-box>
            <text:p>2</text:p>
          </draw:text-box>
        </draw:frame>
        <draw:frame draw:style-name="gr13" draw:text-style-name="P4" draw:layer="layout" svg:width="0.633cm" svg:height="0.962cm" svg:x="19.087cm" svg:y="18.185cm">
          <draw:text-box>
            <text:p>2</text:p>
          </draw:text-box>
        </draw:frame>
        <draw:frame draw:style-name="gr13" draw:text-style-name="P4" draw:layer="layout" svg:width="0.634cm" svg:height="0.962cm" svg:x="19.835cm" svg:y="16.371cm">
          <draw:text-box>
            <text:p>3</text:p>
          </draw:text-box>
        </draw:frame>
        <draw:frame draw:style-name="gr13" draw:text-style-name="P4" draw:layer="layout" svg:width="0.633cm" svg:height="0.962cm" svg:x="20.469cm" svg:y="18.154cm">
          <draw:text-box>
            <text:p>2</text:p>
          </draw:text-box>
        </draw:frame>
        <draw:frame draw:style-name="gr13" draw:text-style-name="P4" draw:layer="layout" svg:width="0.633cm" svg:height="0.962cm" svg:x="20.469cm" svg:y="15.182cm">
          <draw:text-box>
            <text:p>2</text:p>
          </draw:text-box>
        </draw:frame>
        <draw:frame draw:style-name="gr14" draw:text-style-name="P4" draw:layer="layout" svg:width="0.634cm" svg:height="0.962cm" svg:x="22.063cm" svg:y="13.399cm">
          <draw:text-box>
            <text:p>3</text:p>
          </draw:text-box>
        </draw:frame>
        <draw:frame draw:style-name="gr13" draw:text-style-name="P4" draw:layer="layout" svg:width="0.634cm" svg:height="0.962cm" svg:x="22.806cm" svg:y="15.182cm">
          <draw:text-box>
            <text:p>1</text:p>
          </draw:text-box>
        </draw:frame>
        <draw:frame draw:style-name="gr13" draw:text-style-name="P4" draw:layer="layout" svg:width="0.634cm" svg:height="0.962cm" svg:x="23.44cm" svg:y="18.005cm">
          <draw:text-box>
            <text:p>3</text:p>
          </draw:text-box>
        </draw:frame>
        <draw:frame draw:style-name="gr13" draw:text-style-name="P4" draw:layer="layout" svg:width="0.634cm" svg:height="0.962cm" svg:x="21.954cm" svg:y="19.342cm">
          <draw:text-box>
            <text:p>2</text:p>
          </draw:text-box>
        </draw:frame>
        <draw:frame draw:style-name="gr15" draw:text-style-name="P4" draw:layer="layout" svg:width="0.895cm" svg:height="0.962cm" svg:x="26.161cm" svg:y="18.546cm">
          <draw:text-box>
            <text:p>5</text:p>
          </draw:text-box>
        </draw:frame>
        <draw:frame draw:style-name="gr37" draw:text-style-name="P4" draw:layer="layout" svg:width="0.896cm" svg:height="0.962cm" svg:x="25.03cm" svg:y="15.473cm">
          <draw:text-box>
            <text:p>7</text:p>
          </draw:text-box>
        </draw:frame>
        <draw:connector draw:style-name="gr2" draw:text-style-name="P3" draw:layer="layout" draw:type="line" svg:x1="19.429cm" svg:y1="14.114cm" svg:x2="17.943cm" svg:y2="16.342cm" draw:start-shape="id484" draw:start-glue-point="6" draw:end-shape="id483" draw:end-glue-point="4" svg:d="M19429 14114l-1486 2228" svg:viewBox="0 0 1487 2229">
          <text:p/>
        </draw:connector>
        <draw:frame draw:style-name="gr13" draw:text-style-name="P4" draw:layer="layout" svg:width="0.634cm" svg:height="0.962cm" svg:x="17.981cm" svg:y="14.773cm">
          <draw:text-box>
            <text:p>3</text:p>
          </draw:text-box>
        </draw:frame>
        <draw:connector draw:style-name="gr2" draw:text-style-name="P3" draw:layer="layout" draw:type="line" svg:x1="19.429cm" svg:y1="20.057cm" svg:x2="17.943cm" svg:y2="17.828cm" draw:start-shape="id485" draw:start-glue-point="6" draw:end-shape="id483" draw:end-glue-point="8" svg:d="M19429 20057l-1486-2229" svg:viewBox="0 0 1487 2230">
          <text:p/>
        </draw:connector>
        <draw:frame draw:style-name="gr13" draw:text-style-name="P4" draw:layer="layout" svg:width="0.634cm" svg:height="0.962cm" svg:x="18.143cm" svg:y="18.9cm">
          <draw:text-box>
            <text:p>2</text:p>
          </draw:text-box>
        </draw:frame>
        <draw:connector draw:style-name="gr2" draw:text-style-name="P3" draw:layer="layout" draw:type="line" svg:x1="21.657cm" svg:y1="17.085cm" svg:x2="18.686cm" svg:y2="17.085cm" draw:start-shape="id489" draw:start-glue-point="6" draw:end-shape="id483" draw:end-glue-point="10" svg:d="M21657 17085h-2971" svg:viewBox="0 0 2972 1">
          <text:p/>
        </draw:connector>
        <draw:connector draw:style-name="gr2" draw:text-style-name="P3" draw:layer="layout" draw:type="line" svg:x1="23.886cm" svg:y1="14.114cm" svg:x2="20.914cm" svg:y2="14.114cm" draw:start-shape="id488" draw:start-glue-point="6" draw:end-shape="id484" draw:end-glue-point="10" svg:d="M23886 14114h-2972" svg:viewBox="0 0 2973 1">
          <text:p/>
        </draw:connector>
        <draw:connector draw:style-name="gr2" draw:text-style-name="P3" draw:layer="layout" draw:type="line" svg:x1="23.737cm" svg:y1="20.057cm" svg:x2="20.914cm" svg:y2="20.057cm" draw:start-shape="id486" draw:start-glue-point="6" draw:end-shape="id485" draw:end-glue-point="10" svg:d="M23737 20057h-2823" svg:viewBox="0 0 2824 1">
          <text:p/>
        </draw:connector>
        <draw:connector draw:style-name="gr2" draw:text-style-name="P3" draw:layer="layout" draw:type="line" svg:x1="23.954cm" svg:y1="19.531cm" svg:x2="22.926cm" svg:y2="17.611cm" draw:start-shape="id486" draw:start-glue-point="5" draw:end-shape="id489" draw:end-glue-point="9" svg:d="M23954 19531l-1028-1920" svg:viewBox="0 0 1029 1921">
          <text:p/>
        </draw:connector>
        <draw:connector draw:style-name="gr2" draw:text-style-name="P3" draw:layer="layout" draw:type="line" svg:x1="26.857cm" svg:y1="16.194cm" svg:x2="25.371cm" svg:y2="14.114cm" draw:start-shape="id487" draw:start-glue-point="4" draw:end-shape="id488" svg:d="M26857 16194l-1486-2080" svg:viewBox="0 0 1487 2081">
          <text:p/>
        </draw:connector>
        <draw:frame draw:style-name="gr37" draw:text-style-name="P4" draw:layer="layout" svg:width="0.896cm" svg:height="0.962cm" svg:x="26.209cm" svg:y="14.766cm">
          <draw:text-box>
            <text:p>3</text:p>
          </draw:text-box>
        </draw:frame>
        <draw:connector draw:style-name="gr2" draw:text-style-name="P3" draw:layer="layout" draw:type="line" svg:x1="26.857cm" svg:y1="17.68cm" svg:x2="25.223cm" svg:y2="20.057cm" draw:start-shape="id487" draw:start-glue-point="8" draw:end-shape="id486" draw:end-glue-point="10" svg:d="M26857 17680l-1634 2377" svg:viewBox="0 0 1635 2378">
          <text:p/>
        </draw:connector>
        <draw:frame draw:style-name="gr15" draw:text-style-name="P4" draw:layer="layout" svg:width="0.895cm" svg:height="0.962cm" svg:x="25.006cm" svg:y="17.787cm">
          <draw:text-box>
            <text:p>5</text:p>
          </draw:text-box>
        </draw:frame>
        <draw:custom-shape draw:style-name="gr18" draw:text-style-name="P10" xml:id="id490" draw:id="id490" draw:layer="layout" svg:width="2.2cm" svg:height="2.2cm" svg:x="1.402cm" svg:y="7.802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493" draw:id="id493" draw:layer="layout" svg:width="2.199cm" svg:height="2.2cm" svg:x="8.002cm" svg:y="7.80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95" draw:id="id495" draw:layer="layout" svg:width="2.2cm" svg:height="2.2cm" svg:x="14.601cm" svg:y="7.582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91" draw:id="id491" draw:layer="layout" svg:width="2.2cm" svg:height="2.2cm" svg:x="4.702cm" svg:y="3.4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94" draw:id="id494" draw:layer="layout" svg:width="2.2cm" svg:height="2.2cm" svg:x="11.301cm" svg:y="3.40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92" draw:id="id492" draw:layer="layout" svg:width="2.2cm" svg:height="2.2cm" svg:x="4.702cm" svg:y="12.20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1cm" svg:y="12.201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3.28cm" svg:y1="8.124cm" svg:x2="5.024cm" svg:y2="5.28cm" draw:start-shape="id490" draw:start-glue-point="11" draw:end-shape="id491" draw:end-glue-point="7" svg:d="M3280 8124l1744-2844" svg:viewBox="0 0 1745 2845">
          <text:p/>
        </draw:connector>
        <draw:connector draw:style-name="gr2" draw:text-style-name="P3" draw:layer="layout" draw:type="line" svg:x1="3.28cm" svg:y1="9.68cm" svg:x2="5.024cm" svg:y2="12.523cm" draw:start-shape="id490" draw:start-glue-point="9" draw:end-shape="id492" draw:end-glue-point="5" svg:d="M3280 9680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4/5</text:span></text:p>
          </draw:text-box>
        </draw:frame>
        <draw:frame draw:style-name="gr20" draw:text-style-name="P12" draw:layer="layout" svg:width="1.8cm" svg:height="1.038cm" svg:x="2.6cm" svg:y="10.962cm">
          <draw:text-box>
            <text:p><text:span text:style-name="T5">2/4</text:span></text:p>
          </draw:text-box>
        </draw:frame>
        <draw:connector draw:style-name="gr24" draw:text-style-name="P3" draw:layer="layout" draw:type="line" svg:x1="6.58cm" svg:y1="5.28cm" svg:x2="8.324cm" svg:y2="8.124cm" draw:start-shape="id491" draw:start-glue-point="9" draw:end-shape="id493" draw:end-glue-point="5" svg:d="M6580 5280l1744 2844" svg:viewBox="0 0 1745 2845">
          <text:p/>
        </draw:connector>
        <draw:connector draw:style-name="gr2" draw:text-style-name="P3" draw:layer="layout" draw:type="line" svg:x1="6.58cm" svg:y1="12.523cm" svg:x2="8.324cm" svg:y2="9.68cm" draw:start-shape="id492" draw:start-glue-point="11" draw:end-shape="id493" draw:end-glue-point="7" svg:d="M6580 12523l1744-2843" svg:viewBox="0 0 1745 2844">
          <text:p/>
        </draw:connector>
        <draw:frame draw:style-name="gr20" draw:text-style-name="P12" draw:layer="layout" svg:width="1.8cm" svg:height="1.038cm" svg:x="6cm" svg:y="6.6cm">
          <draw:text-box>
            <text:p><text:span text:style-name="T5">1/2</text:span></text:p>
          </draw:text-box>
        </draw:frame>
        <draw:frame draw:style-name="gr20" draw:text-style-name="P12" draw:layer="layout" svg:width="1.8cm" svg:height="1.038cm" svg:x="6cm" svg:y="10.4cm">
          <draw:text-box>
            <text:p><text:span text:style-name="T5">0/2</text:span></text:p>
          </draw:text-box>
        </draw:frame>
        <draw:connector draw:style-name="gr24" draw:text-style-name="P3" draw:layer="layout" draw:type="line" svg:x1="9.879cm" svg:y1="8.124cm" svg:x2="11.623cm" svg:y2="5.28cm" draw:start-shape="id493" draw:start-glue-point="11" draw:end-shape="id494" draw:end-glue-point="7" svg:d="M9879 8124l1744-2844" svg:viewBox="0 0 1745 2845">
          <text:p/>
        </draw:connector>
        <draw:frame draw:style-name="gr20" draw:text-style-name="P12" draw:layer="layout" svg:width="1.8cm" svg:height="1.038cm" svg:x="9.4cm" svg:y="5.962cm">
          <draw:text-box>
            <text:p><text:span text:style-name="T5">1/1</text:span></text:p>
          </draw:text-box>
        </draw:frame>
        <draw:connector draw:style-name="gr24" draw:text-style-name="P3" draw:layer="layout" draw:type="line" svg:x1="13.179cm" svg:y1="5.28cm" svg:x2="14.923cm" svg:y2="7.904cm" draw:start-shape="id494" draw:start-glue-point="9" draw:end-shape="id495" draw:end-glue-point="5" svg:d="M13179 5280l1744 2624" svg:viewBox="0 0 1745 2625">
          <text:p/>
        </draw:connector>
        <draw:frame draw:style-name="gr20" draw:text-style-name="P12" draw:layer="layout" svg:width="2cm" svg:height="1.038cm" svg:x="14.2cm" svg:y="5.962cm">
          <draw:text-box>
            <text:p><text:span text:style-name="T5">4/10</text:span></text:p>
          </draw:text-box>
        </draw:frame>
        <draw:line draw:style-name="gr23" draw:text-style-name="P3" draw:layer="layout" svg:x1="0.8cm" svg:y1="6.801cm" svg:x2="1.6cm" svg:y2="7.802cm">
          <text:p/>
        </draw:line>
        <draw:frame draw:style-name="gr22" draw:text-style-name="P4" draw:layer="layout" svg:width="6.365cm" svg:height="2.384cm" svg:x="20.802cm" svg:y="0.816cm">
          <draw:text-box>
            <text:p>Fluxo Máximo = 9</text:p>
            <text:p>Fluxo Gasto = 1</text:p>
            <text:p>Fluxo Disponível = <text:span text:style-name="T7">∞</text:span></text:p>
          </draw:text-box>
        </draw:frame>
        <draw:frame draw:style-name="gr39" draw:text-style-name="P4" draw:layer="layout" svg:width="9.765cm" svg:height="0.962cm" svg:x="0.435cm" svg:y="19.638cm">
          <draw:text-box>
            <text:p>Não há mais caminhos possíveis</text:p>
          </draw:text-box>
        </draw:frame>
        <presentation:notes draw:style-name="dp2">
          <draw:page-thumbnail draw:style-name="gr8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0">
        <office:forms form:automatic-focus="false" form:apply-design-mode="false"/>
        <draw:frame draw:style-name="gr40" draw:text-style-name="P5" draw:layer="layout" svg:width="17.567cm" svg:height="1.673cm" svg:x="0.5cm" svg:y="0.8cm">
          <draw:text-box>
            <text:p><text:span text:style-name="T1">Atualizando o grafo residual</text:span></text:p>
          </draw:text-box>
        </draw:frame>
        <draw:custom-shape draw:style-name="gr27" draw:text-style-name="P10" xml:id="id496" draw:id="id496" draw:layer="layout" svg:width="1.314cm" svg:height="1.314cm" svg:x="18.402cm" svg:y="16.828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499" draw:id="id499" draw:layer="layout" svg:width="1.314cm" svg:height="1.314cm" svg:x="22.344cm" svg:y="16.82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501" draw:id="id501" draw:layer="layout" svg:width="1.314cm" svg:height="1.314cm" svg:x="26.286cm" svg:y="16.697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497" draw:id="id497" draw:layer="layout" svg:width="1.314cm" svg:height="1.314cm" svg:x="20.373cm" svg:y="14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500" draw:id="id500" draw:layer="layout" svg:width="1.314cm" svg:height="1.314cm" svg:x="24.315cm" svg:y="14.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498" draw:id="id498" draw:layer="layout" svg:width="1.314cm" svg:height="1.314cm" svg:x="20.373cm" svg:y="19.456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1.314cm" svg:height="1.314cm" svg:x="24.183cm" svg:y="19.456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19.524cm" svg:y1="17.02cm" svg:x2="20.565cm" svg:y2="15.322cm" draw:start-shape="id496" draw:start-glue-point="11" draw:end-shape="id497" draw:end-glue-point="7" svg:d="M19524 17020l1041-1698" svg:viewBox="0 0 1042 1699">
          <text:p/>
        </draw:connector>
        <draw:connector draw:style-name="gr2" draw:text-style-name="P3" draw:layer="layout" draw:type="line" svg:x1="19.524cm" svg:y1="17.95cm" svg:x2="20.565cm" svg:y2="19.648cm" draw:start-shape="id496" draw:start-glue-point="9" draw:end-shape="id498" draw:end-glue-point="5" svg:d="M19524 17950l1041 1698" svg:viewBox="0 0 1042 1699">
          <text:p/>
        </draw:connector>
        <draw:frame draw:style-name="gr20" draw:text-style-name="P12" draw:layer="layout" svg:width="1.671cm" svg:height="1.038cm" svg:x="18.6cm" svg:y="15.514cm">
          <draw:text-box>
            <text:p><text:span text:style-name="T5">4/5</text:span></text:p>
          </draw:text-box>
        </draw:frame>
        <draw:frame draw:style-name="gr41" draw:text-style-name="P12" draw:layer="layout" svg:width="1.793cm" svg:height="1.082cm" svg:x="18.58cm" svg:y="18.566cm">
          <draw:text-box>
            <text:p><text:span text:style-name="T5">2/4</text:span></text:p>
          </draw:text-box>
        </draw:frame>
        <draw:connector draw:style-name="gr24" draw:text-style-name="P3" draw:layer="layout" draw:type="line" svg:x1="21.495cm" svg:y1="15.322cm" svg:x2="22.536cm" svg:y2="17.02cm" draw:start-shape="id497" draw:start-glue-point="9" draw:end-shape="id499" draw:end-glue-point="5" svg:d="M21495 15322l1041 1698" svg:viewBox="0 0 1042 1699">
          <text:p/>
        </draw:connector>
        <draw:connector draw:style-name="gr2" draw:text-style-name="P3" draw:layer="layout" draw:type="line" svg:x1="21.495cm" svg:y1="19.648cm" svg:x2="22.536cm" svg:y2="17.95cm" draw:start-shape="id498" draw:start-glue-point="11" draw:end-shape="id499" draw:end-glue-point="7" svg:d="M21495 19648l1041-1698" svg:viewBox="0 0 1042 1699">
          <text:p/>
        </draw:connector>
        <draw:frame draw:style-name="gr20" draw:text-style-name="P12" draw:layer="layout" svg:width="1.624cm" svg:height="1.038cm" svg:x="20.6cm" svg:y="16.11cm">
          <draw:text-box>
            <text:p><text:span text:style-name="T5">1/2</text:span></text:p>
          </draw:text-box>
        </draw:frame>
        <draw:frame draw:style-name="gr20" draw:text-style-name="P12" draw:layer="layout" svg:width="1.852cm" svg:height="1.038cm" svg:x="21.948cm" svg:y="18.61cm">
          <draw:text-box>
            <text:p><text:span text:style-name="T5">0/2</text:span></text:p>
          </draw:text-box>
        </draw:frame>
        <draw:connector draw:style-name="gr24" draw:text-style-name="P3" draw:layer="layout" draw:type="line" svg:x1="23.466cm" svg:y1="17.02cm" svg:x2="24.507cm" svg:y2="15.322cm" draw:start-shape="id499" draw:start-glue-point="11" draw:end-shape="id500" draw:end-glue-point="7" svg:d="M23466 17020l1041-1698" svg:viewBox="0 0 1042 1699">
          <text:p/>
        </draw:connector>
        <draw:frame draw:style-name="gr20" draw:text-style-name="P12" draw:layer="layout" svg:width="1.621cm" svg:height="1.038cm" svg:x="22.694cm" svg:y="15.398cm">
          <draw:text-box>
            <text:p><text:span text:style-name="T5">1/1</text:span></text:p>
          </draw:text-box>
        </draw:frame>
        <draw:connector draw:style-name="gr24" draw:text-style-name="P3" draw:layer="layout" draw:type="line" svg:x1="25.437cm" svg:y1="15.322cm" svg:x2="26.478cm" svg:y2="16.889cm" draw:start-shape="id500" draw:start-glue-point="9" draw:end-shape="id501" draw:end-glue-point="5" svg:d="M25437 15322l1041 1567" svg:viewBox="0 0 1042 1568">
          <text:p/>
        </draw:connector>
        <draw:frame draw:style-name="gr30" draw:text-style-name="P12" draw:layer="layout" svg:width="1.954cm" svg:height="2.612cm" svg:x="26.046cm" svg:y="15.322cm">
          <draw:text-box>
            <text:p><text:span text:style-name="T5">4/10</text:span></text:p>
          </draw:text-box>
        </draw:frame>
        <draw:frame draw:style-name="gr22" draw:text-style-name="P4" draw:layer="layout" svg:width="6.365cm" svg:height="2.384cm" svg:x="20.802cm" svg:y="0.816cm">
          <draw:text-box>
            <text:p>Fluxo Máximo = 9</text:p>
            <text:p>Fluxo Gasto = 1</text:p>
            <text:p>Fluxo Disponível = <text:span text:style-name="T7">∞</text:span></text:p>
          </draw:text-box>
        </draw:frame>
        <draw:custom-shape draw:style-name="gr1" draw:text-style-name="P2" xml:id="id502" draw:id="id502" draw:layer="layout" svg:width="2.52cm" svg:height="2.52cm" svg:x="1.601cm" svg:y="9.06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8" draw:id="id508" draw:layer="layout" svg:width="2.52cm" svg:height="2.52cm" svg:x="9.161cm" svg:y="9.06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6" draw:id="id506" draw:layer="layout" svg:width="2.52cm" svg:height="2.52cm" svg:x="16.721cm" svg:y="8.81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3" draw:id="id503" draw:layer="layout" svg:width="2.52cm" svg:height="2.52cm" svg:x="5.381cm" svg:y="4.0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7" draw:id="id507" draw:layer="layout" svg:width="2.52cm" svg:height="2.52cm" svg:x="12.941cm" svg:y="4.02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4" draw:id="id504" draw:layer="layout" svg:width="2.52cm" svg:height="2.52cm" svg:x="5.381cm" svg:y="14.10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5" draw:id="id505" draw:layer="layout" svg:width="2.52cm" svg:height="2.52cm" svg:x="12.689cm" svg:y="14.10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752cm" svg:y1="9.432cm" svg:x2="5.75cm" svg:y2="6.174cm" draw:start-shape="id502" draw:start-glue-point="11" draw:end-shape="id503" draw:end-glue-point="7" svg:d="M3752 9432l1998-3258" svg:viewBox="0 0 1999 3259">
          <text:p/>
        </draw:connector>
        <draw:connector draw:style-name="gr2" draw:text-style-name="P3" draw:layer="layout" draw:type="line" svg:x1="3.752cm" svg:y1="11.214cm" svg:x2="5.75cm" svg:y2="14.472cm" draw:start-shape="id502" draw:start-glue-point="9" draw:end-shape="id504" draw:end-glue-point="5" svg:d="M3752 11214l1998 3258" svg:viewBox="0 0 1999 3259">
          <text:p/>
        </draw:connector>
        <draw:connector draw:style-name="gr2" draw:text-style-name="P3" draw:layer="layout" draw:type="line" svg:x1="14.84cm" svg:y1="14.472cm" svg:x2="17.09cm" svg:y2="10.962cm" draw:start-shape="id505" draw:start-glue-point="11" draw:end-shape="id506" draw:end-glue-point="7" svg:d="M14840 14472l2250-3510" svg:viewBox="0 0 2251 3511">
          <text:p/>
        </draw:connector>
        <draw:connector draw:style-name="gr2" draw:text-style-name="P3" draw:layer="layout" draw:type="line" svg:x1="15.092cm" svg:y1="6.174cm" svg:x2="17.09cm" svg:y2="9.18cm" draw:start-shape="id507" draw:start-glue-point="9" draw:end-shape="id506" draw:end-glue-point="5" svg:d="M15092 6174l1998 3006" svg:viewBox="0 0 1999 3007">
          <text:p/>
        </draw:connector>
        <draw:connector draw:style-name="gr2" draw:text-style-name="P3" draw:layer="layout" draw:type="line" svg:x1="7.532cm" svg:y1="6.174cm" svg:x2="9.53cm" svg:y2="9.432cm" draw:start-shape="id503" draw:start-glue-point="9" draw:end-shape="id508" draw:end-glue-point="5" svg:d="M7532 6174l1998 3258" svg:viewBox="0 0 1999 3259">
          <text:p/>
        </draw:connector>
        <draw:connector draw:style-name="gr2" draw:text-style-name="P3" draw:layer="layout" draw:type="line" svg:x1="7.532cm" svg:y1="14.472cm" svg:x2="9.53cm" svg:y2="11.214cm" draw:start-shape="id504" draw:start-glue-point="11" draw:end-shape="id508" draw:end-glue-point="7" svg:d="M7532 14472l1998-3258" svg:viewBox="0 0 1999 3259">
          <text:p/>
        </draw:connector>
        <draw:frame draw:style-name="gr3" draw:text-style-name="P4" draw:layer="layout" svg:width="1.075cm" svg:height="1.212cm" svg:x="4.801cm" svg:y="7.899cm">
          <draw:text-box>
            <text:p>1</text:p>
          </draw:text-box>
        </draw:frame>
        <draw:frame draw:style-name="gr3" draw:text-style-name="P4" draw:layer="layout" svg:width="1.075cm" svg:height="1.212cm" svg:x="4.801cm" svg:y="12.189cm">
          <draw:text-box>
            <text:p>2</text:p>
          </draw:text-box>
        </draw:frame>
        <draw:frame draw:style-name="gr3" draw:text-style-name="P4" draw:layer="layout" svg:width="1.075cm" svg:height="1.212cm" svg:x="6.07cm" svg:y="9.111cm">
          <draw:text-box>
            <text:p>3</text:p>
          </draw:text-box>
        </draw:frame>
        <draw:frame draw:style-name="gr3" draw:text-style-name="P4" draw:layer="layout" svg:width="1.075cm" svg:height="1.212cm" svg:x="7.145cm" svg:y="12.135cm">
          <draw:text-box>
            <text:p>2</text:p>
          </draw:text-box>
        </draw:frame>
        <draw:frame draw:style-name="gr3" draw:text-style-name="P4" draw:layer="layout" svg:width="1.075cm" svg:height="1.212cm" svg:x="7.145cm" svg:y="7.095cm">
          <draw:text-box>
            <text:p>1</text:p>
          </draw:text-box>
        </draw:frame>
        <draw:frame draw:style-name="gr4" draw:text-style-name="P4" draw:layer="layout" svg:width="1.075cm" svg:height="1.212cm" svg:x="9.85cm" svg:y="4.071cm">
          <draw:text-box>
            <text:p>3</text:p>
          </draw:text-box>
        </draw:frame>
        <draw:frame draw:style-name="gr3" draw:text-style-name="P4" draw:layer="layout" svg:width="1.075cm" svg:height="1.212cm" svg:x="11.11cm" svg:y="7.095cm">
          <draw:text-box>
            <text:p>1</text:p>
          </draw:text-box>
        </draw:frame>
        <draw:frame draw:style-name="gr3" draw:text-style-name="P4" draw:layer="layout" svg:width="1.075cm" svg:height="1.212cm" svg:x="12.185cm" svg:y="11.883cm">
          <draw:text-box>
            <text:p>3</text:p>
          </draw:text-box>
        </draw:frame>
        <draw:frame draw:style-name="gr3" draw:text-style-name="P4" draw:layer="layout" svg:width="1.075cm" svg:height="1.212cm" svg:x="9.665cm" svg:y="14.151cm">
          <draw:text-box>
            <text:p>2</text:p>
          </draw:text-box>
        </draw:frame>
        <draw:frame draw:style-name="gr5" draw:text-style-name="P4" draw:layer="layout" svg:width="1.518cm" svg:height="1.212cm" svg:x="16.801cm" svg:y="12.801cm">
          <draw:text-box>
            <text:p>5</text:p>
          </draw:text-box>
        </draw:frame>
        <draw:frame draw:style-name="gr6" draw:text-style-name="P4" draw:layer="layout" svg:width="1.519cm" svg:height="1.212cm" svg:x="14.882cm" svg:y="7.589cm">
          <draw:text-box>
            <text:p>6</text:p>
          </draw:text-box>
        </draw:frame>
        <draw:connector draw:style-name="gr2" draw:text-style-name="P3" draw:layer="layout" draw:type="line" svg:x1="5.381cm" svg:y1="5.283cm" svg:x2="2.861cm" svg:y2="9.063cm" draw:start-shape="id503" draw:start-glue-point="6" draw:end-shape="id502" draw:end-glue-point="4" svg:d="M5381 5283l-2520 3780" svg:viewBox="0 0 2521 3781">
          <text:p/>
        </draw:connector>
        <draw:frame draw:style-name="gr3" draw:text-style-name="P4" draw:layer="layout" svg:width="1.075cm" svg:height="1.212cm" svg:x="2.926cm" svg:y="6.401cm">
          <draw:text-box>
            <text:p>4</text:p>
          </draw:text-box>
        </draw:frame>
        <draw:connector draw:style-name="gr2" draw:text-style-name="P3" draw:layer="layout" draw:type="line" svg:x1="5.381cm" svg:y1="15.363cm" svg:x2="2.861cm" svg:y2="11.583cm" draw:start-shape="id504" draw:start-glue-point="6" draw:end-shape="id502" draw:end-glue-point="8" svg:d="M5381 15363l-2520-3780" svg:viewBox="0 0 2521 3781">
          <text:p/>
        </draw:connector>
        <draw:frame draw:style-name="gr3" draw:text-style-name="P4" draw:layer="layout" svg:width="1.075cm" svg:height="1.212cm" svg:x="3.201cm" svg:y="13.401cm">
          <draw:text-box>
            <text:p>2</text:p>
          </draw:text-box>
        </draw:frame>
        <draw:connector draw:style-name="gr2" draw:text-style-name="P3" draw:layer="layout" draw:type="line" svg:x1="9.161cm" svg:y1="10.323cm" svg:x2="4.121cm" svg:y2="10.323cm" draw:start-shape="id508" draw:start-glue-point="6" draw:end-shape="id502" draw:end-glue-point="10" svg:d="M9161 10323h-5040" svg:viewBox="0 0 5041 1">
          <text:p/>
        </draw:connector>
        <draw:connector draw:style-name="gr2" draw:text-style-name="P3" draw:layer="layout" draw:type="line" svg:x1="12.941cm" svg:y1="5.283cm" svg:x2="7.901cm" svg:y2="5.283cm" draw:start-shape="id507" draw:start-glue-point="6" draw:end-shape="id503" draw:end-glue-point="10" svg:d="M12941 5283h-5040" svg:viewBox="0 0 5041 1">
          <text:p/>
        </draw:connector>
        <draw:connector draw:style-name="gr2" draw:text-style-name="P3" draw:layer="layout" draw:type="line" svg:x1="12.689cm" svg:y1="15.363cm" svg:x2="7.901cm" svg:y2="15.363cm" draw:start-shape="id505" draw:start-glue-point="6" draw:end-shape="id504" draw:end-glue-point="10" svg:d="M12689 15363h-4788" svg:viewBox="0 0 4789 1">
          <text:p/>
        </draw:connector>
        <draw:connector draw:style-name="gr2" draw:text-style-name="P3" draw:layer="layout" draw:type="line" svg:x1="13.058cm" svg:y1="14.472cm" svg:x2="11.312cm" svg:y2="11.214cm" draw:start-shape="id505" draw:start-glue-point="5" draw:end-shape="id508" draw:end-glue-point="9" svg:d="M13058 14472l-1746-3258" svg:viewBox="0 0 1747 3259">
          <text:p/>
        </draw:connector>
        <draw:connector draw:style-name="gr2" draw:text-style-name="P3" draw:layer="layout" draw:type="line" svg:x1="17.981cm" svg:y1="8.811cm" svg:x2="15.461cm" svg:y2="5.283cm" draw:start-shape="id506" draw:start-glue-point="4" draw:end-shape="id507" svg:d="M17981 8811l-2520-3528" svg:viewBox="0 0 2521 3529">
          <text:p/>
        </draw:connector>
        <draw:frame draw:style-name="gr6" draw:text-style-name="P4" draw:layer="layout" svg:width="1.519cm" svg:height="1.212cm" svg:x="16.882cm" svg:y="6.389cm">
          <draw:text-box>
            <text:p>4</text:p>
          </draw:text-box>
        </draw:frame>
        <draw:connector draw:style-name="gr2" draw:text-style-name="P3" draw:layer="layout" draw:type="line" svg:x1="17.981cm" svg:y1="11.331cm" svg:x2="15.209cm" svg:y2="15.363cm" draw:start-shape="id506" draw:start-glue-point="8" draw:end-shape="id505" draw:end-glue-point="10" svg:d="M17981 11331l-2772 4032" svg:viewBox="0 0 2773 4033">
          <text:p/>
        </draw:connector>
        <draw:frame draw:style-name="gr5" draw:text-style-name="P4" draw:layer="layout" svg:width="1.518cm" svg:height="1.212cm" svg:x="15.083cm" svg:y="12.001cm">
          <draw:text-box>
            <text:p>5</text:p>
          </draw:text-box>
        </draw:frame>
        <draw:connector draw:style-name="gr2" draw:text-style-name="P3" draw:layer="layout" draw:type="line" svg:x1="13.31cm" svg:y1="6.174cm" svg:x2="11.312cm" svg:y2="9.432cm" draw:start-shape="id507" draw:start-glue-point="7" draw:end-shape="id508" draw:end-glue-point="11" svg:d="M13310 6174l-1998 3258" svg:viewBox="0 0 1999 3259">
          <text:p/>
        </draw:connector>
        <draw:connector draw:style-name="gr2" draw:text-style-name="P3" draw:layer="layout" draw:type="line" svg:x1="10.421cm" svg:y1="9.063cm" svg:x2="7.901cm" svg:y2="5.283cm" draw:start-shape="id508" draw:start-glue-point="4" draw:end-shape="id503" draw:end-glue-point="10" svg:d="M10421 9063l-2520-3780" svg:viewBox="0 0 2521 3781">
          <text:p/>
        </draw:connector>
        <draw:frame draw:style-name="gr3" draw:text-style-name="P4" draw:layer="layout" svg:width="1.075cm" svg:height="1.212cm" svg:x="9.346cm" svg:y="6.4cm">
          <draw:text-box>
            <text:p>1</text:p>
          </draw:text-box>
        </draw:frame>
        <presentation:notes draw:style-name="dp2">
          <draw:page-thumbnail draw:style-name="gr8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0">
        <office:forms form:automatic-focus="false" form:apply-design-mode="false"/>
        <draw:frame draw:style-name="gr42" draw:text-style-name="P5" draw:layer="layout" svg:width="18.417cm" svg:height="1.673cm" svg:x="0.5cm" svg:y="0.8cm">
          <draw:text-box>
            <text:p><text:span text:style-name="T1">Construindo a árvore de nível</text:span></text:p>
          </draw:text-box>
        </draw:frame>
        <draw:frame draw:style-name="gr22" draw:text-style-name="P4" draw:layer="layout" svg:width="6.365cm" svg:height="2.384cm" svg:x="20.802cm" svg:y="0.816cm">
          <draw:text-box>
            <text:p>Fluxo Máximo = 9</text:p>
            <text:p>Fluxo Gasto = 1</text:p>
            <text:p>Fluxo Disponível = <text:span text:style-name="T7">∞</text:span></text:p>
          </draw:text-box>
        </draw:frame>
        <draw:custom-shape draw:style-name="gr35" draw:text-style-name="P2" xml:id="id509" draw:id="id509" draw:layer="layout" svg:width="1.486cm" svg:height="1.486cm" svg:x="17.4cm" svg:y="16.34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515" draw:id="id515" draw:layer="layout" svg:width="1.485cm" svg:height="1.486cm" svg:x="21.857cm" svg:y="16.3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xml:id="id513" draw:id="id513" draw:layer="layout" svg:width="1.486cm" svg:height="1.485cm" svg:x="26.313cm" svg:y="16.19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510" draw:id="id510" draw:layer="layout" svg:width="1.486cm" svg:height="1.486cm" svg:x="19.628cm" svg:y="13.37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514" draw:id="id514" draw:layer="layout" svg:width="1.486cm" svg:height="1.486cm" svg:x="24.085cm" svg:y="13.37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511" draw:id="id511" draw:layer="layout" svg:width="1.486cm" svg:height="1.486cm" svg:x="19.628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512" draw:id="id512" draw:layer="layout" svg:width="1.485cm" svg:height="1.486cm" svg:x="23.9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669cm" svg:y1="16.56cm" svg:x2="19.845cm" svg:y2="14.641cm" draw:start-shape="id509" draw:start-glue-point="11" draw:end-shape="id510" draw:end-glue-point="7" svg:d="M18669 16560l1176-1919" svg:viewBox="0 0 1177 1920">
          <text:p/>
        </draw:connector>
        <draw:connector draw:style-name="gr2" draw:text-style-name="P3" draw:layer="layout" draw:type="line" svg:x1="18.669cm" svg:y1="17.612cm" svg:x2="19.845cm" svg:y2="19.531cm" draw:start-shape="id509" draw:start-glue-point="9" draw:end-shape="id511" draw:end-glue-point="5" svg:d="M18669 17612l1176 1919" svg:viewBox="0 0 1177 1920">
          <text:p/>
        </draw:connector>
        <draw:connector draw:style-name="gr2" draw:text-style-name="P3" draw:layer="layout" draw:type="line" svg:x1="25.205cm" svg:y1="19.531cm" svg:x2="26.53cm" svg:y2="17.463cm" draw:start-shape="id512" draw:start-glue-point="11" draw:end-shape="id513" draw:end-glue-point="7" svg:d="M25205 19531l1325-2068" svg:viewBox="0 0 1326 2069">
          <text:p/>
        </draw:connector>
        <draw:connector draw:style-name="gr2" draw:text-style-name="P3" draw:layer="layout" draw:type="line" svg:x1="25.354cm" svg:y1="14.641cm" svg:x2="26.53cm" svg:y2="16.412cm" draw:start-shape="id514" draw:start-glue-point="9" draw:end-shape="id513" draw:end-glue-point="5" svg:d="M25354 14641l1176 1771" svg:viewBox="0 0 1177 1772">
          <text:p/>
        </draw:connector>
        <draw:connector draw:style-name="gr2" draw:text-style-name="P3" draw:layer="layout" draw:type="line" svg:x1="20.897cm" svg:y1="14.641cm" svg:x2="22.074cm" svg:y2="16.56cm" draw:start-shape="id510" draw:start-glue-point="9" draw:end-shape="id515" draw:end-glue-point="5" svg:d="M20897 14641l1177 1919" svg:viewBox="0 0 1178 1920">
          <text:p/>
        </draw:connector>
        <draw:connector draw:style-name="gr2" draw:text-style-name="P3" draw:layer="layout" draw:type="line" svg:x1="20.897cm" svg:y1="19.531cm" svg:x2="22.074cm" svg:y2="17.612cm" draw:start-shape="id511" draw:start-glue-point="11" draw:end-shape="id515" draw:end-glue-point="7" svg:d="M20897 19531l1177-1919" svg:viewBox="0 0 1178 1920">
          <text:p/>
        </draw:connector>
        <draw:frame draw:style-name="gr13" draw:text-style-name="P4" draw:layer="layout" svg:width="0.634cm" svg:height="0.962cm" svg:x="19.286cm" svg:y="15.657cm">
          <draw:text-box>
            <text:p>1</text:p>
          </draw:text-box>
        </draw:frame>
        <draw:frame draw:style-name="gr13" draw:text-style-name="P4" draw:layer="layout" svg:width="0.634cm" svg:height="0.962cm" svg:x="19.286cm" svg:y="18.186cm">
          <draw:text-box>
            <text:p>2</text:p>
          </draw:text-box>
        </draw:frame>
        <draw:frame draw:style-name="gr13" draw:text-style-name="P4" draw:layer="layout" svg:width="0.633cm" svg:height="0.962cm" svg:x="20.035cm" svg:y="16.371cm">
          <draw:text-box>
            <text:p>3</text:p>
          </draw:text-box>
        </draw:frame>
        <draw:frame draw:style-name="gr13" draw:text-style-name="P4" draw:layer="layout" svg:width="0.634cm" svg:height="0.962cm" svg:x="20.668cm" svg:y="18.154cm">
          <draw:text-box>
            <text:p>2</text:p>
          </draw:text-box>
        </draw:frame>
        <draw:frame draw:style-name="gr13" draw:text-style-name="P4" draw:layer="layout" svg:width="0.634cm" svg:height="0.962cm" svg:x="20.668cm" svg:y="15.183cm">
          <draw:text-box>
            <text:p>1</text:p>
          </draw:text-box>
        </draw:frame>
        <draw:frame draw:style-name="gr14" draw:text-style-name="P4" draw:layer="layout" svg:width="0.634cm" svg:height="0.962cm" svg:x="22.263cm" svg:y="13.4cm">
          <draw:text-box>
            <text:p>3</text:p>
          </draw:text-box>
        </draw:frame>
        <draw:frame draw:style-name="gr13" draw:text-style-name="P4" draw:layer="layout" svg:width="0.633cm" svg:height="0.962cm" svg:x="23.006cm" svg:y="15.183cm">
          <draw:text-box>
            <text:p>1</text:p>
          </draw:text-box>
        </draw:frame>
        <draw:frame draw:style-name="gr13" draw:text-style-name="P4" draw:layer="layout" svg:width="0.634cm" svg:height="0.962cm" svg:x="23.639cm" svg:y="18.006cm">
          <draw:text-box>
            <text:p>3</text:p>
          </draw:text-box>
        </draw:frame>
        <draw:frame draw:style-name="gr13" draw:text-style-name="P4" draw:layer="layout" svg:width="0.634cm" svg:height="0.962cm" svg:x="22.154cm" svg:y="19.343cm">
          <draw:text-box>
            <text:p>2</text:p>
          </draw:text-box>
        </draw:frame>
        <draw:frame draw:style-name="gr15" draw:text-style-name="P4" draw:layer="layout" svg:width="0.894cm" svg:height="0.962cm" svg:x="26.361cm" svg:y="18.547cm">
          <draw:text-box>
            <text:p>5</text:p>
          </draw:text-box>
        </draw:frame>
        <draw:frame draw:style-name="gr37" draw:text-style-name="P4" draw:layer="layout" svg:width="0.896cm" svg:height="0.962cm" svg:x="25.229cm" svg:y="15.474cm">
          <draw:text-box>
            <text:p>6</text:p>
          </draw:text-box>
        </draw:frame>
        <draw:connector draw:style-name="gr2" draw:text-style-name="P3" draw:layer="layout" draw:type="line" svg:x1="19.628cm" svg:y1="14.115cm" svg:x2="18.143cm" svg:y2="16.343cm" draw:start-shape="id510" draw:start-glue-point="6" draw:end-shape="id509" draw:end-glue-point="4" svg:d="M19628 14115l-1485 2228" svg:viewBox="0 0 1486 2229">
          <text:p/>
        </draw:connector>
        <draw:frame draw:style-name="gr13" draw:text-style-name="P4" draw:layer="layout" svg:width="0.634cm" svg:height="0.962cm" svg:x="18.181cm" svg:y="14.774cm">
          <draw:text-box>
            <text:p>4</text:p>
          </draw:text-box>
        </draw:frame>
        <draw:connector draw:style-name="gr2" draw:text-style-name="P3" draw:layer="layout" draw:type="line" svg:x1="19.628cm" svg:y1="20.057cm" svg:x2="18.143cm" svg:y2="17.829cm" draw:start-shape="id511" draw:start-glue-point="6" draw:end-shape="id509" draw:end-glue-point="8" svg:d="M19628 20057l-1485-2228" svg:viewBox="0 0 1486 2229">
          <text:p/>
        </draw:connector>
        <draw:frame draw:style-name="gr13" draw:text-style-name="P4" draw:layer="layout" svg:width="0.634cm" svg:height="0.962cm" svg:x="18.343cm" svg:y="18.9cm">
          <draw:text-box>
            <text:p>2</text:p>
          </draw:text-box>
        </draw:frame>
        <draw:connector draw:style-name="gr2" draw:text-style-name="P3" draw:layer="layout" draw:type="line" svg:x1="21.857cm" svg:y1="17.086cm" svg:x2="18.886cm" svg:y2="17.086cm" draw:start-shape="id515" draw:start-glue-point="6" draw:end-shape="id509" draw:end-glue-point="10" svg:d="M21857 17086h-2971" svg:viewBox="0 0 2972 1">
          <text:p/>
        </draw:connector>
        <draw:connector draw:style-name="gr2" draw:text-style-name="P3" draw:layer="layout" draw:type="line" svg:x1="24.085cm" svg:y1="14.115cm" svg:x2="21.114cm" svg:y2="14.115cm" draw:start-shape="id514" draw:start-glue-point="6" draw:end-shape="id510" draw:end-glue-point="10" svg:d="M24085 14115h-2971" svg:viewBox="0 0 2972 1">
          <text:p/>
        </draw:connector>
        <draw:connector draw:style-name="gr2" draw:text-style-name="P3" draw:layer="layout" draw:type="line" svg:x1="23.937cm" svg:y1="20.057cm" svg:x2="21.114cm" svg:y2="20.057cm" draw:start-shape="id512" draw:start-glue-point="6" draw:end-shape="id511" draw:end-glue-point="10" svg:d="M23937 20057h-2823" svg:viewBox="0 0 2824 1">
          <text:p/>
        </draw:connector>
        <draw:connector draw:style-name="gr2" draw:text-style-name="P3" draw:layer="layout" draw:type="line" svg:x1="24.154cm" svg:y1="19.531cm" svg:x2="23.125cm" svg:y2="17.612cm" draw:start-shape="id512" draw:start-glue-point="5" draw:end-shape="id515" draw:end-glue-point="9" svg:d="M24154 19531l-1029-1919" svg:viewBox="0 0 1030 1920">
          <text:p/>
        </draw:connector>
        <draw:connector draw:style-name="gr2" draw:text-style-name="P3" draw:layer="layout" draw:type="line" svg:x1="27.056cm" svg:y1="16.195cm" svg:x2="25.571cm" svg:y2="14.115cm" draw:start-shape="id513" draw:start-glue-point="4" draw:end-shape="id514" svg:d="M27056 16195l-1485-2080" svg:viewBox="0 0 1486 2081">
          <text:p/>
        </draw:connector>
        <draw:frame draw:style-name="gr37" draw:text-style-name="P4" draw:layer="layout" svg:width="0.896cm" svg:height="0.962cm" svg:x="26.408cm" svg:y="14.767cm">
          <draw:text-box>
            <text:p>4</text:p>
          </draw:text-box>
        </draw:frame>
        <draw:connector draw:style-name="gr2" draw:text-style-name="P3" draw:layer="layout" draw:type="line" svg:x1="27.056cm" svg:y1="17.68cm" svg:x2="25.422cm" svg:y2="20.057cm" draw:start-shape="id513" draw:start-glue-point="8" draw:end-shape="id512" draw:end-glue-point="10" svg:d="M27056 17680l-1634 2377" svg:viewBox="0 0 1635 2378">
          <text:p/>
        </draw:connector>
        <draw:frame draw:style-name="gr15" draw:text-style-name="P4" draw:layer="layout" svg:width="0.895cm" svg:height="0.962cm" svg:x="25.104cm" svg:y="17.787cm">
          <draw:text-box>
            <text:p>5</text:p>
          </draw:text-box>
        </draw:frame>
        <draw:connector draw:style-name="gr2" draw:text-style-name="P3" draw:layer="layout" draw:type="line" svg:x1="24.302cm" svg:y1="14.641cm" svg:x2="23.125cm" svg:y2="16.56cm" draw:start-shape="id514" draw:start-glue-point="7" draw:end-shape="id515" draw:end-glue-point="11" svg:d="M24302 14641l-1177 1919" svg:viewBox="0 0 1178 1920">
          <text:p/>
        </draw:connector>
        <draw:connector draw:style-name="gr2" draw:text-style-name="P3" draw:layer="layout" draw:type="line" svg:x1="22.6cm" svg:y1="16.343cm" svg:x2="21.114cm" svg:y2="14.115cm" draw:start-shape="id515" draw:start-glue-point="4" draw:end-shape="id510" draw:end-glue-point="10" svg:d="M22600 16343l-1486-2228" svg:viewBox="0 0 1487 2229">
          <text:p/>
        </draw:connector>
        <draw:frame draw:style-name="gr13" draw:text-style-name="P4" draw:layer="layout" svg:width="0.634cm" svg:height="0.962cm" svg:x="21.966cm" svg:y="14.773cm">
          <draw:text-box>
            <text:p>1</text:p>
          </draw:text-box>
        </draw:frame>
        <draw:custom-shape draw:style-name="gr18" draw:text-style-name="P10" draw:layer="layout" svg:width="2.2cm" svg:height="2.2cm" svg:x="1.403cm" svg:y="7.803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2.199cm" svg:height="2.2cm" svg:x="8.003cm" svg:y="7.803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4.602cm" svg:y="7.583cm">
          <text:p text:style-name="P1"><text:span text:style-name="T4">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4.703cm" svg:y="3.403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302cm" svg:y="3.403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4.703cm" svg:y="12.20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2cm" svg:y="12.20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0">
        <office:forms form:automatic-focus="false" form:apply-design-mode="false"/>
        <draw:frame draw:style-name="gr42" draw:text-style-name="P5" draw:layer="layout" svg:width="18.417cm" svg:height="1.673cm" svg:x="0.5cm" svg:y="0.8cm">
          <draw:text-box>
            <text:p><text:span text:style-name="T1">Construindo a árvore de nível</text:span></text:p>
          </draw:text-box>
        </draw:frame>
        <draw:frame draw:style-name="gr22" draw:text-style-name="P4" draw:layer="layout" svg:width="6.365cm" svg:height="2.384cm" svg:x="20.802cm" svg:y="0.816cm">
          <draw:text-box>
            <text:p>Fluxo Máximo = 9</text:p>
            <text:p>Fluxo Gasto = 1</text:p>
            <text:p>Fluxo Disponível = <text:span text:style-name="T7">∞</text:span></text:p>
          </draw:text-box>
        </draw:frame>
        <draw:custom-shape draw:style-name="gr35" draw:text-style-name="P2" xml:id="id516" draw:id="id516" draw:layer="layout" svg:width="1.486cm" svg:height="1.486cm" svg:x="17.4cm" svg:y="16.34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522" draw:id="id522" draw:layer="layout" svg:width="1.485cm" svg:height="1.486cm" svg:x="21.857cm" svg:y="16.3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xml:id="id520" draw:id="id520" draw:layer="layout" svg:width="1.486cm" svg:height="1.485cm" svg:x="26.313cm" svg:y="16.19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517" draw:id="id517" draw:layer="layout" svg:width="1.486cm" svg:height="1.486cm" svg:x="19.628cm" svg:y="13.37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521" draw:id="id521" draw:layer="layout" svg:width="1.486cm" svg:height="1.486cm" svg:x="24.085cm" svg:y="13.37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518" draw:id="id518" draw:layer="layout" svg:width="1.486cm" svg:height="1.486cm" svg:x="19.628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519" draw:id="id519" draw:layer="layout" svg:width="1.485cm" svg:height="1.486cm" svg:x="23.9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669cm" svg:y1="16.56cm" svg:x2="19.845cm" svg:y2="14.641cm" draw:start-shape="id516" draw:start-glue-point="11" draw:end-shape="id517" draw:end-glue-point="7" svg:d="M18669 16560l1176-1919" svg:viewBox="0 0 1177 1920">
          <text:p/>
        </draw:connector>
        <draw:connector draw:style-name="gr2" draw:text-style-name="P3" draw:layer="layout" draw:type="line" svg:x1="18.669cm" svg:y1="17.612cm" svg:x2="19.845cm" svg:y2="19.531cm" draw:start-shape="id516" draw:start-glue-point="9" draw:end-shape="id518" draw:end-glue-point="5" svg:d="M18669 17612l1176 1919" svg:viewBox="0 0 1177 1920">
          <text:p/>
        </draw:connector>
        <draw:connector draw:style-name="gr2" draw:text-style-name="P3" draw:layer="layout" draw:type="line" svg:x1="25.205cm" svg:y1="19.531cm" svg:x2="26.53cm" svg:y2="17.463cm" draw:start-shape="id519" draw:start-glue-point="11" draw:end-shape="id520" draw:end-glue-point="7" svg:d="M25205 19531l1325-2068" svg:viewBox="0 0 1326 2069">
          <text:p/>
        </draw:connector>
        <draw:connector draw:style-name="gr2" draw:text-style-name="P3" draw:layer="layout" draw:type="line" svg:x1="25.354cm" svg:y1="14.641cm" svg:x2="26.53cm" svg:y2="16.412cm" draw:start-shape="id521" draw:start-glue-point="9" draw:end-shape="id520" draw:end-glue-point="5" svg:d="M25354 14641l1176 1771" svg:viewBox="0 0 1177 1772">
          <text:p/>
        </draw:connector>
        <draw:connector draw:style-name="gr2" draw:text-style-name="P3" draw:layer="layout" draw:type="line" svg:x1="20.897cm" svg:y1="14.641cm" svg:x2="22.074cm" svg:y2="16.56cm" draw:start-shape="id517" draw:start-glue-point="9" draw:end-shape="id522" draw:end-glue-point="5" svg:d="M20897 14641l1177 1919" svg:viewBox="0 0 1178 1920">
          <text:p/>
        </draw:connector>
        <draw:connector draw:style-name="gr2" draw:text-style-name="P3" draw:layer="layout" draw:type="line" svg:x1="20.897cm" svg:y1="19.531cm" svg:x2="22.074cm" svg:y2="17.612cm" draw:start-shape="id518" draw:start-glue-point="11" draw:end-shape="id522" draw:end-glue-point="7" svg:d="M20897 19531l1177-1919" svg:viewBox="0 0 1178 1920">
          <text:p/>
        </draw:connector>
        <draw:frame draw:style-name="gr13" draw:text-style-name="P4" draw:layer="layout" svg:width="0.634cm" svg:height="0.962cm" svg:x="19.286cm" svg:y="15.657cm">
          <draw:text-box>
            <text:p>1</text:p>
          </draw:text-box>
        </draw:frame>
        <draw:frame draw:style-name="gr13" draw:text-style-name="P4" draw:layer="layout" svg:width="0.634cm" svg:height="0.962cm" svg:x="19.286cm" svg:y="18.186cm">
          <draw:text-box>
            <text:p>2</text:p>
          </draw:text-box>
        </draw:frame>
        <draw:frame draw:style-name="gr13" draw:text-style-name="P4" draw:layer="layout" svg:width="0.633cm" svg:height="0.962cm" svg:x="20.035cm" svg:y="16.371cm">
          <draw:text-box>
            <text:p>3</text:p>
          </draw:text-box>
        </draw:frame>
        <draw:frame draw:style-name="gr13" draw:text-style-name="P4" draw:layer="layout" svg:width="0.634cm" svg:height="0.962cm" svg:x="20.668cm" svg:y="18.154cm">
          <draw:text-box>
            <text:p>2</text:p>
          </draw:text-box>
        </draw:frame>
        <draw:frame draw:style-name="gr13" draw:text-style-name="P4" draw:layer="layout" svg:width="0.634cm" svg:height="0.962cm" svg:x="20.668cm" svg:y="15.183cm">
          <draw:text-box>
            <text:p>1</text:p>
          </draw:text-box>
        </draw:frame>
        <draw:frame draw:style-name="gr14" draw:text-style-name="P4" draw:layer="layout" svg:width="0.634cm" svg:height="0.962cm" svg:x="22.263cm" svg:y="13.4cm">
          <draw:text-box>
            <text:p>3</text:p>
          </draw:text-box>
        </draw:frame>
        <draw:frame draw:style-name="gr13" draw:text-style-name="P4" draw:layer="layout" svg:width="0.633cm" svg:height="0.962cm" svg:x="23.006cm" svg:y="15.183cm">
          <draw:text-box>
            <text:p>1</text:p>
          </draw:text-box>
        </draw:frame>
        <draw:frame draw:style-name="gr13" draw:text-style-name="P4" draw:layer="layout" svg:width="0.634cm" svg:height="0.962cm" svg:x="23.639cm" svg:y="18.006cm">
          <draw:text-box>
            <text:p>3</text:p>
          </draw:text-box>
        </draw:frame>
        <draw:frame draw:style-name="gr13" draw:text-style-name="P4" draw:layer="layout" svg:width="0.634cm" svg:height="0.962cm" svg:x="22.154cm" svg:y="19.343cm">
          <draw:text-box>
            <text:p>2</text:p>
          </draw:text-box>
        </draw:frame>
        <draw:frame draw:style-name="gr15" draw:text-style-name="P4" draw:layer="layout" svg:width="0.894cm" svg:height="0.962cm" svg:x="26.361cm" svg:y="18.547cm">
          <draw:text-box>
            <text:p>5</text:p>
          </draw:text-box>
        </draw:frame>
        <draw:frame draw:style-name="gr37" draw:text-style-name="P4" draw:layer="layout" svg:width="0.896cm" svg:height="0.962cm" svg:x="25.229cm" svg:y="15.474cm">
          <draw:text-box>
            <text:p>6</text:p>
          </draw:text-box>
        </draw:frame>
        <draw:connector draw:style-name="gr2" draw:text-style-name="P3" draw:layer="layout" draw:type="line" svg:x1="19.628cm" svg:y1="14.115cm" svg:x2="18.143cm" svg:y2="16.343cm" draw:start-shape="id517" draw:start-glue-point="6" draw:end-shape="id516" draw:end-glue-point="4" svg:d="M19628 14115l-1485 2228" svg:viewBox="0 0 1486 2229">
          <text:p/>
        </draw:connector>
        <draw:frame draw:style-name="gr13" draw:text-style-name="P4" draw:layer="layout" svg:width="0.634cm" svg:height="0.962cm" svg:x="18.181cm" svg:y="14.774cm">
          <draw:text-box>
            <text:p>4</text:p>
          </draw:text-box>
        </draw:frame>
        <draw:connector draw:style-name="gr2" draw:text-style-name="P3" draw:layer="layout" draw:type="line" svg:x1="19.628cm" svg:y1="20.057cm" svg:x2="18.143cm" svg:y2="17.829cm" draw:start-shape="id518" draw:start-glue-point="6" draw:end-shape="id516" draw:end-glue-point="8" svg:d="M19628 20057l-1485-2228" svg:viewBox="0 0 1486 2229">
          <text:p/>
        </draw:connector>
        <draw:frame draw:style-name="gr13" draw:text-style-name="P4" draw:layer="layout" svg:width="0.634cm" svg:height="0.962cm" svg:x="18.343cm" svg:y="18.9cm">
          <draw:text-box>
            <text:p>2</text:p>
          </draw:text-box>
        </draw:frame>
        <draw:connector draw:style-name="gr2" draw:text-style-name="P3" draw:layer="layout" draw:type="line" svg:x1="21.857cm" svg:y1="17.086cm" svg:x2="18.886cm" svg:y2="17.086cm" draw:start-shape="id522" draw:start-glue-point="6" draw:end-shape="id516" draw:end-glue-point="10" svg:d="M21857 17086h-2971" svg:viewBox="0 0 2972 1">
          <text:p/>
        </draw:connector>
        <draw:connector draw:style-name="gr2" draw:text-style-name="P3" draw:layer="layout" draw:type="line" svg:x1="24.085cm" svg:y1="14.115cm" svg:x2="21.114cm" svg:y2="14.115cm" draw:start-shape="id521" draw:start-glue-point="6" draw:end-shape="id517" draw:end-glue-point="10" svg:d="M24085 14115h-2971" svg:viewBox="0 0 2972 1">
          <text:p/>
        </draw:connector>
        <draw:connector draw:style-name="gr2" draw:text-style-name="P3" draw:layer="layout" draw:type="line" svg:x1="23.937cm" svg:y1="20.057cm" svg:x2="21.114cm" svg:y2="20.057cm" draw:start-shape="id519" draw:start-glue-point="6" draw:end-shape="id518" draw:end-glue-point="10" svg:d="M23937 20057h-2823" svg:viewBox="0 0 2824 1">
          <text:p/>
        </draw:connector>
        <draw:connector draw:style-name="gr2" draw:text-style-name="P3" draw:layer="layout" draw:type="line" svg:x1="24.154cm" svg:y1="19.531cm" svg:x2="23.125cm" svg:y2="17.612cm" draw:start-shape="id519" draw:start-glue-point="5" draw:end-shape="id522" draw:end-glue-point="9" svg:d="M24154 19531l-1029-1919" svg:viewBox="0 0 1030 1920">
          <text:p/>
        </draw:connector>
        <draw:connector draw:style-name="gr2" draw:text-style-name="P3" draw:layer="layout" draw:type="line" svg:x1="27.056cm" svg:y1="16.195cm" svg:x2="25.571cm" svg:y2="14.115cm" draw:start-shape="id520" draw:start-glue-point="4" draw:end-shape="id521" svg:d="M27056 16195l-1485-2080" svg:viewBox="0 0 1486 2081">
          <text:p/>
        </draw:connector>
        <draw:frame draw:style-name="gr37" draw:text-style-name="P4" draw:layer="layout" svg:width="0.896cm" svg:height="0.962cm" svg:x="26.408cm" svg:y="14.767cm">
          <draw:text-box>
            <text:p>4</text:p>
          </draw:text-box>
        </draw:frame>
        <draw:connector draw:style-name="gr2" draw:text-style-name="P3" draw:layer="layout" draw:type="line" svg:x1="27.056cm" svg:y1="17.68cm" svg:x2="25.422cm" svg:y2="20.057cm" draw:start-shape="id520" draw:start-glue-point="8" draw:end-shape="id519" draw:end-glue-point="10" svg:d="M27056 17680l-1634 2377" svg:viewBox="0 0 1635 2378">
          <text:p/>
        </draw:connector>
        <draw:frame draw:style-name="gr15" draw:text-style-name="P4" draw:layer="layout" svg:width="0.895cm" svg:height="0.962cm" svg:x="25.104cm" svg:y="17.787cm">
          <draw:text-box>
            <text:p>5</text:p>
          </draw:text-box>
        </draw:frame>
        <draw:connector draw:style-name="gr2" draw:text-style-name="P3" draw:layer="layout" draw:type="line" svg:x1="24.302cm" svg:y1="14.641cm" svg:x2="23.125cm" svg:y2="16.56cm" draw:start-shape="id521" draw:start-glue-point="7" draw:end-shape="id522" draw:end-glue-point="11" svg:d="M24302 14641l-1177 1919" svg:viewBox="0 0 1178 1920">
          <text:p/>
        </draw:connector>
        <draw:connector draw:style-name="gr2" draw:text-style-name="P3" draw:layer="layout" draw:type="line" svg:x1="22.6cm" svg:y1="16.343cm" svg:x2="21.114cm" svg:y2="14.115cm" draw:start-shape="id522" draw:start-glue-point="4" draw:end-shape="id517" draw:end-glue-point="10" svg:d="M22600 16343l-1486-2228" svg:viewBox="0 0 1487 2229">
          <text:p/>
        </draw:connector>
        <draw:frame draw:style-name="gr13" draw:text-style-name="P4" draw:layer="layout" svg:width="0.634cm" svg:height="0.962cm" svg:x="21.966cm" svg:y="14.773cm">
          <draw:text-box>
            <text:p>1</text:p>
          </draw:text-box>
        </draw:frame>
        <draw:custom-shape draw:style-name="gr18" draw:text-style-name="P10" xml:id="id523" draw:id="id523" draw:layer="layout" svg:width="2.2cm" svg:height="2.2cm" svg:x="1.403cm" svg:y="7.803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2.199cm" svg:height="2.2cm" svg:x="8.003cm" svg:y="7.803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4.602cm" svg:y="7.583cm">
          <text:p text:style-name="P1"><text:span text:style-name="T4">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24" draw:id="id524" draw:layer="layout" svg:width="2.2cm" svg:height="2.2cm" svg:x="4.703cm" svg:y="3.403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302cm" svg:y="3.403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25" draw:id="id525" draw:layer="layout" svg:width="2.2cm" svg:height="2.2cm" svg:x="4.703cm" svg:y="12.2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2cm" svg:y="12.20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81cm" svg:y1="8.125cm" svg:x2="5.025cm" svg:y2="5.281cm" draw:start-shape="id523" draw:start-glue-point="11" draw:end-shape="id524" draw:end-glue-point="7" svg:d="M3281 8125l1744-2844" svg:viewBox="0 0 1745 2845">
          <text:p/>
        </draw:connector>
        <draw:connector draw:style-name="gr2" draw:text-style-name="P3" draw:layer="layout" draw:type="line" svg:x1="3.281cm" svg:y1="9.681cm" svg:x2="5.025cm" svg:y2="12.524cm" draw:start-shape="id523" draw:start-glue-point="9" draw:end-shape="id525" draw:end-glue-point="5" svg:d="M3281 9681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4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2/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0">
        <office:forms form:automatic-focus="false" form:apply-design-mode="false"/>
        <draw:frame draw:style-name="gr42" draw:text-style-name="P5" draw:layer="layout" svg:width="18.417cm" svg:height="1.673cm" svg:x="0.5cm" svg:y="0.8cm">
          <draw:text-box>
            <text:p><text:span text:style-name="T1">Construindo a árvore de nível</text:span></text:p>
          </draw:text-box>
        </draw:frame>
        <draw:frame draw:style-name="gr22" draw:text-style-name="P4" draw:layer="layout" svg:width="6.365cm" svg:height="2.384cm" svg:x="20.802cm" svg:y="0.816cm">
          <draw:text-box>
            <text:p>Fluxo Máximo = 9</text:p>
            <text:p>Fluxo Gasto = 1</text:p>
            <text:p>Fluxo Disponível = <text:span text:style-name="T7">∞</text:span></text:p>
          </draw:text-box>
        </draw:frame>
        <draw:custom-shape draw:style-name="gr35" draw:text-style-name="P2" xml:id="id526" draw:id="id526" draw:layer="layout" svg:width="1.486cm" svg:height="1.486cm" svg:x="17.4cm" svg:y="16.34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532" draw:id="id532" draw:layer="layout" svg:width="1.485cm" svg:height="1.486cm" svg:x="21.857cm" svg:y="16.3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xml:id="id530" draw:id="id530" draw:layer="layout" svg:width="1.486cm" svg:height="1.485cm" svg:x="26.313cm" svg:y="16.19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527" draw:id="id527" draw:layer="layout" svg:width="1.486cm" svg:height="1.486cm" svg:x="19.628cm" svg:y="13.37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531" draw:id="id531" draw:layer="layout" svg:width="1.486cm" svg:height="1.486cm" svg:x="24.085cm" svg:y="13.37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528" draw:id="id528" draw:layer="layout" svg:width="1.486cm" svg:height="1.486cm" svg:x="19.628cm" svg:y="19.3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529" draw:id="id529" draw:layer="layout" svg:width="1.485cm" svg:height="1.486cm" svg:x="23.937cm" svg:y="19.3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669cm" svg:y1="16.56cm" svg:x2="19.845cm" svg:y2="14.641cm" draw:start-shape="id526" draw:start-glue-point="11" draw:end-shape="id527" draw:end-glue-point="7" svg:d="M18669 16560l1176-1919" svg:viewBox="0 0 1177 1920">
          <text:p/>
        </draw:connector>
        <draw:connector draw:style-name="gr2" draw:text-style-name="P3" draw:layer="layout" draw:type="line" svg:x1="18.669cm" svg:y1="17.612cm" svg:x2="19.845cm" svg:y2="19.531cm" draw:start-shape="id526" draw:start-glue-point="9" draw:end-shape="id528" draw:end-glue-point="5" svg:d="M18669 17612l1176 1919" svg:viewBox="0 0 1177 1920">
          <text:p/>
        </draw:connector>
        <draw:connector draw:style-name="gr2" draw:text-style-name="P3" draw:layer="layout" draw:type="line" svg:x1="25.205cm" svg:y1="19.531cm" svg:x2="26.53cm" svg:y2="17.463cm" draw:start-shape="id529" draw:start-glue-point="11" draw:end-shape="id530" draw:end-glue-point="7" svg:d="M25205 19531l1325-2068" svg:viewBox="0 0 1326 2069">
          <text:p/>
        </draw:connector>
        <draw:connector draw:style-name="gr2" draw:text-style-name="P3" draw:layer="layout" draw:type="line" svg:x1="25.354cm" svg:y1="14.641cm" svg:x2="26.53cm" svg:y2="16.412cm" draw:start-shape="id531" draw:start-glue-point="9" draw:end-shape="id530" draw:end-glue-point="5" svg:d="M25354 14641l1176 1771" svg:viewBox="0 0 1177 1772">
          <text:p/>
        </draw:connector>
        <draw:connector draw:style-name="gr2" draw:text-style-name="P3" draw:layer="layout" draw:type="line" svg:x1="20.897cm" svg:y1="14.641cm" svg:x2="22.074cm" svg:y2="16.56cm" draw:start-shape="id527" draw:start-glue-point="9" draw:end-shape="id532" draw:end-glue-point="5" svg:d="M20897 14641l1177 1919" svg:viewBox="0 0 1178 1920">
          <text:p/>
        </draw:connector>
        <draw:connector draw:style-name="gr2" draw:text-style-name="P3" draw:layer="layout" draw:type="line" svg:x1="20.897cm" svg:y1="19.531cm" svg:x2="22.074cm" svg:y2="17.612cm" draw:start-shape="id528" draw:start-glue-point="11" draw:end-shape="id532" draw:end-glue-point="7" svg:d="M20897 19531l1177-1919" svg:viewBox="0 0 1178 1920">
          <text:p/>
        </draw:connector>
        <draw:frame draw:style-name="gr13" draw:text-style-name="P4" draw:layer="layout" svg:width="0.634cm" svg:height="0.962cm" svg:x="19.286cm" svg:y="15.657cm">
          <draw:text-box>
            <text:p>1</text:p>
          </draw:text-box>
        </draw:frame>
        <draw:frame draw:style-name="gr13" draw:text-style-name="P4" draw:layer="layout" svg:width="0.634cm" svg:height="0.962cm" svg:x="19.286cm" svg:y="18.186cm">
          <draw:text-box>
            <text:p>2</text:p>
          </draw:text-box>
        </draw:frame>
        <draw:frame draw:style-name="gr13" draw:text-style-name="P4" draw:layer="layout" svg:width="0.633cm" svg:height="0.962cm" svg:x="20.035cm" svg:y="16.371cm">
          <draw:text-box>
            <text:p>3</text:p>
          </draw:text-box>
        </draw:frame>
        <draw:frame draw:style-name="gr13" draw:text-style-name="P4" draw:layer="layout" svg:width="0.634cm" svg:height="0.962cm" svg:x="20.668cm" svg:y="18.154cm">
          <draw:text-box>
            <text:p>2</text:p>
          </draw:text-box>
        </draw:frame>
        <draw:frame draw:style-name="gr13" draw:text-style-name="P4" draw:layer="layout" svg:width="0.634cm" svg:height="0.962cm" svg:x="20.668cm" svg:y="15.183cm">
          <draw:text-box>
            <text:p>1</text:p>
          </draw:text-box>
        </draw:frame>
        <draw:frame draw:style-name="gr14" draw:text-style-name="P4" draw:layer="layout" svg:width="0.634cm" svg:height="0.962cm" svg:x="22.263cm" svg:y="13.4cm">
          <draw:text-box>
            <text:p>3</text:p>
          </draw:text-box>
        </draw:frame>
        <draw:frame draw:style-name="gr13" draw:text-style-name="P4" draw:layer="layout" svg:width="0.633cm" svg:height="0.962cm" svg:x="23.006cm" svg:y="15.183cm">
          <draw:text-box>
            <text:p>1</text:p>
          </draw:text-box>
        </draw:frame>
        <draw:frame draw:style-name="gr13" draw:text-style-name="P4" draw:layer="layout" svg:width="0.634cm" svg:height="0.962cm" svg:x="23.639cm" svg:y="18.006cm">
          <draw:text-box>
            <text:p>3</text:p>
          </draw:text-box>
        </draw:frame>
        <draw:frame draw:style-name="gr13" draw:text-style-name="P4" draw:layer="layout" svg:width="0.634cm" svg:height="0.962cm" svg:x="22.154cm" svg:y="19.343cm">
          <draw:text-box>
            <text:p>2</text:p>
          </draw:text-box>
        </draw:frame>
        <draw:frame draw:style-name="gr15" draw:text-style-name="P4" draw:layer="layout" svg:width="0.894cm" svg:height="0.962cm" svg:x="26.361cm" svg:y="18.547cm">
          <draw:text-box>
            <text:p>5</text:p>
          </draw:text-box>
        </draw:frame>
        <draw:frame draw:style-name="gr37" draw:text-style-name="P4" draw:layer="layout" svg:width="0.896cm" svg:height="0.962cm" svg:x="25.229cm" svg:y="15.474cm">
          <draw:text-box>
            <text:p>6</text:p>
          </draw:text-box>
        </draw:frame>
        <draw:connector draw:style-name="gr2" draw:text-style-name="P3" draw:layer="layout" draw:type="line" svg:x1="19.628cm" svg:y1="14.115cm" svg:x2="18.143cm" svg:y2="16.343cm" draw:start-shape="id527" draw:start-glue-point="6" draw:end-shape="id526" draw:end-glue-point="4" svg:d="M19628 14115l-1485 2228" svg:viewBox="0 0 1486 2229">
          <text:p/>
        </draw:connector>
        <draw:frame draw:style-name="gr13" draw:text-style-name="P4" draw:layer="layout" svg:width="0.634cm" svg:height="0.962cm" svg:x="18.181cm" svg:y="14.774cm">
          <draw:text-box>
            <text:p>4</text:p>
          </draw:text-box>
        </draw:frame>
        <draw:connector draw:style-name="gr2" draw:text-style-name="P3" draw:layer="layout" draw:type="line" svg:x1="19.628cm" svg:y1="20.057cm" svg:x2="18.143cm" svg:y2="17.829cm" draw:start-shape="id528" draw:start-glue-point="6" draw:end-shape="id526" draw:end-glue-point="8" svg:d="M19628 20057l-1485-2228" svg:viewBox="0 0 1486 2229">
          <text:p/>
        </draw:connector>
        <draw:frame draw:style-name="gr13" draw:text-style-name="P4" draw:layer="layout" svg:width="0.634cm" svg:height="0.962cm" svg:x="18.343cm" svg:y="18.9cm">
          <draw:text-box>
            <text:p>2</text:p>
          </draw:text-box>
        </draw:frame>
        <draw:connector draw:style-name="gr2" draw:text-style-name="P3" draw:layer="layout" draw:type="line" svg:x1="21.857cm" svg:y1="17.086cm" svg:x2="18.886cm" svg:y2="17.086cm" draw:start-shape="id532" draw:start-glue-point="6" draw:end-shape="id526" draw:end-glue-point="10" svg:d="M21857 17086h-2971" svg:viewBox="0 0 2972 1">
          <text:p/>
        </draw:connector>
        <draw:connector draw:style-name="gr2" draw:text-style-name="P3" draw:layer="layout" draw:type="line" svg:x1="24.085cm" svg:y1="14.115cm" svg:x2="21.114cm" svg:y2="14.115cm" draw:start-shape="id531" draw:start-glue-point="6" draw:end-shape="id527" draw:end-glue-point="10" svg:d="M24085 14115h-2971" svg:viewBox="0 0 2972 1">
          <text:p/>
        </draw:connector>
        <draw:connector draw:style-name="gr2" draw:text-style-name="P3" draw:layer="layout" draw:type="line" svg:x1="23.937cm" svg:y1="20.057cm" svg:x2="21.114cm" svg:y2="20.057cm" draw:start-shape="id529" draw:start-glue-point="6" draw:end-shape="id528" draw:end-glue-point="10" svg:d="M23937 20057h-2823" svg:viewBox="0 0 2824 1">
          <text:p/>
        </draw:connector>
        <draw:connector draw:style-name="gr2" draw:text-style-name="P3" draw:layer="layout" draw:type="line" svg:x1="24.154cm" svg:y1="19.531cm" svg:x2="23.125cm" svg:y2="17.612cm" draw:start-shape="id529" draw:start-glue-point="5" draw:end-shape="id532" draw:end-glue-point="9" svg:d="M24154 19531l-1029-1919" svg:viewBox="0 0 1030 1920">
          <text:p/>
        </draw:connector>
        <draw:connector draw:style-name="gr2" draw:text-style-name="P3" draw:layer="layout" draw:type="line" svg:x1="27.056cm" svg:y1="16.195cm" svg:x2="25.571cm" svg:y2="14.115cm" draw:start-shape="id530" draw:start-glue-point="4" draw:end-shape="id531" svg:d="M27056 16195l-1485-2080" svg:viewBox="0 0 1486 2081">
          <text:p/>
        </draw:connector>
        <draw:frame draw:style-name="gr37" draw:text-style-name="P4" draw:layer="layout" svg:width="0.896cm" svg:height="0.962cm" svg:x="26.408cm" svg:y="14.767cm">
          <draw:text-box>
            <text:p>4</text:p>
          </draw:text-box>
        </draw:frame>
        <draw:connector draw:style-name="gr2" draw:text-style-name="P3" draw:layer="layout" draw:type="line" svg:x1="27.056cm" svg:y1="17.68cm" svg:x2="25.422cm" svg:y2="20.057cm" draw:start-shape="id530" draw:start-glue-point="8" draw:end-shape="id529" draw:end-glue-point="10" svg:d="M27056 17680l-1634 2377" svg:viewBox="0 0 1635 2378">
          <text:p/>
        </draw:connector>
        <draw:frame draw:style-name="gr15" draw:text-style-name="P4" draw:layer="layout" svg:width="0.895cm" svg:height="0.962cm" svg:x="25.104cm" svg:y="17.787cm">
          <draw:text-box>
            <text:p>5</text:p>
          </draw:text-box>
        </draw:frame>
        <draw:connector draw:style-name="gr2" draw:text-style-name="P3" draw:layer="layout" draw:type="line" svg:x1="24.302cm" svg:y1="14.641cm" svg:x2="23.125cm" svg:y2="16.56cm" draw:start-shape="id531" draw:start-glue-point="7" draw:end-shape="id532" draw:end-glue-point="11" svg:d="M24302 14641l-1177 1919" svg:viewBox="0 0 1178 1920">
          <text:p/>
        </draw:connector>
        <draw:connector draw:style-name="gr2" draw:text-style-name="P3" draw:layer="layout" draw:type="line" svg:x1="22.6cm" svg:y1="16.343cm" svg:x2="21.114cm" svg:y2="14.115cm" draw:start-shape="id532" draw:start-glue-point="4" draw:end-shape="id527" draw:end-glue-point="10" svg:d="M22600 16343l-1486-2228" svg:viewBox="0 0 1487 2229">
          <text:p/>
        </draw:connector>
        <draw:frame draw:style-name="gr13" draw:text-style-name="P4" draw:layer="layout" svg:width="0.634cm" svg:height="0.962cm" svg:x="21.966cm" svg:y="14.773cm">
          <draw:text-box>
            <text:p>1</text:p>
          </draw:text-box>
        </draw:frame>
        <draw:custom-shape draw:style-name="gr18" draw:text-style-name="P10" xml:id="id533" draw:id="id533" draw:layer="layout" svg:width="2.2cm" svg:height="2.2cm" svg:x="1.403cm" svg:y="7.803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536" draw:id="id536" draw:layer="layout" svg:width="2.199cm" svg:height="2.2cm" svg:x="8.003cm" svg:y="7.803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4.602cm" svg:y="7.583cm">
          <text:p text:style-name="P1"><text:span text:style-name="T4">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34" draw:id="id534" draw:layer="layout" svg:width="2.2cm" svg:height="2.2cm" svg:x="4.703cm" svg:y="3.403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302cm" svg:y="3.403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535" draw:id="id535" draw:layer="layout" svg:width="2.2cm" svg:height="2.2cm" svg:x="4.703cm" svg:y="12.20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.2cm" svg:height="2.2cm" svg:x="11.082cm" svg:y="12.202cm">
          <text:p text:style-name="P1"><text:span text:style-name="T4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81cm" svg:y1="8.125cm" svg:x2="5.025cm" svg:y2="5.281cm" draw:start-shape="id533" draw:start-glue-point="11" draw:end-shape="id534" draw:end-glue-point="7" svg:d="M3281 8125l1744-2844" svg:viewBox="0 0 1745 2845">
          <text:p/>
        </draw:connector>
        <draw:connector draw:style-name="gr2" draw:text-style-name="P3" draw:layer="layout" draw:type="line" svg:x1="3.281cm" svg:y1="9.681cm" svg:x2="5.025cm" svg:y2="12.524cm" draw:start-shape="id533" draw:start-glue-point="9" draw:end-shape="id535" draw:end-glue-point="5" svg:d="M3281 9681l1744 2843" svg:viewBox="0 0 1745 2844">
          <text:p/>
        </draw:connector>
        <draw:frame draw:style-name="gr20" draw:text-style-name="P12" draw:layer="layout" svg:width="1.8cm" svg:height="1.038cm" svg:x="2.4cm" svg:y="6.162cm">
          <draw:text-box>
            <text:p><text:span text:style-name="T5">4/5</text:span></text:p>
          </draw:text-box>
        </draw:frame>
        <draw:frame draw:style-name="gr20" draw:text-style-name="P12" draw:layer="layout" svg:width="1.8cm" svg:height="1.038cm" svg:x="2.6cm" svg:y="11cm">
          <draw:text-box>
            <text:p><text:span text:style-name="T5">2/4</text:span></text:p>
          </draw:text-box>
        </draw:frame>
        <draw:connector draw:style-name="gr2" draw:text-style-name="P3" draw:layer="layout" draw:type="line" svg:x1="6.581cm" svg:y1="12.524cm" svg:x2="8.325cm" svg:y2="9.681cm" draw:start-shape="id535" draw:start-glue-point="11" draw:end-shape="id536" draw:end-glue-point="7" svg:d="M6581 12524l1744-2843" svg:viewBox="0 0 1745 2844">
          <text:p/>
        </draw:connector>
        <draw:connector draw:style-name="gr2" draw:text-style-name="P3" draw:layer="layout" draw:type="line" svg:x1="6.581cm" svg:y1="5.281cm" svg:x2="8.325cm" svg:y2="8.125cm" draw:start-shape="id534" draw:start-glue-point="9" draw:end-shape="id536" draw:end-glue-point="5" svg:d="M6581 5281l1744 2844" svg:viewBox="0 0 1745 2845">
          <text:p/>
        </draw:connector>
        <draw:frame draw:style-name="gr20" draw:text-style-name="P12" draw:layer="layout" svg:width="1.8cm" svg:height="1.038cm" svg:x="7.6cm" svg:y="6.162cm">
          <draw:text-box>
            <text:p><text:span text:style-name="T5">1/2</text:span></text:p>
          </draw:text-box>
        </draw:frame>
        <draw:frame draw:style-name="gr20" draw:text-style-name="P12" draw:layer="layout" svg:width="1.8cm" svg:height="1.038cm" svg:x="7.6cm" svg:y="11cm">
          <draw:text-box>
            <text:p><text:span text:style-name="T5">0/2</text:span></text:p>
          </draw:text-box>
        </draw:frame>
        <draw:frame draw:style-name="gr44" draw:text-style-name="P13" draw:layer="layout" svg:width="10.438cm" svg:height="2.384cm" svg:x="3.2cm" svg:y="16.816cm">
          <draw:text-box>
            <text:p text:style-name="P1">Não é possível chegar no vértice 6.</text:p>
            <text:p text:style-name="P1"/>
            <text:p text:style-name="P1">O fluxo máximo é 9!</text:p>
          </draw:text-box>
        </draw:frame>
        <presentation:notes draw:style-name="dp2">
          <draw:page-thumbnail draw:style-name="gr8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, 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21:30:02.245291687</meta:creation-date>
    <dc:date>2018-05-27T09:49:32.367116959</dc:date>
    <meta:editing-duration>PT36M58S</meta:editing-duration>
    <meta:editing-cycles>7</meta:editing-cycles>
    <meta:generator>LibreOffice/5.1.6.2$Linux_X86_64 LibreOffice_project/10m0$Build-2</meta:generator>
    <meta:document-statistic meta:object-count="2472"/>
  </office:meta>
</office:document-meta>
</file>